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mo" svg:font-family="Arimo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20-01-01</text:p>
          </table:table-cell>
          <table:table-cell office:value-type="float" office:value="91" calcext:value-type="float">
            <text:p>91</text:p>
          </table:table-cell>
          <table:table-cell office:value-type="float" office:value="1409440805" calcext:value-type="float">
            <text:p>1409440805</text:p>
          </table:table-cell>
          <table:table-cell table:formula="of:= [.C1]/1000000000" office:value-type="float" office:value="1.409440805" calcext:value-type="float">
            <text:p>1.409440805</text:p>
          </table:table-cell>
        </table:table-row>
        <table:table-row table:style-name="ro1">
          <table:table-cell office:value-type="string" calcext:value-type="string">
            <text:p>2020-01-02</text:p>
          </table:table-cell>
          <table:table-cell office:value-type="float" office:value="85" calcext:value-type="float">
            <text:p>85</text:p>
          </table:table-cell>
          <table:table-cell office:value-type="float" office:value="539722003" calcext:value-type="float">
            <text:p>539722003</text:p>
          </table:table-cell>
          <table:table-cell table:formula="of:= [.C2]/1000000000" office:value-type="float" office:value="0.539722003" calcext:value-type="float">
            <text:p>0.539722003</text:p>
          </table:table-cell>
        </table:table-row>
        <table:table-row table:style-name="ro1">
          <table:table-cell office:value-type="string" calcext:value-type="string">
            <text:p>2020-01-03</text:p>
          </table:table-cell>
          <table:table-cell office:value-type="float" office:value="91" calcext:value-type="float">
            <text:p>91</text:p>
          </table:table-cell>
          <table:table-cell office:value-type="float" office:value="627974235" calcext:value-type="float">
            <text:p>627974235</text:p>
          </table:table-cell>
          <table:table-cell table:formula="of:= [.C3]/1000000000" office:value-type="float" office:value="0.627974235" calcext:value-type="float">
            <text:p>0.627974235</text:p>
          </table:table-cell>
        </table:table-row>
        <table:table-row table:style-name="ro1">
          <table:table-cell office:value-type="string" calcext:value-type="string">
            <text:p>2020-01-04</text:p>
          </table:table-cell>
          <table:table-cell office:value-type="float" office:value="80" calcext:value-type="float">
            <text:p>80</text:p>
          </table:table-cell>
          <table:table-cell office:value-type="float" office:value="478938716" calcext:value-type="float">
            <text:p>478938716</text:p>
          </table:table-cell>
          <table:table-cell table:formula="of:= [.C4]/1000000000" office:value-type="float" office:value="0.478938716" calcext:value-type="float">
            <text:p>0.478938716</text:p>
          </table:table-cell>
        </table:table-row>
        <table:table-row table:style-name="ro1">
          <table:table-cell office:value-type="string" calcext:value-type="string">
            <text:p>2020-01-05</text:p>
          </table:table-cell>
          <table:table-cell office:value-type="float" office:value="92" calcext:value-type="float">
            <text:p>92</text:p>
          </table:table-cell>
          <table:table-cell office:value-type="float" office:value="573112469" calcext:value-type="float">
            <text:p>573112469</text:p>
          </table:table-cell>
          <table:table-cell table:formula="of:= [.C5]/1000000000" office:value-type="float" office:value="0.573112469" calcext:value-type="float">
            <text:p>0.573112469</text:p>
          </table:table-cell>
        </table:table-row>
        <table:table-row table:style-name="ro1">
          <table:table-cell office:value-type="string" calcext:value-type="string">
            <text:p>2020-01-06</text:p>
          </table:table-cell>
          <table:table-cell office:value-type="float" office:value="88" calcext:value-type="float">
            <text:p>88</text:p>
          </table:table-cell>
          <table:table-cell office:value-type="float" office:value="494354669" calcext:value-type="float">
            <text:p>494354669</text:p>
          </table:table-cell>
          <table:table-cell table:formula="of:= [.C6]/1000000000" office:value-type="float" office:value="0.494354669" calcext:value-type="float">
            <text:p>0.494354669</text:p>
          </table:table-cell>
        </table:table-row>
        <table:table-row table:style-name="ro1">
          <table:table-cell office:value-type="string" calcext:value-type="string">
            <text:p>2020-01-07</text:p>
          </table:table-cell>
          <table:table-cell office:value-type="float" office:value="98" calcext:value-type="float">
            <text:p>98</text:p>
          </table:table-cell>
          <table:table-cell office:value-type="float" office:value="3221892612" calcext:value-type="float">
            <text:p>3221892612</text:p>
          </table:table-cell>
          <table:table-cell table:formula="of:= [.C7]/1000000000" office:value-type="float" office:value="3.221892612" calcext:value-type="float">
            <text:p>3.221892612</text:p>
          </table:table-cell>
        </table:table-row>
        <table:table-row table:style-name="ro1">
          <table:table-cell office:value-type="string" calcext:value-type="string">
            <text:p>2020-01-08</text:p>
          </table:table-cell>
          <table:table-cell office:value-type="float" office:value="94" calcext:value-type="float">
            <text:p>94</text:p>
          </table:table-cell>
          <table:table-cell office:value-type="float" office:value="658810435" calcext:value-type="float">
            <text:p>658810435</text:p>
          </table:table-cell>
          <table:table-cell table:formula="of:= [.C8]/1000000000" office:value-type="float" office:value="0.658810435" calcext:value-type="float">
            <text:p>0.658810435</text:p>
          </table:table-cell>
        </table:table-row>
        <table:table-row table:style-name="ro1">
          <table:table-cell office:value-type="string" calcext:value-type="string">
            <text:p>2020-01-09</text:p>
          </table:table-cell>
          <table:table-cell office:value-type="float" office:value="82" calcext:value-type="float">
            <text:p>82</text:p>
          </table:table-cell>
          <table:table-cell office:value-type="float" office:value="432722660" calcext:value-type="float">
            <text:p>432722660</text:p>
          </table:table-cell>
          <table:table-cell table:formula="of:= [.C9]/1000000000" office:value-type="float" office:value="0.43272266" calcext:value-type="float">
            <text:p>0.43272266</text:p>
          </table:table-cell>
        </table:table-row>
        <table:table-row table:style-name="ro1">
          <table:table-cell office:value-type="string" calcext:value-type="string">
            <text:p>2020-01-10</text:p>
          </table:table-cell>
          <table:table-cell office:value-type="float" office:value="94" calcext:value-type="float">
            <text:p>94</text:p>
          </table:table-cell>
          <table:table-cell office:value-type="float" office:value="1638634877" calcext:value-type="float">
            <text:p>1638634877</text:p>
          </table:table-cell>
          <table:table-cell table:formula="of:= [.C10]/1000000000" office:value-type="float" office:value="1.638634877" calcext:value-type="float">
            <text:p>1.638634877</text:p>
          </table:table-cell>
        </table:table-row>
        <table:table-row table:style-name="ro1">
          <table:table-cell office:value-type="string" calcext:value-type="string">
            <text:p>2020-01-11</text:p>
          </table:table-cell>
          <table:table-cell office:value-type="float" office:value="89" calcext:value-type="float">
            <text:p>89</text:p>
          </table:table-cell>
          <table:table-cell office:value-type="float" office:value="596017976" calcext:value-type="float">
            <text:p>596017976</text:p>
          </table:table-cell>
          <table:table-cell table:formula="of:= [.C11]/1000000000" office:value-type="float" office:value="0.596017976" calcext:value-type="float">
            <text:p>0.596017976</text:p>
          </table:table-cell>
        </table:table-row>
        <table:table-row table:style-name="ro1">
          <table:table-cell office:value-type="string" calcext:value-type="string">
            <text:p>2020-01-12</text:p>
          </table:table-cell>
          <table:table-cell office:value-type="float" office:value="89" calcext:value-type="float">
            <text:p>89</text:p>
          </table:table-cell>
          <table:table-cell office:value-type="float" office:value="740014290" calcext:value-type="float">
            <text:p>740014290</text:p>
          </table:table-cell>
          <table:table-cell table:formula="of:= [.C12]/1000000000" office:value-type="float" office:value="0.74001429" calcext:value-type="float">
            <text:p>0.74001429</text:p>
          </table:table-cell>
        </table:table-row>
        <table:table-row table:style-name="ro1">
          <table:table-cell office:value-type="string" calcext:value-type="string">
            <text:p>2020-01-13</text:p>
          </table:table-cell>
          <table:table-cell office:value-type="float" office:value="86" calcext:value-type="float">
            <text:p>86</text:p>
          </table:table-cell>
          <table:table-cell office:value-type="float" office:value="367636671" calcext:value-type="float">
            <text:p>367636671</text:p>
          </table:table-cell>
          <table:table-cell table:formula="of:= [.C13]/1000000000" office:value-type="float" office:value="0.367636671" calcext:value-type="float">
            <text:p>0.367636671</text:p>
          </table:table-cell>
        </table:table-row>
        <table:table-row table:style-name="ro1">
          <table:table-cell office:value-type="string" calcext:value-type="string">
            <text:p>2020-01-14</text:p>
          </table:table-cell>
          <table:table-cell office:value-type="float" office:value="91" calcext:value-type="float">
            <text:p>91</text:p>
          </table:table-cell>
          <table:table-cell office:value-type="float" office:value="397199930" calcext:value-type="float">
            <text:p>397199930</text:p>
          </table:table-cell>
          <table:table-cell table:formula="of:= [.C14]/1000000000" office:value-type="float" office:value="0.39719993" calcext:value-type="float">
            <text:p>0.39719993</text:p>
          </table:table-cell>
        </table:table-row>
        <table:table-row table:style-name="ro1">
          <table:table-cell office:value-type="string" calcext:value-type="string">
            <text:p>2020-01-15</text:p>
          </table:table-cell>
          <table:table-cell office:value-type="float" office:value="88" calcext:value-type="float">
            <text:p>88</text:p>
          </table:table-cell>
          <table:table-cell office:value-type="float" office:value="384949350" calcext:value-type="float">
            <text:p>384949350</text:p>
          </table:table-cell>
          <table:table-cell table:formula="of:= [.C15]/1000000000" office:value-type="float" office:value="0.38494935" calcext:value-type="float">
            <text:p>0.38494935</text:p>
          </table:table-cell>
        </table:table-row>
        <table:table-row table:style-name="ro1">
          <table:table-cell office:value-type="string" calcext:value-type="string">
            <text:p>2020-01-16</text:p>
          </table:table-cell>
          <table:table-cell office:value-type="float" office:value="86" calcext:value-type="float">
            <text:p>86</text:p>
          </table:table-cell>
          <table:table-cell office:value-type="float" office:value="432122498" calcext:value-type="float">
            <text:p>432122498</text:p>
          </table:table-cell>
          <table:table-cell table:formula="of:= [.C16]/1000000000" office:value-type="float" office:value="0.432122498" calcext:value-type="float">
            <text:p>0.432122498</text:p>
          </table:table-cell>
        </table:table-row>
        <table:table-row table:style-name="ro1">
          <table:table-cell office:value-type="string" calcext:value-type="string">
            <text:p>2020-01-17</text:p>
          </table:table-cell>
          <table:table-cell office:value-type="float" office:value="79" calcext:value-type="float">
            <text:p>79</text:p>
          </table:table-cell>
          <table:table-cell office:value-type="float" office:value="379248923" calcext:value-type="float">
            <text:p>379248923</text:p>
          </table:table-cell>
          <table:table-cell table:formula="of:= [.C17]/1000000000" office:value-type="float" office:value="0.379248923" calcext:value-type="float">
            <text:p>0.379248923</text:p>
          </table:table-cell>
        </table:table-row>
        <table:table-row table:style-name="ro1">
          <table:table-cell office:value-type="string" calcext:value-type="string">
            <text:p>2020-01-18</text:p>
          </table:table-cell>
          <table:table-cell office:value-type="float" office:value="76" calcext:value-type="float">
            <text:p>76</text:p>
          </table:table-cell>
          <table:table-cell office:value-type="float" office:value="530657851" calcext:value-type="float">
            <text:p>530657851</text:p>
          </table:table-cell>
          <table:table-cell table:formula="of:= [.C18]/1000000000" office:value-type="float" office:value="0.530657851" calcext:value-type="float">
            <text:p>0.530657851</text:p>
          </table:table-cell>
        </table:table-row>
        <table:table-row table:style-name="ro1">
          <table:table-cell office:value-type="string" calcext:value-type="string">
            <text:p>2020-01-19</text:p>
          </table:table-cell>
          <table:table-cell office:value-type="float" office:value="90" calcext:value-type="float">
            <text:p>90</text:p>
          </table:table-cell>
          <table:table-cell office:value-type="float" office:value="625973081" calcext:value-type="float">
            <text:p>625973081</text:p>
          </table:table-cell>
          <table:table-cell table:formula="of:= [.C19]/1000000000" office:value-type="float" office:value="0.625973081" calcext:value-type="float">
            <text:p>0.625973081</text:p>
          </table:table-cell>
        </table:table-row>
        <table:table-row table:style-name="ro1">
          <table:table-cell office:value-type="string" calcext:value-type="string">
            <text:p>2020-01-20</text:p>
          </table:table-cell>
          <table:table-cell office:value-type="float" office:value="99" calcext:value-type="float">
            <text:p>99</text:p>
          </table:table-cell>
          <table:table-cell office:value-type="float" office:value="1320860441" calcext:value-type="float">
            <text:p>1320860441</text:p>
          </table:table-cell>
          <table:table-cell table:formula="of:= [.C20]/1000000000" office:value-type="float" office:value="1.320860441" calcext:value-type="float">
            <text:p>1.320860441</text:p>
          </table:table-cell>
        </table:table-row>
        <table:table-row table:style-name="ro1">
          <table:table-cell office:value-type="string" calcext:value-type="string">
            <text:p>2020-01-21</text:p>
          </table:table-cell>
          <table:table-cell office:value-type="float" office:value="92" calcext:value-type="float">
            <text:p>92</text:p>
          </table:table-cell>
          <table:table-cell office:value-type="float" office:value="411266181" calcext:value-type="float">
            <text:p>411266181</text:p>
          </table:table-cell>
          <table:table-cell table:formula="of:= [.C21]/1000000000" office:value-type="float" office:value="0.411266181" calcext:value-type="float">
            <text:p>0.411266181</text:p>
          </table:table-cell>
        </table:table-row>
        <table:table-row table:style-name="ro1">
          <table:table-cell office:value-type="string" calcext:value-type="string">
            <text:p>2020-01-22</text:p>
          </table:table-cell>
          <table:table-cell office:value-type="float" office:value="86" calcext:value-type="float">
            <text:p>86</text:p>
          </table:table-cell>
          <table:table-cell office:value-type="float" office:value="438904507" calcext:value-type="float">
            <text:p>438904507</text:p>
          </table:table-cell>
          <table:table-cell table:formula="of:= [.C22]/1000000000" office:value-type="float" office:value="0.438904507" calcext:value-type="float">
            <text:p>0.438904507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office:value-type="float" office:value="91" calcext:value-type="float">
            <text:p>91</text:p>
          </table:table-cell>
          <table:table-cell office:value-type="float" office:value="413589108" calcext:value-type="float">
            <text:p>413589108</text:p>
          </table:table-cell>
          <table:table-cell table:formula="of:= [.C23]/1000000000" office:value-type="float" office:value="0.413589108" calcext:value-type="float">
            <text:p>0.413589108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office:value-type="float" office:value="82" calcext:value-type="float">
            <text:p>82</text:p>
          </table:table-cell>
          <table:table-cell office:value-type="float" office:value="442943266" calcext:value-type="float">
            <text:p>442943266</text:p>
          </table:table-cell>
          <table:table-cell table:formula="of:= [.C24]/1000000000" office:value-type="float" office:value="0.442943266" calcext:value-type="float">
            <text:p>0.442943266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office:value-type="float" office:value="89" calcext:value-type="float">
            <text:p>89</text:p>
          </table:table-cell>
          <table:table-cell office:value-type="float" office:value="439575465" calcext:value-type="float">
            <text:p>439575465</text:p>
          </table:table-cell>
          <table:table-cell table:formula="of:= [.C25]/1000000000" office:value-type="float" office:value="0.439575465" calcext:value-type="float">
            <text:p>0.439575465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office:value-type="float" office:value="91" calcext:value-type="float">
            <text:p>91</text:p>
          </table:table-cell>
          <table:table-cell office:value-type="float" office:value="536390626" calcext:value-type="float">
            <text:p>536390626</text:p>
          </table:table-cell>
          <table:table-cell table:formula="of:= [.C26]/1000000000" office:value-type="float" office:value="0.536390626" calcext:value-type="float">
            <text:p>0.536390626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86" calcext:value-type="float">
            <text:p>86</text:p>
          </table:table-cell>
          <table:table-cell office:value-type="float" office:value="2440655001" calcext:value-type="float">
            <text:p>2440655001</text:p>
          </table:table-cell>
          <table:table-cell table:formula="of:= [.C27]/1000000000" office:value-type="float" office:value="2.440655001" calcext:value-type="float">
            <text:p>2.440655001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office:value-type="float" office:value="80" calcext:value-type="float">
            <text:p>80</text:p>
          </table:table-cell>
          <table:table-cell office:value-type="float" office:value="1061675608" calcext:value-type="float">
            <text:p>1061675608</text:p>
          </table:table-cell>
          <table:table-cell table:formula="of:= [.C28]/1000000000" office:value-type="float" office:value="1.061675608" calcext:value-type="float">
            <text:p>1.061675608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office:value-type="float" office:value="97" calcext:value-type="float">
            <text:p>97</text:p>
          </table:table-cell>
          <table:table-cell office:value-type="float" office:value="406349116" calcext:value-type="float">
            <text:p>406349116</text:p>
          </table:table-cell>
          <table:table-cell table:formula="of:= [.C29]/1000000000" office:value-type="float" office:value="0.406349116" calcext:value-type="float">
            <text:p>0.406349116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office:value-type="float" office:value="95" calcext:value-type="float">
            <text:p>95</text:p>
          </table:table-cell>
          <table:table-cell office:value-type="float" office:value="517087810" calcext:value-type="float">
            <text:p>517087810</text:p>
          </table:table-cell>
          <table:table-cell table:formula="of:= [.C30]/1000000000" office:value-type="float" office:value="0.51708781" calcext:value-type="float">
            <text:p>0.51708781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office:value-type="float" office:value="91" calcext:value-type="float">
            <text:p>91</text:p>
          </table:table-cell>
          <table:table-cell office:value-type="float" office:value="718328059" calcext:value-type="float">
            <text:p>718328059</text:p>
          </table:table-cell>
          <table:table-cell table:formula="of:= [.C31]/1000000000" office:value-type="float" office:value="0.718328059" calcext:value-type="float">
            <text:p>0.718328059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office:value-type="float" office:value="88" calcext:value-type="float">
            <text:p>88</text:p>
          </table:table-cell>
          <table:table-cell office:value-type="float" office:value="398946905" calcext:value-type="float">
            <text:p>398946905</text:p>
          </table:table-cell>
          <table:table-cell table:formula="of:= [.C32]/1000000000" office:value-type="float" office:value="0.398946905" calcext:value-type="float">
            <text:p>0.398946905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office:value-type="float" office:value="84" calcext:value-type="float">
            <text:p>84</text:p>
          </table:table-cell>
          <table:table-cell office:value-type="float" office:value="389085726" calcext:value-type="float">
            <text:p>389085726</text:p>
          </table:table-cell>
          <table:table-cell table:formula="of:= [.C33]/1000000000" office:value-type="float" office:value="0.389085726" calcext:value-type="float">
            <text:p>0.389085726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90" calcext:value-type="float">
            <text:p>90</text:p>
          </table:table-cell>
          <table:table-cell office:value-type="float" office:value="603256693" calcext:value-type="float">
            <text:p>603256693</text:p>
          </table:table-cell>
          <table:table-cell table:formula="of:= [.C34]/1000000000" office:value-type="float" office:value="0.603256693" calcext:value-type="float">
            <text:p>0.603256693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office:value-type="float" office:value="90" calcext:value-type="float">
            <text:p>90</text:p>
          </table:table-cell>
          <table:table-cell office:value-type="float" office:value="360462037" calcext:value-type="float">
            <text:p>360462037</text:p>
          </table:table-cell>
          <table:table-cell table:formula="of:= [.C35]/1000000000" office:value-type="float" office:value="0.360462037" calcext:value-type="float">
            <text:p>0.360462037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office:value-type="float" office:value="89" calcext:value-type="float">
            <text:p>89</text:p>
          </table:table-cell>
          <table:table-cell office:value-type="float" office:value="2986211157" calcext:value-type="float">
            <text:p>2986211157</text:p>
          </table:table-cell>
          <table:table-cell table:formula="of:= [.C36]/1000000000" office:value-type="float" office:value="2.986211157" calcext:value-type="float">
            <text:p>2.986211157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office:value-type="float" office:value="90" calcext:value-type="float">
            <text:p>90</text:p>
          </table:table-cell>
          <table:table-cell office:value-type="float" office:value="368790956" calcext:value-type="float">
            <text:p>368790956</text:p>
          </table:table-cell>
          <table:table-cell table:formula="of:= [.C37]/1000000000" office:value-type="float" office:value="0.368790956" calcext:value-type="float">
            <text:p>0.368790956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office:value-type="float" office:value="90" calcext:value-type="float">
            <text:p>90</text:p>
          </table:table-cell>
          <table:table-cell office:value-type="float" office:value="372000715" calcext:value-type="float">
            <text:p>372000715</text:p>
          </table:table-cell>
          <table:table-cell table:formula="of:= [.C38]/1000000000" office:value-type="float" office:value="0.372000715" calcext:value-type="float">
            <text:p>0.372000715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office:value-type="float" office:value="82" calcext:value-type="float">
            <text:p>82</text:p>
          </table:table-cell>
          <table:table-cell office:value-type="float" office:value="356106120" calcext:value-type="float">
            <text:p>356106120</text:p>
          </table:table-cell>
          <table:table-cell table:formula="of:= [.C39]/1000000000" office:value-type="float" office:value="0.35610612" calcext:value-type="float">
            <text:p>0.35610612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office:value-type="float" office:value="95" calcext:value-type="float">
            <text:p>95</text:p>
          </table:table-cell>
          <table:table-cell office:value-type="float" office:value="1013697373" calcext:value-type="float">
            <text:p>1013697373</text:p>
          </table:table-cell>
          <table:table-cell table:formula="of:= [.C40]/1000000000" office:value-type="float" office:value="1.013697373" calcext:value-type="float">
            <text:p>1.013697373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80" calcext:value-type="float">
            <text:p>80</text:p>
          </table:table-cell>
          <table:table-cell office:value-type="float" office:value="366281401" calcext:value-type="float">
            <text:p>366281401</text:p>
          </table:table-cell>
          <table:table-cell table:formula="of:= [.C41]/1000000000" office:value-type="float" office:value="0.366281401" calcext:value-type="float">
            <text:p>0.366281401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office:value-type="float" office:value="91" calcext:value-type="float">
            <text:p>91</text:p>
          </table:table-cell>
          <table:table-cell office:value-type="float" office:value="312921271" calcext:value-type="float">
            <text:p>312921271</text:p>
          </table:table-cell>
          <table:table-cell table:formula="of:= [.C42]/1000000000" office:value-type="float" office:value="0.312921271" calcext:value-type="float">
            <text:p>0.312921271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office:value-type="float" office:value="84" calcext:value-type="float">
            <text:p>84</text:p>
          </table:table-cell>
          <table:table-cell office:value-type="float" office:value="329294621" calcext:value-type="float">
            <text:p>329294621</text:p>
          </table:table-cell>
          <table:table-cell table:formula="of:= [.C43]/1000000000" office:value-type="float" office:value="0.329294621" calcext:value-type="float">
            <text:p>0.329294621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office:value-type="float" office:value="94" calcext:value-type="float">
            <text:p>94</text:p>
          </table:table-cell>
          <table:table-cell office:value-type="float" office:value="322826330" calcext:value-type="float">
            <text:p>322826330</text:p>
          </table:table-cell>
          <table:table-cell table:formula="of:= [.C44]/1000000000" office:value-type="float" office:value="0.32282633" calcext:value-type="float">
            <text:p>0.32282633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office:value-type="float" office:value="92" calcext:value-type="float">
            <text:p>92</text:p>
          </table:table-cell>
          <table:table-cell office:value-type="float" office:value="601504085" calcext:value-type="float">
            <text:p>601504085</text:p>
          </table:table-cell>
          <table:table-cell table:formula="of:= [.C45]/1000000000" office:value-type="float" office:value="0.601504085" calcext:value-type="float">
            <text:p>0.601504085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office:value-type="float" office:value="85" calcext:value-type="float">
            <text:p>85</text:p>
          </table:table-cell>
          <table:table-cell office:value-type="float" office:value="354020982" calcext:value-type="float">
            <text:p>354020982</text:p>
          </table:table-cell>
          <table:table-cell table:formula="of:= [.C46]/1000000000" office:value-type="float" office:value="0.354020982" calcext:value-type="float">
            <text:p>0.354020982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office:value-type="float" office:value="92" calcext:value-type="float">
            <text:p>92</text:p>
          </table:table-cell>
          <table:table-cell office:value-type="float" office:value="608708333" calcext:value-type="float">
            <text:p>608708333</text:p>
          </table:table-cell>
          <table:table-cell table:formula="of:= [.C47]/1000000000" office:value-type="float" office:value="0.608708333" calcext:value-type="float">
            <text:p>0.608708333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82" calcext:value-type="float">
            <text:p>82</text:p>
          </table:table-cell>
          <table:table-cell office:value-type="float" office:value="345502552" calcext:value-type="float">
            <text:p>345502552</text:p>
          </table:table-cell>
          <table:table-cell table:formula="of:= [.C48]/1000000000" office:value-type="float" office:value="0.345502552" calcext:value-type="float">
            <text:p>0.345502552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office:value-type="float" office:value="87" calcext:value-type="float">
            <text:p>87</text:p>
          </table:table-cell>
          <table:table-cell office:value-type="float" office:value="546404979" calcext:value-type="float">
            <text:p>546404979</text:p>
          </table:table-cell>
          <table:table-cell table:formula="of:= [.C49]/1000000000" office:value-type="float" office:value="0.546404979" calcext:value-type="float">
            <text:p>0.546404979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office:value-type="float" office:value="92" calcext:value-type="float">
            <text:p>92</text:p>
          </table:table-cell>
          <table:table-cell office:value-type="float" office:value="510473119" calcext:value-type="float">
            <text:p>510473119</text:p>
          </table:table-cell>
          <table:table-cell table:formula="of:= [.C50]/1000000000" office:value-type="float" office:value="0.510473119" calcext:value-type="float">
            <text:p>0.510473119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office:value-type="float" office:value="101" calcext:value-type="float">
            <text:p>101</text:p>
          </table:table-cell>
          <table:table-cell office:value-type="float" office:value="2065602936" calcext:value-type="float">
            <text:p>2065602936</text:p>
          </table:table-cell>
          <table:table-cell table:formula="of:= [.C51]/1000000000" office:value-type="float" office:value="2.065602936" calcext:value-type="float">
            <text:p>2.065602936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office:value-type="float" office:value="81" calcext:value-type="float">
            <text:p>81</text:p>
          </table:table-cell>
          <table:table-cell office:value-type="float" office:value="1378531203" calcext:value-type="float">
            <text:p>1378531203</text:p>
          </table:table-cell>
          <table:table-cell table:formula="of:= [.C52]/1000000000" office:value-type="float" office:value="1.378531203" calcext:value-type="float">
            <text:p>1.378531203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office:value-type="float" office:value="81" calcext:value-type="float">
            <text:p>81</text:p>
          </table:table-cell>
          <table:table-cell office:value-type="float" office:value="390377512" calcext:value-type="float">
            <text:p>390377512</text:p>
          </table:table-cell>
          <table:table-cell table:formula="of:= [.C53]/1000000000" office:value-type="float" office:value="0.390377512" calcext:value-type="float">
            <text:p>0.390377512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office:value-type="float" office:value="90" calcext:value-type="float">
            <text:p>90</text:p>
          </table:table-cell>
          <table:table-cell office:value-type="float" office:value="459148264" calcext:value-type="float">
            <text:p>459148264</text:p>
          </table:table-cell>
          <table:table-cell table:formula="of:= [.C54]/1000000000" office:value-type="float" office:value="0.459148264" calcext:value-type="float">
            <text:p>0.459148264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94" calcext:value-type="float">
            <text:p>94</text:p>
          </table:table-cell>
          <table:table-cell office:value-type="float" office:value="1128191466" calcext:value-type="float">
            <text:p>1128191466</text:p>
          </table:table-cell>
          <table:table-cell table:formula="of:= [.C55]/1000000000" office:value-type="float" office:value="1.128191466" calcext:value-type="float">
            <text:p>1.128191466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office:value-type="float" office:value="80" calcext:value-type="float">
            <text:p>80</text:p>
          </table:table-cell>
          <table:table-cell office:value-type="float" office:value="371577341" calcext:value-type="float">
            <text:p>371577341</text:p>
          </table:table-cell>
          <table:table-cell table:formula="of:= [.C56]/1000000000" office:value-type="float" office:value="0.371577341" calcext:value-type="float">
            <text:p>0.371577341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office:value-type="float" office:value="82" calcext:value-type="float">
            <text:p>82</text:p>
          </table:table-cell>
          <table:table-cell office:value-type="float" office:value="316409575" calcext:value-type="float">
            <text:p>316409575</text:p>
          </table:table-cell>
          <table:table-cell table:formula="of:= [.C57]/1000000000" office:value-type="float" office:value="0.316409575" calcext:value-type="float">
            <text:p>0.316409575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office:value-type="float" office:value="94" calcext:value-type="float">
            <text:p>94</text:p>
          </table:table-cell>
          <table:table-cell office:value-type="float" office:value="314254667" calcext:value-type="float">
            <text:p>314254667</text:p>
          </table:table-cell>
          <table:table-cell table:formula="of:= [.C58]/1000000000" office:value-type="float" office:value="0.314254667" calcext:value-type="float">
            <text:p>0.314254667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office:value-type="float" office:value="91" calcext:value-type="float">
            <text:p>91</text:p>
          </table:table-cell>
          <table:table-cell office:value-type="float" office:value="64559016898" calcext:value-type="float">
            <text:p>64559016898</text:p>
          </table:table-cell>
          <table:table-cell table:formula="of:= [.C59]/1000000000" office:value-type="float" office:value="64.559016898" calcext:value-type="float">
            <text:p>64.559016898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office:value-type="float" office:value="88" calcext:value-type="float">
            <text:p>88</text:p>
          </table:table-cell>
          <table:table-cell office:value-type="float" office:value="2658029026" calcext:value-type="float">
            <text:p>2658029026</text:p>
          </table:table-cell>
          <table:table-cell table:formula="of:= [.C60]/1000000000" office:value-type="float" office:value="2.658029026" calcext:value-type="float">
            <text:p>2.658029026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office:value-type="float" office:value="88" calcext:value-type="float">
            <text:p>88</text:p>
          </table:table-cell>
          <table:table-cell office:value-type="float" office:value="342679930" calcext:value-type="float">
            <text:p>342679930</text:p>
          </table:table-cell>
          <table:table-cell table:formula="of:= [.C61]/1000000000" office:value-type="float" office:value="0.34267993" calcext:value-type="float">
            <text:p>0.34267993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88" calcext:value-type="float">
            <text:p>88</text:p>
          </table:table-cell>
          <table:table-cell office:value-type="float" office:value="394837075" calcext:value-type="float">
            <text:p>394837075</text:p>
          </table:table-cell>
          <table:table-cell table:formula="of:= [.C62]/1000000000" office:value-type="float" office:value="0.394837075" calcext:value-type="float">
            <text:p>0.394837075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office:value-type="float" office:value="90" calcext:value-type="float">
            <text:p>90</text:p>
          </table:table-cell>
          <table:table-cell office:value-type="float" office:value="453816689" calcext:value-type="float">
            <text:p>453816689</text:p>
          </table:table-cell>
          <table:table-cell table:formula="of:= [.C63]/1000000000" office:value-type="float" office:value="0.453816689" calcext:value-type="float">
            <text:p>0.453816689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office:value-type="float" office:value="80" calcext:value-type="float">
            <text:p>80</text:p>
          </table:table-cell>
          <table:table-cell office:value-type="float" office:value="339758176" calcext:value-type="float">
            <text:p>339758176</text:p>
          </table:table-cell>
          <table:table-cell table:formula="of:= [.C64]/1000000000" office:value-type="float" office:value="0.339758176" calcext:value-type="float">
            <text:p>0.339758176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office:value-type="float" office:value="86" calcext:value-type="float">
            <text:p>86</text:p>
          </table:table-cell>
          <table:table-cell office:value-type="float" office:value="1400414406" calcext:value-type="float">
            <text:p>1400414406</text:p>
          </table:table-cell>
          <table:table-cell table:formula="of:= [.C65]/1000000000" office:value-type="float" office:value="1.400414406" calcext:value-type="float">
            <text:p>1.400414406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office:value-type="float" office:value="92" calcext:value-type="float">
            <text:p>92</text:p>
          </table:table-cell>
          <table:table-cell office:value-type="float" office:value="459426993" calcext:value-type="float">
            <text:p>459426993</text:p>
          </table:table-cell>
          <table:table-cell table:formula="of:= [.C66]/1000000000" office:value-type="float" office:value="0.459426993" calcext:value-type="float">
            <text:p>0.459426993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office:value-type="float" office:value="85" calcext:value-type="float">
            <text:p>85</text:p>
          </table:table-cell>
          <table:table-cell office:value-type="float" office:value="350222384" calcext:value-type="float">
            <text:p>350222384</text:p>
          </table:table-cell>
          <table:table-cell table:formula="of:= [.C67]/1000000000" office:value-type="float" office:value="0.350222384" calcext:value-type="float">
            <text:p>0.350222384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office:value-type="float" office:value="88" calcext:value-type="float">
            <text:p>88</text:p>
          </table:table-cell>
          <table:table-cell office:value-type="float" office:value="369477920" calcext:value-type="float">
            <text:p>369477920</text:p>
          </table:table-cell>
          <table:table-cell table:formula="of:= [.C68]/1000000000" office:value-type="float" office:value="0.36947792" calcext:value-type="float">
            <text:p>0.36947792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94" calcext:value-type="float">
            <text:p>94</text:p>
          </table:table-cell>
          <table:table-cell office:value-type="float" office:value="345655087" calcext:value-type="float">
            <text:p>345655087</text:p>
          </table:table-cell>
          <table:table-cell table:formula="of:= [.C69]/1000000000" office:value-type="float" office:value="0.345655087" calcext:value-type="float">
            <text:p>0.345655087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office:value-type="float" office:value="91" calcext:value-type="float">
            <text:p>91</text:p>
          </table:table-cell>
          <table:table-cell office:value-type="float" office:value="399368951" calcext:value-type="float">
            <text:p>399368951</text:p>
          </table:table-cell>
          <table:table-cell table:formula="of:= [.C70]/1000000000" office:value-type="float" office:value="0.399368951" calcext:value-type="float">
            <text:p>0.399368951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office:value-type="float" office:value="89" calcext:value-type="float">
            <text:p>89</text:p>
          </table:table-cell>
          <table:table-cell office:value-type="float" office:value="592200022" calcext:value-type="float">
            <text:p>592200022</text:p>
          </table:table-cell>
          <table:table-cell table:formula="of:= [.C71]/1000000000" office:value-type="float" office:value="0.592200022" calcext:value-type="float">
            <text:p>0.592200022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office:value-type="float" office:value="78" calcext:value-type="float">
            <text:p>78</text:p>
          </table:table-cell>
          <table:table-cell office:value-type="float" office:value="369937100" calcext:value-type="float">
            <text:p>369937100</text:p>
          </table:table-cell>
          <table:table-cell table:formula="of:= [.C72]/1000000000" office:value-type="float" office:value="0.3699371" calcext:value-type="float">
            <text:p>0.3699371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office:value-type="float" office:value="88" calcext:value-type="float">
            <text:p>88</text:p>
          </table:table-cell>
          <table:table-cell office:value-type="float" office:value="404524619" calcext:value-type="float">
            <text:p>404524619</text:p>
          </table:table-cell>
          <table:table-cell table:formula="of:= [.C73]/1000000000" office:value-type="float" office:value="0.404524619" calcext:value-type="float">
            <text:p>0.404524619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92" calcext:value-type="float">
            <text:p>92</text:p>
          </table:table-cell>
          <table:table-cell office:value-type="float" office:value="457578513" calcext:value-type="float">
            <text:p>457578513</text:p>
          </table:table-cell>
          <table:table-cell table:formula="of:= [.C74]/1000000000" office:value-type="float" office:value="0.457578513" calcext:value-type="float">
            <text:p>0.457578513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96" calcext:value-type="float">
            <text:p>96</text:p>
          </table:table-cell>
          <table:table-cell office:value-type="float" office:value="3060876295" calcext:value-type="float">
            <text:p>3060876295</text:p>
          </table:table-cell>
          <table:table-cell table:formula="of:= [.C75]/1000000000" office:value-type="float" office:value="3.060876295" calcext:value-type="float">
            <text:p>3.060876295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84" calcext:value-type="float">
            <text:p>84</text:p>
          </table:table-cell>
          <table:table-cell office:value-type="float" office:value="358554904" calcext:value-type="float">
            <text:p>358554904</text:p>
          </table:table-cell>
          <table:table-cell table:formula="of:= [.C76]/1000000000" office:value-type="float" office:value="0.358554904" calcext:value-type="float">
            <text:p>0.358554904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99" calcext:value-type="float">
            <text:p>99</text:p>
          </table:table-cell>
          <table:table-cell office:value-type="float" office:value="461419139" calcext:value-type="float">
            <text:p>461419139</text:p>
          </table:table-cell>
          <table:table-cell table:formula="of:= [.C77]/1000000000" office:value-type="float" office:value="0.461419139" calcext:value-type="float">
            <text:p>0.461419139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84" calcext:value-type="float">
            <text:p>84</text:p>
          </table:table-cell>
          <table:table-cell office:value-type="float" office:value="517266129" calcext:value-type="float">
            <text:p>517266129</text:p>
          </table:table-cell>
          <table:table-cell table:formula="of:= [.C78]/1000000000" office:value-type="float" office:value="0.517266129" calcext:value-type="float">
            <text:p>0.517266129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5" calcext:value-type="float">
            <text:p>95</text:p>
          </table:table-cell>
          <table:table-cell office:value-type="float" office:value="426463721" calcext:value-type="float">
            <text:p>426463721</text:p>
          </table:table-cell>
          <table:table-cell table:formula="of:= [.C79]/1000000000" office:value-type="float" office:value="0.426463721" calcext:value-type="float">
            <text:p>0.42646372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99" calcext:value-type="float">
            <text:p>99</text:p>
          </table:table-cell>
          <table:table-cell office:value-type="float" office:value="612748217" calcext:value-type="float">
            <text:p>612748217</text:p>
          </table:table-cell>
          <table:table-cell table:formula="of:= [.C80]/1000000000" office:value-type="float" office:value="0.612748217" calcext:value-type="float">
            <text:p>0.612748217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94" calcext:value-type="float">
            <text:p>94</text:p>
          </table:table-cell>
          <table:table-cell office:value-type="float" office:value="412091350" calcext:value-type="float">
            <text:p>412091350</text:p>
          </table:table-cell>
          <table:table-cell table:formula="of:= [.C81]/1000000000" office:value-type="float" office:value="0.41209135" calcext:value-type="float">
            <text:p>0.41209135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83" calcext:value-type="float">
            <text:p>83</text:p>
          </table:table-cell>
          <table:table-cell office:value-type="float" office:value="414421885" calcext:value-type="float">
            <text:p>414421885</text:p>
          </table:table-cell>
          <table:table-cell table:formula="of:= [.C82]/1000000000" office:value-type="float" office:value="0.414421885" calcext:value-type="float">
            <text:p>0.414421885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84" calcext:value-type="float">
            <text:p>84</text:p>
          </table:table-cell>
          <table:table-cell office:value-type="float" office:value="404117095" calcext:value-type="float">
            <text:p>404117095</text:p>
          </table:table-cell>
          <table:table-cell table:formula="of:= [.C83]/1000000000" office:value-type="float" office:value="0.404117095" calcext:value-type="float">
            <text:p>0.404117095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95" calcext:value-type="float">
            <text:p>95</text:p>
          </table:table-cell>
          <table:table-cell office:value-type="float" office:value="541902980" calcext:value-type="float">
            <text:p>541902980</text:p>
          </table:table-cell>
          <table:table-cell table:formula="of:= [.C84]/1000000000" office:value-type="float" office:value="0.54190298" calcext:value-type="float">
            <text:p>0.54190298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86" calcext:value-type="float">
            <text:p>86</text:p>
          </table:table-cell>
          <table:table-cell office:value-type="float" office:value="411032007" calcext:value-type="float">
            <text:p>411032007</text:p>
          </table:table-cell>
          <table:table-cell table:formula="of:= [.C85]/1000000000" office:value-type="float" office:value="0.411032007" calcext:value-type="float">
            <text:p>0.411032007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94" calcext:value-type="float">
            <text:p>94</text:p>
          </table:table-cell>
          <table:table-cell office:value-type="float" office:value="446544550" calcext:value-type="float">
            <text:p>446544550</text:p>
          </table:table-cell>
          <table:table-cell table:formula="of:= [.C86]/1000000000" office:value-type="float" office:value="0.44654455" calcext:value-type="float">
            <text:p>0.44654455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85" calcext:value-type="float">
            <text:p>85</text:p>
          </table:table-cell>
          <table:table-cell office:value-type="float" office:value="325575753" calcext:value-type="float">
            <text:p>325575753</text:p>
          </table:table-cell>
          <table:table-cell table:formula="of:= [.C87]/1000000000" office:value-type="float" office:value="0.325575753" calcext:value-type="float">
            <text:p>0.325575753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84" calcext:value-type="float">
            <text:p>84</text:p>
          </table:table-cell>
          <table:table-cell office:value-type="float" office:value="451398696" calcext:value-type="float">
            <text:p>451398696</text:p>
          </table:table-cell>
          <table:table-cell table:formula="of:= [.C88]/1000000000" office:value-type="float" office:value="0.451398696" calcext:value-type="float">
            <text:p>0.45139869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8" calcext:value-type="float">
            <text:p>88</text:p>
          </table:table-cell>
          <table:table-cell office:value-type="float" office:value="321443646" calcext:value-type="float">
            <text:p>321443646</text:p>
          </table:table-cell>
          <table:table-cell table:formula="of:= [.C89]/1000000000" office:value-type="float" office:value="0.321443646" calcext:value-type="float">
            <text:p>0.321443646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83" calcext:value-type="float">
            <text:p>83</text:p>
          </table:table-cell>
          <table:table-cell office:value-type="float" office:value="327727739" calcext:value-type="float">
            <text:p>327727739</text:p>
          </table:table-cell>
          <table:table-cell table:formula="of:= [.C90]/1000000000" office:value-type="float" office:value="0.327727739" calcext:value-type="float">
            <text:p>0.327727739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99" calcext:value-type="float">
            <text:p>99</text:p>
          </table:table-cell>
          <table:table-cell office:value-type="float" office:value="333968439" calcext:value-type="float">
            <text:p>333968439</text:p>
          </table:table-cell>
          <table:table-cell table:formula="of:= [.C91]/1000000000" office:value-type="float" office:value="0.333968439" calcext:value-type="float">
            <text:p>0.33396843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47" calcext:value-type="float">
            <text:p>47</text:p>
          </table:table-cell>
          <table:table-cell office:value-type="float" office:value="283093916" calcext:value-type="float">
            <text:p>283093916</text:p>
          </table:table-cell>
          <table:table-cell table:formula="of:= [.C92]/1000000000" office:value-type="float" office:value="0.283093916" calcext:value-type="float">
            <text:p>0.283093916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91" calcext:value-type="float">
            <text:p>91</text:p>
          </table:table-cell>
          <table:table-cell office:value-type="float" office:value="433773123" calcext:value-type="float">
            <text:p>433773123</text:p>
          </table:table-cell>
          <table:table-cell table:formula="of:= [.C93]/1000000000" office:value-type="float" office:value="0.433773123" calcext:value-type="float">
            <text:p>0.433773123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85" calcext:value-type="float">
            <text:p>85</text:p>
          </table:table-cell>
          <table:table-cell office:value-type="float" office:value="311645669" calcext:value-type="float">
            <text:p>311645669</text:p>
          </table:table-cell>
          <table:table-cell table:formula="of:= [.C94]/1000000000" office:value-type="float" office:value="0.311645669" calcext:value-type="float">
            <text:p>0.311645669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91" calcext:value-type="float">
            <text:p>91</text:p>
          </table:table-cell>
          <table:table-cell office:value-type="float" office:value="391387296" calcext:value-type="float">
            <text:p>391387296</text:p>
          </table:table-cell>
          <table:table-cell table:formula="of:= [.C95]/1000000000" office:value-type="float" office:value="0.391387296" calcext:value-type="float">
            <text:p>0.391387296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80" calcext:value-type="float">
            <text:p>80</text:p>
          </table:table-cell>
          <table:table-cell office:value-type="float" office:value="314321012" calcext:value-type="float">
            <text:p>314321012</text:p>
          </table:table-cell>
          <table:table-cell table:formula="of:= [.C96]/1000000000" office:value-type="float" office:value="0.314321012" calcext:value-type="float">
            <text:p>0.314321012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92" calcext:value-type="float">
            <text:p>92</text:p>
          </table:table-cell>
          <table:table-cell office:value-type="float" office:value="398788523" calcext:value-type="float">
            <text:p>398788523</text:p>
          </table:table-cell>
          <table:table-cell table:formula="of:= [.C97]/1000000000" office:value-type="float" office:value="0.398788523" calcext:value-type="float">
            <text:p>0.398788523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88" calcext:value-type="float">
            <text:p>88</text:p>
          </table:table-cell>
          <table:table-cell office:value-type="float" office:value="302499278" calcext:value-type="float">
            <text:p>302499278</text:p>
          </table:table-cell>
          <table:table-cell table:formula="of:= [.C98]/1000000000" office:value-type="float" office:value="0.302499278" calcext:value-type="float">
            <text:p>0.302499278</text:p>
          </table:table-cell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98" calcext:value-type="float">
            <text:p>98</text:p>
          </table:table-cell>
          <table:table-cell office:value-type="float" office:value="2291438335" calcext:value-type="float">
            <text:p>2291438335</text:p>
          </table:table-cell>
          <table:table-cell table:formula="of:= [.C99]/1000000000" office:value-type="float" office:value="2.291438335" calcext:value-type="float">
            <text:p>2.291438335</text:p>
          </table:table-cell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94" calcext:value-type="float">
            <text:p>94</text:p>
          </table:table-cell>
          <table:table-cell office:value-type="float" office:value="496037560" calcext:value-type="float">
            <text:p>496037560</text:p>
          </table:table-cell>
          <table:table-cell table:formula="of:= [.C100]/1000000000" office:value-type="float" office:value="0.49603756" calcext:value-type="float">
            <text:p>0.49603756</text:p>
          </table:table-cell>
        </table:table-row>
        <table:table-row table:style-name="ro1">
          <table:table-cell office:value-type="string" calcext:value-type="string">
            <text:p>2020-04-10</text:p>
          </table:table-cell>
          <table:table-cell office:value-type="float" office:value="82" calcext:value-type="float">
            <text:p>82</text:p>
          </table:table-cell>
          <table:table-cell office:value-type="float" office:value="392665909" calcext:value-type="float">
            <text:p>392665909</text:p>
          </table:table-cell>
          <table:table-cell table:formula="of:= [.C101]/1000000000" office:value-type="float" office:value="0.392665909" calcext:value-type="float">
            <text:p>0.392665909</text:p>
          </table:table-cell>
        </table:table-row>
        <table:table-row table:style-name="ro1">
          <table:table-cell office:value-type="string" calcext:value-type="string">
            <text:p>2020-04-11</text:p>
          </table:table-cell>
          <table:table-cell office:value-type="float" office:value="94" calcext:value-type="float">
            <text:p>94</text:p>
          </table:table-cell>
          <table:table-cell office:value-type="float" office:value="1392642172" calcext:value-type="float">
            <text:p>1392642172</text:p>
          </table:table-cell>
          <table:table-cell table:formula="of:= [.C102]/1000000000" office:value-type="float" office:value="1.392642172" calcext:value-type="float">
            <text:p>1.392642172</text:p>
          </table:table-cell>
        </table:table-row>
        <table:table-row table:style-name="ro1">
          <table:table-cell office:value-type="string" calcext:value-type="string">
            <text:p>2020-04-12</text:p>
          </table:table-cell>
          <table:table-cell office:value-type="float" office:value="89" calcext:value-type="float">
            <text:p>89</text:p>
          </table:table-cell>
          <table:table-cell office:value-type="float" office:value="519228775" calcext:value-type="float">
            <text:p>519228775</text:p>
          </table:table-cell>
          <table:table-cell table:formula="of:= [.C103]/1000000000" office:value-type="float" office:value="0.519228775" calcext:value-type="float">
            <text:p>0.519228775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89" calcext:value-type="float">
            <text:p>89</text:p>
          </table:table-cell>
          <table:table-cell office:value-type="float" office:value="691919953" calcext:value-type="float">
            <text:p>691919953</text:p>
          </table:table-cell>
          <table:table-cell table:formula="of:= [.C104]/1000000000" office:value-type="float" office:value="0.691919953" calcext:value-type="float">
            <text:p>0.691919953</text:p>
          </table:table-cell>
        </table:table-row>
        <table:table-row table:style-name="ro1">
          <table:table-cell office:value-type="string" calcext:value-type="string">
            <text:p>2020-04-14</text:p>
          </table:table-cell>
          <table:table-cell office:value-type="float" office:value="86" calcext:value-type="float">
            <text:p>86</text:p>
          </table:table-cell>
          <table:table-cell office:value-type="float" office:value="329723612" calcext:value-type="float">
            <text:p>329723612</text:p>
          </table:table-cell>
          <table:table-cell table:formula="of:= [.C105]/1000000000" office:value-type="float" office:value="0.329723612" calcext:value-type="float">
            <text:p>0.329723612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91" calcext:value-type="float">
            <text:p>91</text:p>
          </table:table-cell>
          <table:table-cell office:value-type="float" office:value="337614988" calcext:value-type="float">
            <text:p>337614988</text:p>
          </table:table-cell>
          <table:table-cell table:formula="of:= [.C106]/1000000000" office:value-type="float" office:value="0.337614988" calcext:value-type="float">
            <text:p>0.337614988</text:p>
          </table:table-cell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88" calcext:value-type="float">
            <text:p>88</text:p>
          </table:table-cell>
          <table:table-cell office:value-type="float" office:value="335143734" calcext:value-type="float">
            <text:p>335143734</text:p>
          </table:table-cell>
          <table:table-cell table:formula="of:= [.C107]/1000000000" office:value-type="float" office:value="0.335143734" calcext:value-type="float">
            <text:p>0.335143734</text:p>
          </table:table-cell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348584363" calcext:value-type="float">
            <text:p>348584363</text:p>
          </table:table-cell>
          <table:table-cell table:formula="of:= [.C108]/1000000000" office:value-type="float" office:value="0.348584363" calcext:value-type="float">
            <text:p>0.348584363</text:p>
          </table:table-cell>
        </table:table-row>
        <table:table-row table:style-name="ro1">
          <table:table-cell office:value-type="string" calcext:value-type="string">
            <text:p>2020-04-18</text:p>
          </table:table-cell>
          <table:table-cell office:value-type="float" office:value="79" calcext:value-type="float">
            <text:p>79</text:p>
          </table:table-cell>
          <table:table-cell office:value-type="float" office:value="333140461" calcext:value-type="float">
            <text:p>333140461</text:p>
          </table:table-cell>
          <table:table-cell table:formula="of:= [.C109]/1000000000" office:value-type="float" office:value="0.333140461" calcext:value-type="float">
            <text:p>0.333140461</text:p>
          </table:table-cell>
        </table:table-row>
        <table:table-row table:style-name="ro1">
          <table:table-cell office:value-type="string" calcext:value-type="string">
            <text:p>2020-04-19</text:p>
          </table:table-cell>
          <table:table-cell office:value-type="float" office:value="76" calcext:value-type="float">
            <text:p>76</text:p>
          </table:table-cell>
          <table:table-cell office:value-type="float" office:value="481922747" calcext:value-type="float">
            <text:p>481922747</text:p>
          </table:table-cell>
          <table:table-cell table:formula="of:= [.C110]/1000000000" office:value-type="float" office:value="0.481922747" calcext:value-type="float">
            <text:p>0.481922747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90" calcext:value-type="float">
            <text:p>90</text:p>
          </table:table-cell>
          <table:table-cell office:value-type="float" office:value="541185208" calcext:value-type="float">
            <text:p>541185208</text:p>
          </table:table-cell>
          <table:table-cell table:formula="of:= [.C111]/1000000000" office:value-type="float" office:value="0.541185208" calcext:value-type="float">
            <text:p>0.541185208</text:p>
          </table:table-cell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99" calcext:value-type="float">
            <text:p>99</text:p>
          </table:table-cell>
          <table:table-cell office:value-type="float" office:value="982835868" calcext:value-type="float">
            <text:p>982835868</text:p>
          </table:table-cell>
          <table:table-cell table:formula="of:= [.C112]/1000000000" office:value-type="float" office:value="0.982835868" calcext:value-type="float">
            <text:p>0.982835868</text:p>
          </table:table-cell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92" calcext:value-type="float">
            <text:p>92</text:p>
          </table:table-cell>
          <table:table-cell office:value-type="float" office:value="402585711" calcext:value-type="float">
            <text:p>402585711</text:p>
          </table:table-cell>
          <table:table-cell table:formula="of:= [.C113]/1000000000" office:value-type="float" office:value="0.402585711" calcext:value-type="float">
            <text:p>0.402585711</text:p>
          </table:table-cell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86" calcext:value-type="float">
            <text:p>86</text:p>
          </table:table-cell>
          <table:table-cell office:value-type="float" office:value="376062737" calcext:value-type="float">
            <text:p>376062737</text:p>
          </table:table-cell>
          <table:table-cell table:formula="of:= [.C114]/1000000000" office:value-type="float" office:value="0.376062737" calcext:value-type="float">
            <text:p>0.376062737</text:p>
          </table:table-cell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91" calcext:value-type="float">
            <text:p>91</text:p>
          </table:table-cell>
          <table:table-cell office:value-type="float" office:value="396443735" calcext:value-type="float">
            <text:p>396443735</text:p>
          </table:table-cell>
          <table:table-cell table:formula="of:= [.C115]/1000000000" office:value-type="float" office:value="0.396443735" calcext:value-type="float">
            <text:p>0.396443735</text:p>
          </table:table-cell>
        </table:table-row>
        <table:table-row table:style-name="ro1">
          <table:table-cell office:value-type="string" calcext:value-type="string">
            <text:p>2020-04-25</text:p>
          </table:table-cell>
          <table:table-cell office:value-type="float" office:value="82" calcext:value-type="float">
            <text:p>82</text:p>
          </table:table-cell>
          <table:table-cell office:value-type="float" office:value="389921647" calcext:value-type="float">
            <text:p>389921647</text:p>
          </table:table-cell>
          <table:table-cell table:formula="of:= [.C116]/1000000000" office:value-type="float" office:value="0.389921647" calcext:value-type="float">
            <text:p>0.389921647</text:p>
          </table:table-cell>
        </table:table-row>
        <table:table-row table:style-name="ro1">
          <table:table-cell office:value-type="string" calcext:value-type="string">
            <text:p>2020-04-26</text:p>
          </table:table-cell>
          <table:table-cell office:value-type="float" office:value="89" calcext:value-type="float">
            <text:p>89</text:p>
          </table:table-cell>
          <table:table-cell office:value-type="float" office:value="507481649" calcext:value-type="float">
            <text:p>507481649</text:p>
          </table:table-cell>
          <table:table-cell table:formula="of:= [.C117]/1000000000" office:value-type="float" office:value="0.507481649" calcext:value-type="float">
            <text:p>0.507481649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91" calcext:value-type="float">
            <text:p>91</text:p>
          </table:table-cell>
          <table:table-cell office:value-type="float" office:value="597358003" calcext:value-type="float">
            <text:p>597358003</text:p>
          </table:table-cell>
          <table:table-cell table:formula="of:= [.C118]/1000000000" office:value-type="float" office:value="0.597358003" calcext:value-type="float">
            <text:p>0.597358003</text:p>
          </table:table-cell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86" calcext:value-type="float">
            <text:p>86</text:p>
          </table:table-cell>
          <table:table-cell office:value-type="float" office:value="2774091529" calcext:value-type="float">
            <text:p>2774091529</text:p>
          </table:table-cell>
          <table:table-cell table:formula="of:= [.C119]/1000000000" office:value-type="float" office:value="2.774091529" calcext:value-type="float">
            <text:p>2.774091529</text:p>
          </table:table-cell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80" calcext:value-type="float">
            <text:p>80</text:p>
          </table:table-cell>
          <table:table-cell office:value-type="float" office:value="779971055" calcext:value-type="float">
            <text:p>779971055</text:p>
          </table:table-cell>
          <table:table-cell table:formula="of:= [.C120]/1000000000" office:value-type="float" office:value="0.779971055" calcext:value-type="float">
            <text:p>0.779971055</text:p>
          </table:table-cell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97" calcext:value-type="float">
            <text:p>97</text:p>
          </table:table-cell>
          <table:table-cell office:value-type="float" office:value="347323035" calcext:value-type="float">
            <text:p>347323035</text:p>
          </table:table-cell>
          <table:table-cell table:formula="of:= [.C121]/1000000000" office:value-type="float" office:value="0.347323035" calcext:value-type="float">
            <text:p>0.347323035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 office:value-type="float" office:value="95" calcext:value-type="float">
            <text:p>95</text:p>
          </table:table-cell>
          <table:table-cell office:value-type="float" office:value="466603936" calcext:value-type="float">
            <text:p>466603936</text:p>
          </table:table-cell>
          <table:table-cell table:formula="of:= [.C122]/1000000000" office:value-type="float" office:value="0.466603936" calcext:value-type="float">
            <text:p>0.466603936</text:p>
          </table:table-cell>
        </table:table-row>
        <table:table-row table:style-name="ro1">
          <table:table-cell office:value-type="string" calcext:value-type="string">
            <text:p>2020-05-02</text:p>
          </table:table-cell>
          <table:table-cell office:value-type="float" office:value="91" calcext:value-type="float">
            <text:p>91</text:p>
          </table:table-cell>
          <table:table-cell office:value-type="float" office:value="765193887" calcext:value-type="float">
            <text:p>765193887</text:p>
          </table:table-cell>
          <table:table-cell table:formula="of:= [.C123]/1000000000" office:value-type="float" office:value="0.765193887" calcext:value-type="float">
            <text:p>0.765193887</text:p>
          </table:table-cell>
        </table:table-row>
        <table:table-row table:style-name="ro1">
          <table:table-cell office:value-type="string" calcext:value-type="string">
            <text:p>2020-05-03</text:p>
          </table:table-cell>
          <table:table-cell office:value-type="float" office:value="88" calcext:value-type="float">
            <text:p>88</text:p>
          </table:table-cell>
          <table:table-cell office:value-type="float" office:value="368918922" calcext:value-type="float">
            <text:p>368918922</text:p>
          </table:table-cell>
          <table:table-cell table:formula="of:= [.C124]/1000000000" office:value-type="float" office:value="0.368918922" calcext:value-type="float">
            <text:p>0.368918922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84" calcext:value-type="float">
            <text:p>84</text:p>
          </table:table-cell>
          <table:table-cell office:value-type="float" office:value="344276720" calcext:value-type="float">
            <text:p>344276720</text:p>
          </table:table-cell>
          <table:table-cell table:formula="of:= [.C125]/1000000000" office:value-type="float" office:value="0.34427672" calcext:value-type="float">
            <text:p>0.34427672</text:p>
          </table:table-cell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90" calcext:value-type="float">
            <text:p>90</text:p>
          </table:table-cell>
          <table:table-cell office:value-type="float" office:value="685896260" calcext:value-type="float">
            <text:p>685896260</text:p>
          </table:table-cell>
          <table:table-cell table:formula="of:= [.C126]/1000000000" office:value-type="float" office:value="0.68589626" calcext:value-type="float">
            <text:p>0.68589626</text:p>
          </table:table-cell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90" calcext:value-type="float">
            <text:p>90</text:p>
          </table:table-cell>
          <table:table-cell office:value-type="float" office:value="428921124" calcext:value-type="float">
            <text:p>428921124</text:p>
          </table:table-cell>
          <table:table-cell table:formula="of:= [.C127]/1000000000" office:value-type="float" office:value="0.428921124" calcext:value-type="float">
            <text:p>0.428921124</text:p>
          </table:table-cell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89" calcext:value-type="float">
            <text:p>89</text:p>
          </table:table-cell>
          <table:table-cell office:value-type="float" office:value="3660241174" calcext:value-type="float">
            <text:p>3660241174</text:p>
          </table:table-cell>
          <table:table-cell table:formula="of:= [.C128]/1000000000" office:value-type="float" office:value="3.660241174" calcext:value-type="float">
            <text:p>3.660241174</text:p>
          </table:table-cell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90" calcext:value-type="float">
            <text:p>90</text:p>
          </table:table-cell>
          <table:table-cell office:value-type="float" office:value="344140317" calcext:value-type="float">
            <text:p>344140317</text:p>
          </table:table-cell>
          <table:table-cell table:formula="of:= [.C129]/1000000000" office:value-type="float" office:value="0.344140317" calcext:value-type="float">
            <text:p>0.344140317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90" calcext:value-type="float">
            <text:p>90</text:p>
          </table:table-cell>
          <table:table-cell office:value-type="float" office:value="357000465" calcext:value-type="float">
            <text:p>357000465</text:p>
          </table:table-cell>
          <table:table-cell table:formula="of:= [.C130]/1000000000" office:value-type="float" office:value="0.357000465" calcext:value-type="float">
            <text:p>0.357000465</text:p>
          </table:table-cell>
        </table:table-row>
        <table:table-row table:style-name="ro1">
          <table:table-cell office:value-type="string" calcext:value-type="string">
            <text:p>2020-05-10</text:p>
          </table:table-cell>
          <table:table-cell office:value-type="float" office:value="82" calcext:value-type="float">
            <text:p>82</text:p>
          </table:table-cell>
          <table:table-cell office:value-type="float" office:value="362933101" calcext:value-type="float">
            <text:p>362933101</text:p>
          </table:table-cell>
          <table:table-cell table:formula="of:= [.C131]/1000000000" office:value-type="float" office:value="0.362933101" calcext:value-type="float">
            <text:p>0.362933101</text:p>
          </table:table-cell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95" calcext:value-type="float">
            <text:p>95</text:p>
          </table:table-cell>
          <table:table-cell office:value-type="float" office:value="1348003693" calcext:value-type="float">
            <text:p>1348003693</text:p>
          </table:table-cell>
          <table:table-cell table:formula="of:= [.C132]/1000000000" office:value-type="float" office:value="1.348003693" calcext:value-type="float">
            <text:p>1.348003693</text:p>
          </table:table-cell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80" calcext:value-type="float">
            <text:p>80</text:p>
          </table:table-cell>
          <table:table-cell office:value-type="float" office:value="374633735" calcext:value-type="float">
            <text:p>374633735</text:p>
          </table:table-cell>
          <table:table-cell table:formula="of:= [.C133]/1000000000" office:value-type="float" office:value="0.374633735" calcext:value-type="float">
            <text:p>0.374633735</text:p>
          </table:table-cell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91" calcext:value-type="float">
            <text:p>91</text:p>
          </table:table-cell>
          <table:table-cell office:value-type="float" office:value="366461131" calcext:value-type="float">
            <text:p>366461131</text:p>
          </table:table-cell>
          <table:table-cell table:formula="of:= [.C134]/1000000000" office:value-type="float" office:value="0.366461131" calcext:value-type="float">
            <text:p>0.366461131</text:p>
          </table:table-cell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84" calcext:value-type="float">
            <text:p>84</text:p>
          </table:table-cell>
          <table:table-cell office:value-type="float" office:value="391554666" calcext:value-type="float">
            <text:p>391554666</text:p>
          </table:table-cell>
          <table:table-cell table:formula="of:= [.C135]/1000000000" office:value-type="float" office:value="0.391554666" calcext:value-type="float">
            <text:p>0.391554666</text:p>
          </table:table-cell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94" calcext:value-type="float">
            <text:p>94</text:p>
          </table:table-cell>
          <table:table-cell office:value-type="float" office:value="364137929" calcext:value-type="float">
            <text:p>364137929</text:p>
          </table:table-cell>
          <table:table-cell table:formula="of:= [.C136]/1000000000" office:value-type="float" office:value="0.364137929" calcext:value-type="float">
            <text:p>0.364137929</text:p>
          </table:table-cell>
        </table:table-row>
        <table:table-row table:style-name="ro1">
          <table:table-cell office:value-type="string" calcext:value-type="string">
            <text:p>2020-05-16</text:p>
          </table:table-cell>
          <table:table-cell office:value-type="float" office:value="92" calcext:value-type="float">
            <text:p>92</text:p>
          </table:table-cell>
          <table:table-cell office:value-type="float" office:value="629578114" calcext:value-type="float">
            <text:p>629578114</text:p>
          </table:table-cell>
          <table:table-cell table:formula="of:= [.C137]/1000000000" office:value-type="float" office:value="0.629578114" calcext:value-type="float">
            <text:p>0.629578114</text:p>
          </table:table-cell>
        </table:table-row>
        <table:table-row table:style-name="ro1">
          <table:table-cell office:value-type="string" calcext:value-type="string">
            <text:p>2020-05-17</text:p>
          </table:table-cell>
          <table:table-cell office:value-type="float" office:value="85" calcext:value-type="float">
            <text:p>85</text:p>
          </table:table-cell>
          <table:table-cell office:value-type="float" office:value="312121990" calcext:value-type="float">
            <text:p>312121990</text:p>
          </table:table-cell>
          <table:table-cell table:formula="of:= [.C138]/1000000000" office:value-type="float" office:value="0.31212199" calcext:value-type="float">
            <text:p>0.31212199</text:p>
          </table:table-cell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92" calcext:value-type="float">
            <text:p>92</text:p>
          </table:table-cell>
          <table:table-cell office:value-type="float" office:value="566455769" calcext:value-type="float">
            <text:p>566455769</text:p>
          </table:table-cell>
          <table:table-cell table:formula="of:= [.C139]/1000000000" office:value-type="float" office:value="0.566455769" calcext:value-type="float">
            <text:p>0.566455769</text:p>
          </table:table-cell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82" calcext:value-type="float">
            <text:p>82</text:p>
          </table:table-cell>
          <table:table-cell office:value-type="float" office:value="332869431" calcext:value-type="float">
            <text:p>332869431</text:p>
          </table:table-cell>
          <table:table-cell table:formula="of:= [.C140]/1000000000" office:value-type="float" office:value="0.332869431" calcext:value-type="float">
            <text:p>0.332869431</text:p>
          </table:table-cell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87" calcext:value-type="float">
            <text:p>87</text:p>
          </table:table-cell>
          <table:table-cell office:value-type="float" office:value="551021362" calcext:value-type="float">
            <text:p>551021362</text:p>
          </table:table-cell>
          <table:table-cell table:formula="of:= [.C141]/1000000000" office:value-type="float" office:value="0.551021362" calcext:value-type="float">
            <text:p>0.551021362</text:p>
          </table:table-cell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92" calcext:value-type="float">
            <text:p>92</text:p>
          </table:table-cell>
          <table:table-cell office:value-type="float" office:value="481133401" calcext:value-type="float">
            <text:p>481133401</text:p>
          </table:table-cell>
          <table:table-cell table:formula="of:= [.C142]/1000000000" office:value-type="float" office:value="0.481133401" calcext:value-type="float">
            <text:p>0.481133401</text:p>
          </table:table-cell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101" calcext:value-type="float">
            <text:p>101</text:p>
          </table:table-cell>
          <table:table-cell office:value-type="float" office:value="1886028254" calcext:value-type="float">
            <text:p>1886028254</text:p>
          </table:table-cell>
          <table:table-cell table:formula="of:= [.C143]/1000000000" office:value-type="float" office:value="1.886028254" calcext:value-type="float">
            <text:p>1.886028254</text:p>
          </table:table-cell>
        </table:table-row>
        <table:table-row table:style-name="ro1">
          <table:table-cell office:value-type="string" calcext:value-type="string">
            <text:p>2020-05-23</text:p>
          </table:table-cell>
          <table:table-cell office:value-type="float" office:value="81" calcext:value-type="float">
            <text:p>81</text:p>
          </table:table-cell>
          <table:table-cell office:value-type="float" office:value="1491981281" calcext:value-type="float">
            <text:p>1491981281</text:p>
          </table:table-cell>
          <table:table-cell table:formula="of:= [.C144]/1000000000" office:value-type="float" office:value="1.491981281" calcext:value-type="float">
            <text:p>1.491981281</text:p>
          </table:table-cell>
        </table:table-row>
        <table:table-row table:style-name="ro1">
          <table:table-cell office:value-type="string" calcext:value-type="string">
            <text:p>2020-05-24</text:p>
          </table:table-cell>
          <table:table-cell office:value-type="float" office:value="81" calcext:value-type="float">
            <text:p>81</text:p>
          </table:table-cell>
          <table:table-cell office:value-type="float" office:value="310380980" calcext:value-type="float">
            <text:p>310380980</text:p>
          </table:table-cell>
          <table:table-cell table:formula="of:= [.C145]/1000000000" office:value-type="float" office:value="0.31038098" calcext:value-type="float">
            <text:p>0.31038098</text:p>
          </table:table-cell>
        </table:table-row>
        <table:table-row table:style-name="ro1">
          <table:table-cell office:value-type="string" calcext:value-type="string">
            <text:p>2020-05-25</text:p>
          </table:table-cell>
          <table:table-cell office:value-type="float" office:value="90" calcext:value-type="float">
            <text:p>90</text:p>
          </table:table-cell>
          <table:table-cell office:value-type="float" office:value="340509422" calcext:value-type="float">
            <text:p>340509422</text:p>
          </table:table-cell>
          <table:table-cell table:formula="of:= [.C146]/1000000000" office:value-type="float" office:value="0.340509422" calcext:value-type="float">
            <text:p>0.340509422</text:p>
          </table:table-cell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94" calcext:value-type="float">
            <text:p>94</text:p>
          </table:table-cell>
          <table:table-cell office:value-type="float" office:value="864136795" calcext:value-type="float">
            <text:p>864136795</text:p>
          </table:table-cell>
          <table:table-cell table:formula="of:= [.C147]/1000000000" office:value-type="float" office:value="0.864136795" calcext:value-type="float">
            <text:p>0.864136795</text:p>
          </table:table-cell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80" calcext:value-type="float">
            <text:p>80</text:p>
          </table:table-cell>
          <table:table-cell office:value-type="float" office:value="406164328" calcext:value-type="float">
            <text:p>406164328</text:p>
          </table:table-cell>
          <table:table-cell table:formula="of:= [.C148]/1000000000" office:value-type="float" office:value="0.406164328" calcext:value-type="float">
            <text:p>0.406164328</text:p>
          </table:table-cell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82" calcext:value-type="float">
            <text:p>82</text:p>
          </table:table-cell>
          <table:table-cell office:value-type="float" office:value="325688733" calcext:value-type="float">
            <text:p>325688733</text:p>
          </table:table-cell>
          <table:table-cell table:formula="of:= [.C149]/1000000000" office:value-type="float" office:value="0.325688733" calcext:value-type="float">
            <text:p>0.325688733</text:p>
          </table:table-cell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94" calcext:value-type="float">
            <text:p>94</text:p>
          </table:table-cell>
          <table:table-cell office:value-type="float" office:value="359842765" calcext:value-type="float">
            <text:p>359842765</text:p>
          </table:table-cell>
          <table:table-cell table:formula="of:= [.C150]/1000000000" office:value-type="float" office:value="0.359842765" calcext:value-type="float">
            <text:p>0.359842765</text:p>
          </table:table-cell>
        </table:table-row>
        <table:table-row table:style-name="ro1">
          <table:table-cell office:value-type="string" calcext:value-type="string">
            <text:p>2020-05-30</text:p>
          </table:table-cell>
          <table:table-cell office:value-type="float" office:value="91" calcext:value-type="float">
            <text:p>91</text:p>
          </table:table-cell>
          <table:table-cell office:value-type="float" office:value="65138945737" calcext:value-type="float">
            <text:p>65138945737</text:p>
          </table:table-cell>
          <table:table-cell table:formula="of:= [.C151]/1000000000" office:value-type="float" office:value="65.138945737" calcext:value-type="float">
            <text:p>65.138945737</text:p>
          </table:table-cell>
        </table:table-row>
        <table:table-row table:style-name="ro1">
          <table:table-cell office:value-type="string" calcext:value-type="string">
            <text:p>2020-05-31</text:p>
          </table:table-cell>
          <table:table-cell office:value-type="float" office:value="88" calcext:value-type="float">
            <text:p>88</text:p>
          </table:table-cell>
          <table:table-cell office:value-type="float" office:value="2671160377" calcext:value-type="float">
            <text:p>2671160377</text:p>
          </table:table-cell>
          <table:table-cell table:formula="of:= [.C152]/1000000000" office:value-type="float" office:value="2.671160377" calcext:value-type="float">
            <text:p>2.671160377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88" calcext:value-type="float">
            <text:p>88</text:p>
          </table:table-cell>
          <table:table-cell office:value-type="float" office:value="339342882" calcext:value-type="float">
            <text:p>339342882</text:p>
          </table:table-cell>
          <table:table-cell table:formula="of:= [.C153]/1000000000" office:value-type="float" office:value="0.339342882" calcext:value-type="float">
            <text:p>0.339342882</text:p>
          </table:table-cell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88" calcext:value-type="float">
            <text:p>88</text:p>
          </table:table-cell>
          <table:table-cell office:value-type="float" office:value="375041439" calcext:value-type="float">
            <text:p>375041439</text:p>
          </table:table-cell>
          <table:table-cell table:formula="of:= [.C154]/1000000000" office:value-type="float" office:value="0.375041439" calcext:value-type="float">
            <text:p>0.375041439</text:p>
          </table:table-cell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90" calcext:value-type="float">
            <text:p>90</text:p>
          </table:table-cell>
          <table:table-cell office:value-type="float" office:value="406703686" calcext:value-type="float">
            <text:p>406703686</text:p>
          </table:table-cell>
          <table:table-cell table:formula="of:= [.C155]/1000000000" office:value-type="float" office:value="0.406703686" calcext:value-type="float">
            <text:p>0.406703686</text:p>
          </table:table-cell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80" calcext:value-type="float">
            <text:p>80</text:p>
          </table:table-cell>
          <table:table-cell office:value-type="float" office:value="335181171" calcext:value-type="float">
            <text:p>335181171</text:p>
          </table:table-cell>
          <table:table-cell table:formula="of:= [.C156]/1000000000" office:value-type="float" office:value="0.335181171" calcext:value-type="float">
            <text:p>0.335181171</text:p>
          </table:table-cell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86" calcext:value-type="float">
            <text:p>86</text:p>
          </table:table-cell>
          <table:table-cell office:value-type="float" office:value="1323898321" calcext:value-type="float">
            <text:p>1323898321</text:p>
          </table:table-cell>
          <table:table-cell table:formula="of:= [.C157]/1000000000" office:value-type="float" office:value="1.323898321" calcext:value-type="float">
            <text:p>1.323898321</text:p>
          </table:table-cell>
        </table:table-row>
        <table:table-row table:style-name="ro1">
          <table:table-cell office:value-type="string" calcext:value-type="string">
            <text:p>2020-06-06</text:p>
          </table:table-cell>
          <table:table-cell office:value-type="float" office:value="92" calcext:value-type="float">
            <text:p>92</text:p>
          </table:table-cell>
          <table:table-cell office:value-type="float" office:value="441154027" calcext:value-type="float">
            <text:p>441154027</text:p>
          </table:table-cell>
          <table:table-cell table:formula="of:= [.C158]/1000000000" office:value-type="float" office:value="0.441154027" calcext:value-type="float">
            <text:p>0.441154027</text:p>
          </table:table-cell>
        </table:table-row>
        <table:table-row table:style-name="ro1">
          <table:table-cell office:value-type="string" calcext:value-type="string">
            <text:p>2020-06-07</text:p>
          </table:table-cell>
          <table:table-cell office:value-type="float" office:value="85" calcext:value-type="float">
            <text:p>85</text:p>
          </table:table-cell>
          <table:table-cell office:value-type="float" office:value="391687328" calcext:value-type="float">
            <text:p>391687328</text:p>
          </table:table-cell>
          <table:table-cell table:formula="of:= [.C159]/1000000000" office:value-type="float" office:value="0.391687328" calcext:value-type="float">
            <text:p>0.391687328</text:p>
          </table:table-cell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88" calcext:value-type="float">
            <text:p>88</text:p>
          </table:table-cell>
          <table:table-cell office:value-type="float" office:value="423140685" calcext:value-type="float">
            <text:p>423140685</text:p>
          </table:table-cell>
          <table:table-cell table:formula="of:= [.C160]/1000000000" office:value-type="float" office:value="0.423140685" calcext:value-type="float">
            <text:p>0.423140685</text:p>
          </table:table-cell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94" calcext:value-type="float">
            <text:p>94</text:p>
          </table:table-cell>
          <table:table-cell office:value-type="float" office:value="388632985" calcext:value-type="float">
            <text:p>388632985</text:p>
          </table:table-cell>
          <table:table-cell table:formula="of:= [.C161]/1000000000" office:value-type="float" office:value="0.388632985" calcext:value-type="float">
            <text:p>0.388632985</text:p>
          </table:table-cell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91" calcext:value-type="float">
            <text:p>91</text:p>
          </table:table-cell>
          <table:table-cell office:value-type="float" office:value="382019209" calcext:value-type="float">
            <text:p>382019209</text:p>
          </table:table-cell>
          <table:table-cell table:formula="of:= [.C162]/1000000000" office:value-type="float" office:value="0.382019209" calcext:value-type="float">
            <text:p>0.382019209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89" calcext:value-type="float">
            <text:p>89</text:p>
          </table:table-cell>
          <table:table-cell office:value-type="float" office:value="598635233" calcext:value-type="float">
            <text:p>598635233</text:p>
          </table:table-cell>
          <table:table-cell table:formula="of:= [.C163]/1000000000" office:value-type="float" office:value="0.598635233" calcext:value-type="float">
            <text:p>0.598635233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78" calcext:value-type="float">
            <text:p>78</text:p>
          </table:table-cell>
          <table:table-cell office:value-type="float" office:value="318131409" calcext:value-type="float">
            <text:p>318131409</text:p>
          </table:table-cell>
          <table:table-cell table:formula="of:= [.C164]/1000000000" office:value-type="float" office:value="0.318131409" calcext:value-type="float">
            <text:p>0.318131409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88" calcext:value-type="float">
            <text:p>88</text:p>
          </table:table-cell>
          <table:table-cell office:value-type="float" office:value="372171445" calcext:value-type="float">
            <text:p>372171445</text:p>
          </table:table-cell>
          <table:table-cell table:formula="of:= [.C165]/1000000000" office:value-type="float" office:value="0.372171445" calcext:value-type="float">
            <text:p>0.372171445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92" calcext:value-type="float">
            <text:p>92</text:p>
          </table:table-cell>
          <table:table-cell office:value-type="float" office:value="408376416" calcext:value-type="float">
            <text:p>408376416</text:p>
          </table:table-cell>
          <table:table-cell table:formula="of:= [.C166]/1000000000" office:value-type="float" office:value="0.408376416" calcext:value-type="float">
            <text:p>0.408376416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96" calcext:value-type="float">
            <text:p>96</text:p>
          </table:table-cell>
          <table:table-cell office:value-type="float" office:value="2674285034" calcext:value-type="float">
            <text:p>2674285034</text:p>
          </table:table-cell>
          <table:table-cell table:formula="of:= [.C167]/1000000000" office:value-type="float" office:value="2.674285034" calcext:value-type="float">
            <text:p>2.674285034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84" calcext:value-type="float">
            <text:p>84</text:p>
          </table:table-cell>
          <table:table-cell office:value-type="float" office:value="341592705" calcext:value-type="float">
            <text:p>341592705</text:p>
          </table:table-cell>
          <table:table-cell table:formula="of:= [.C168]/1000000000" office:value-type="float" office:value="0.341592705" calcext:value-type="float">
            <text:p>0.341592705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99" calcext:value-type="float">
            <text:p>99</text:p>
          </table:table-cell>
          <table:table-cell office:value-type="float" office:value="444931238" calcext:value-type="float">
            <text:p>444931238</text:p>
          </table:table-cell>
          <table:table-cell table:formula="of:= [.C169]/1000000000" office:value-type="float" office:value="0.444931238" calcext:value-type="float">
            <text:p>0.444931238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84" calcext:value-type="float">
            <text:p>84</text:p>
          </table:table-cell>
          <table:table-cell office:value-type="float" office:value="489703566" calcext:value-type="float">
            <text:p>489703566</text:p>
          </table:table-cell>
          <table:table-cell table:formula="of:= [.C170]/1000000000" office:value-type="float" office:value="0.489703566" calcext:value-type="float">
            <text:p>0.48970356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95" calcext:value-type="float">
            <text:p>95</text:p>
          </table:table-cell>
          <table:table-cell office:value-type="float" office:value="424182073" calcext:value-type="float">
            <text:p>424182073</text:p>
          </table:table-cell>
          <table:table-cell table:formula="of:= [.C171]/1000000000" office:value-type="float" office:value="0.424182073" calcext:value-type="float">
            <text:p>0.424182073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99" calcext:value-type="float">
            <text:p>99</text:p>
          </table:table-cell>
          <table:table-cell office:value-type="float" office:value="514760769" calcext:value-type="float">
            <text:p>514760769</text:p>
          </table:table-cell>
          <table:table-cell table:formula="of:= [.C172]/1000000000" office:value-type="float" office:value="0.514760769" calcext:value-type="float">
            <text:p>0.514760769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94" calcext:value-type="float">
            <text:p>94</text:p>
          </table:table-cell>
          <table:table-cell office:value-type="float" office:value="418630921" calcext:value-type="float">
            <text:p>418630921</text:p>
          </table:table-cell>
          <table:table-cell table:formula="of:= [.C173]/1000000000" office:value-type="float" office:value="0.418630921" calcext:value-type="float">
            <text:p>0.418630921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83" calcext:value-type="float">
            <text:p>83</text:p>
          </table:table-cell>
          <table:table-cell office:value-type="float" office:value="448730082" calcext:value-type="float">
            <text:p>448730082</text:p>
          </table:table-cell>
          <table:table-cell table:formula="of:= [.C174]/1000000000" office:value-type="float" office:value="0.448730082" calcext:value-type="float">
            <text:p>0.448730082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84" calcext:value-type="float">
            <text:p>84</text:p>
          </table:table-cell>
          <table:table-cell office:value-type="float" office:value="440499576" calcext:value-type="float">
            <text:p>440499576</text:p>
          </table:table-cell>
          <table:table-cell table:formula="of:= [.C175]/1000000000" office:value-type="float" office:value="0.440499576" calcext:value-type="float">
            <text:p>0.440499576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95" calcext:value-type="float">
            <text:p>95</text:p>
          </table:table-cell>
          <table:table-cell office:value-type="float" office:value="507288719" calcext:value-type="float">
            <text:p>507288719</text:p>
          </table:table-cell>
          <table:table-cell table:formula="of:= [.C176]/1000000000" office:value-type="float" office:value="0.507288719" calcext:value-type="float">
            <text:p>0.507288719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86" calcext:value-type="float">
            <text:p>86</text:p>
          </table:table-cell>
          <table:table-cell office:value-type="float" office:value="394704841" calcext:value-type="float">
            <text:p>394704841</text:p>
          </table:table-cell>
          <table:table-cell table:formula="of:= [.C177]/1000000000" office:value-type="float" office:value="0.394704841" calcext:value-type="float">
            <text:p>0.39470484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94" calcext:value-type="float">
            <text:p>94</text:p>
          </table:table-cell>
          <table:table-cell office:value-type="float" office:value="438182745" calcext:value-type="float">
            <text:p>438182745</text:p>
          </table:table-cell>
          <table:table-cell table:formula="of:= [.C178]/1000000000" office:value-type="float" office:value="0.438182745" calcext:value-type="float">
            <text:p>0.438182745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85" calcext:value-type="float">
            <text:p>85</text:p>
          </table:table-cell>
          <table:table-cell office:value-type="float" office:value="428268620" calcext:value-type="float">
            <text:p>428268620</text:p>
          </table:table-cell>
          <table:table-cell table:formula="of:= [.C179]/1000000000" office:value-type="float" office:value="0.42826862" calcext:value-type="float">
            <text:p>0.42826862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84" calcext:value-type="float">
            <text:p>84</text:p>
          </table:table-cell>
          <table:table-cell office:value-type="float" office:value="592364690" calcext:value-type="float">
            <text:p>592364690</text:p>
          </table:table-cell>
          <table:table-cell table:formula="of:= [.C180]/1000000000" office:value-type="float" office:value="0.59236469" calcext:value-type="float">
            <text:p>0.59236469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88" calcext:value-type="float">
            <text:p>88</text:p>
          </table:table-cell>
          <table:table-cell office:value-type="float" office:value="327819832" calcext:value-type="float">
            <text:p>327819832</text:p>
          </table:table-cell>
          <table:table-cell table:formula="of:= [.C181]/1000000000" office:value-type="float" office:value="0.327819832" calcext:value-type="float">
            <text:p>0.327819832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83" calcext:value-type="float">
            <text:p>83</text:p>
          </table:table-cell>
          <table:table-cell office:value-type="float" office:value="330000932" calcext:value-type="float">
            <text:p>330000932</text:p>
          </table:table-cell>
          <table:table-cell table:formula="of:= [.C182]/1000000000" office:value-type="float" office:value="0.330000932" calcext:value-type="float">
            <text:p>0.330000932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99" calcext:value-type="float">
            <text:p>99</text:p>
          </table:table-cell>
          <table:table-cell office:value-type="float" office:value="337237117" calcext:value-type="float">
            <text:p>337237117</text:p>
          </table:table-cell>
          <table:table-cell table:formula="of:= [.C183]/1000000000" office:value-type="float" office:value="0.337237117" calcext:value-type="float">
            <text:p>0.337237117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47" calcext:value-type="float">
            <text:p>47</text:p>
          </table:table-cell>
          <table:table-cell office:value-type="float" office:value="318441804" calcext:value-type="float">
            <text:p>318441804</text:p>
          </table:table-cell>
          <table:table-cell table:formula="of:= [.C184]/1000000000" office:value-type="float" office:value="0.318441804" calcext:value-type="float">
            <text:p>0.318441804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91" calcext:value-type="float">
            <text:p>91</text:p>
          </table:table-cell>
          <table:table-cell office:value-type="float" office:value="455878556" calcext:value-type="float">
            <text:p>455878556</text:p>
          </table:table-cell>
          <table:table-cell table:formula="of:= [.C185]/1000000000" office:value-type="float" office:value="0.455878556" calcext:value-type="float">
            <text:p>0.45587855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85" calcext:value-type="float">
            <text:p>85</text:p>
          </table:table-cell>
          <table:table-cell office:value-type="float" office:value="315191733" calcext:value-type="float">
            <text:p>315191733</text:p>
          </table:table-cell>
          <table:table-cell table:formula="of:= [.C186]/1000000000" office:value-type="float" office:value="0.315191733" calcext:value-type="float">
            <text:p>0.315191733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91" calcext:value-type="float">
            <text:p>91</text:p>
          </table:table-cell>
          <table:table-cell office:value-type="float" office:value="418695974" calcext:value-type="float">
            <text:p>418695974</text:p>
          </table:table-cell>
          <table:table-cell table:formula="of:= [.C187]/1000000000" office:value-type="float" office:value="0.418695974" calcext:value-type="float">
            <text:p>0.418695974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80" calcext:value-type="float">
            <text:p>80</text:p>
          </table:table-cell>
          <table:table-cell office:value-type="float" office:value="320949969" calcext:value-type="float">
            <text:p>320949969</text:p>
          </table:table-cell>
          <table:table-cell table:formula="of:= [.C188]/1000000000" office:value-type="float" office:value="0.320949969" calcext:value-type="float">
            <text:p>0.320949969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92" calcext:value-type="float">
            <text:p>92</text:p>
          </table:table-cell>
          <table:table-cell office:value-type="float" office:value="424360600" calcext:value-type="float">
            <text:p>424360600</text:p>
          </table:table-cell>
          <table:table-cell table:formula="of:= [.C189]/1000000000" office:value-type="float" office:value="0.4243606" calcext:value-type="float">
            <text:p>0.4243606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88" calcext:value-type="float">
            <text:p>88</text:p>
          </table:table-cell>
          <table:table-cell office:value-type="float" office:value="301750322" calcext:value-type="float">
            <text:p>301750322</text:p>
          </table:table-cell>
          <table:table-cell table:formula="of:= [.C190]/1000000000" office:value-type="float" office:value="0.301750322" calcext:value-type="float">
            <text:p>0.301750322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98" calcext:value-type="float">
            <text:p>98</text:p>
          </table:table-cell>
          <table:table-cell office:value-type="float" office:value="2973555640" calcext:value-type="float">
            <text:p>2973555640</text:p>
          </table:table-cell>
          <table:table-cell table:formula="of:= [.C191]/1000000000" office:value-type="float" office:value="2.97355564" calcext:value-type="float">
            <text:p>2.97355564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94" calcext:value-type="float">
            <text:p>94</text:p>
          </table:table-cell>
          <table:table-cell office:value-type="float" office:value="575510513" calcext:value-type="float">
            <text:p>575510513</text:p>
          </table:table-cell>
          <table:table-cell table:formula="of:= [.C192]/1000000000" office:value-type="float" office:value="0.575510513" calcext:value-type="float">
            <text:p>0.575510513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82" calcext:value-type="float">
            <text:p>82</text:p>
          </table:table-cell>
          <table:table-cell office:value-type="float" office:value="387187730" calcext:value-type="float">
            <text:p>387187730</text:p>
          </table:table-cell>
          <table:table-cell table:formula="of:= [.C193]/1000000000" office:value-type="float" office:value="0.38718773" calcext:value-type="float">
            <text:p>0.38718773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94" calcext:value-type="float">
            <text:p>94</text:p>
          </table:table-cell>
          <table:table-cell office:value-type="float" office:value="1396143244" calcext:value-type="float">
            <text:p>1396143244</text:p>
          </table:table-cell>
          <table:table-cell table:formula="of:= [.C194]/1000000000" office:value-type="float" office:value="1.396143244" calcext:value-type="float">
            <text:p>1.396143244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89" calcext:value-type="float">
            <text:p>89</text:p>
          </table:table-cell>
          <table:table-cell office:value-type="float" office:value="547493453" calcext:value-type="float">
            <text:p>547493453</text:p>
          </table:table-cell>
          <table:table-cell table:formula="of:= [.C195]/1000000000" office:value-type="float" office:value="0.547493453" calcext:value-type="float">
            <text:p>0.547493453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89" calcext:value-type="float">
            <text:p>89</text:p>
          </table:table-cell>
          <table:table-cell office:value-type="float" office:value="725269357" calcext:value-type="float">
            <text:p>725269357</text:p>
          </table:table-cell>
          <table:table-cell table:formula="of:= [.C196]/1000000000" office:value-type="float" office:value="0.725269357" calcext:value-type="float">
            <text:p>0.725269357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86" calcext:value-type="float">
            <text:p>86</text:p>
          </table:table-cell>
          <table:table-cell office:value-type="float" office:value="346438065" calcext:value-type="float">
            <text:p>346438065</text:p>
          </table:table-cell>
          <table:table-cell table:formula="of:= [.C197]/1000000000" office:value-type="float" office:value="0.346438065" calcext:value-type="float">
            <text:p>0.34643806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91" calcext:value-type="float">
            <text:p>91</text:p>
          </table:table-cell>
          <table:table-cell office:value-type="float" office:value="339022911" calcext:value-type="float">
            <text:p>339022911</text:p>
          </table:table-cell>
          <table:table-cell table:formula="of:= [.C198]/1000000000" office:value-type="float" office:value="0.339022911" calcext:value-type="float">
            <text:p>0.339022911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88" calcext:value-type="float">
            <text:p>88</text:p>
          </table:table-cell>
          <table:table-cell office:value-type="float" office:value="314737466" calcext:value-type="float">
            <text:p>314737466</text:p>
          </table:table-cell>
          <table:table-cell table:formula="of:= [.C199]/1000000000" office:value-type="float" office:value="0.314737466" calcext:value-type="float">
            <text:p>0.314737466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86" calcext:value-type="float">
            <text:p>86</text:p>
          </table:table-cell>
          <table:table-cell office:value-type="float" office:value="411467437" calcext:value-type="float">
            <text:p>411467437</text:p>
          </table:table-cell>
          <table:table-cell table:formula="of:= [.C200]/1000000000" office:value-type="float" office:value="0.411467437" calcext:value-type="float">
            <text:p>0.411467437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79" calcext:value-type="float">
            <text:p>79</text:p>
          </table:table-cell>
          <table:table-cell office:value-type="float" office:value="330798157" calcext:value-type="float">
            <text:p>330798157</text:p>
          </table:table-cell>
          <table:table-cell table:formula="of:= [.C201]/1000000000" office:value-type="float" office:value="0.330798157" calcext:value-type="float">
            <text:p>0.330798157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76" calcext:value-type="float">
            <text:p>76</text:p>
          </table:table-cell>
          <table:table-cell office:value-type="float" office:value="548447470" calcext:value-type="float">
            <text:p>548447470</text:p>
          </table:table-cell>
          <table:table-cell table:formula="of:= [.C202]/1000000000" office:value-type="float" office:value="0.54844747" calcext:value-type="float">
            <text:p>0.5484474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90" calcext:value-type="float">
            <text:p>90</text:p>
          </table:table-cell>
          <table:table-cell office:value-type="float" office:value="627117506" calcext:value-type="float">
            <text:p>627117506</text:p>
          </table:table-cell>
          <table:table-cell table:formula="of:= [.C203]/1000000000" office:value-type="float" office:value="0.627117506" calcext:value-type="float">
            <text:p>0.627117506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99" calcext:value-type="float">
            <text:p>99</text:p>
          </table:table-cell>
          <table:table-cell office:value-type="float" office:value="1052120353" calcext:value-type="float">
            <text:p>1052120353</text:p>
          </table:table-cell>
          <table:table-cell table:formula="of:= [.C204]/1000000000" office:value-type="float" office:value="1.052120353" calcext:value-type="float">
            <text:p>1.052120353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92" calcext:value-type="float">
            <text:p>92</text:p>
          </table:table-cell>
          <table:table-cell office:value-type="float" office:value="361169084" calcext:value-type="float">
            <text:p>361169084</text:p>
          </table:table-cell>
          <table:table-cell table:formula="of:= [.C205]/1000000000" office:value-type="float" office:value="0.361169084" calcext:value-type="float">
            <text:p>0.361169084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86" calcext:value-type="float">
            <text:p>86</text:p>
          </table:table-cell>
          <table:table-cell office:value-type="float" office:value="363060123" calcext:value-type="float">
            <text:p>363060123</text:p>
          </table:table-cell>
          <table:table-cell table:formula="of:= [.C206]/1000000000" office:value-type="float" office:value="0.363060123" calcext:value-type="float">
            <text:p>0.363060123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91" calcext:value-type="float">
            <text:p>91</text:p>
          </table:table-cell>
          <table:table-cell office:value-type="float" office:value="338575004" calcext:value-type="float">
            <text:p>338575004</text:p>
          </table:table-cell>
          <table:table-cell table:formula="of:= [.C207]/1000000000" office:value-type="float" office:value="0.338575004" calcext:value-type="float">
            <text:p>0.338575004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82" calcext:value-type="float">
            <text:p>82</text:p>
          </table:table-cell>
          <table:table-cell office:value-type="float" office:value="355423044" calcext:value-type="float">
            <text:p>355423044</text:p>
          </table:table-cell>
          <table:table-cell table:formula="of:= [.C208]/1000000000" office:value-type="float" office:value="0.355423044" calcext:value-type="float">
            <text:p>0.35542304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89" calcext:value-type="float">
            <text:p>89</text:p>
          </table:table-cell>
          <table:table-cell office:value-type="float" office:value="455026299" calcext:value-type="float">
            <text:p>455026299</text:p>
          </table:table-cell>
          <table:table-cell table:formula="of:= [.C209]/1000000000" office:value-type="float" office:value="0.455026299" calcext:value-type="float">
            <text:p>0.455026299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91" calcext:value-type="float">
            <text:p>91</text:p>
          </table:table-cell>
          <table:table-cell office:value-type="float" office:value="578756469" calcext:value-type="float">
            <text:p>578756469</text:p>
          </table:table-cell>
          <table:table-cell table:formula="of:= [.C210]/1000000000" office:value-type="float" office:value="0.578756469" calcext:value-type="float">
            <text:p>0.578756469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86" calcext:value-type="float">
            <text:p>86</text:p>
          </table:table-cell>
          <table:table-cell office:value-type="float" office:value="2395277766" calcext:value-type="float">
            <text:p>2395277766</text:p>
          </table:table-cell>
          <table:table-cell table:formula="of:= [.C211]/1000000000" office:value-type="float" office:value="2.395277766" calcext:value-type="float">
            <text:p>2.395277766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80" calcext:value-type="float">
            <text:p>80</text:p>
          </table:table-cell>
          <table:table-cell office:value-type="float" office:value="821638288" calcext:value-type="float">
            <text:p>821638288</text:p>
          </table:table-cell>
          <table:table-cell table:formula="of:= [.C212]/1000000000" office:value-type="float" office:value="0.821638288" calcext:value-type="float">
            <text:p>0.821638288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97" calcext:value-type="float">
            <text:p>97</text:p>
          </table:table-cell>
          <table:table-cell office:value-type="float" office:value="338556629" calcext:value-type="float">
            <text:p>338556629</text:p>
          </table:table-cell>
          <table:table-cell table:formula="of:= [.C213]/1000000000" office:value-type="float" office:value="0.338556629" calcext:value-type="float">
            <text:p>0.338556629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95" calcext:value-type="float">
            <text:p>95</text:p>
          </table:table-cell>
          <table:table-cell office:value-type="float" office:value="445902739" calcext:value-type="float">
            <text:p>445902739</text:p>
          </table:table-cell>
          <table:table-cell table:formula="of:= [.C214]/1000000000" office:value-type="float" office:value="0.445902739" calcext:value-type="float">
            <text:p>0.44590273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91" calcext:value-type="float">
            <text:p>91</text:p>
          </table:table-cell>
          <table:table-cell office:value-type="float" office:value="700690929" calcext:value-type="float">
            <text:p>700690929</text:p>
          </table:table-cell>
          <table:table-cell table:formula="of:= [.C215]/1000000000" office:value-type="float" office:value="0.700690929" calcext:value-type="float">
            <text:p>0.700690929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88" calcext:value-type="float">
            <text:p>88</text:p>
          </table:table-cell>
          <table:table-cell office:value-type="float" office:value="411523109" calcext:value-type="float">
            <text:p>411523109</text:p>
          </table:table-cell>
          <table:table-cell table:formula="of:= [.C216]/1000000000" office:value-type="float" office:value="0.411523109" calcext:value-type="float">
            <text:p>0.411523109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84" calcext:value-type="float">
            <text:p>84</text:p>
          </table:table-cell>
          <table:table-cell office:value-type="float" office:value="345446748" calcext:value-type="float">
            <text:p>345446748</text:p>
          </table:table-cell>
          <table:table-cell table:formula="of:= [.C217]/1000000000" office:value-type="float" office:value="0.345446748" calcext:value-type="float">
            <text:p>0.345446748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90" calcext:value-type="float">
            <text:p>90</text:p>
          </table:table-cell>
          <table:table-cell office:value-type="float" office:value="697071676" calcext:value-type="float">
            <text:p>697071676</text:p>
          </table:table-cell>
          <table:table-cell table:formula="of:= [.C218]/1000000000" office:value-type="float" office:value="0.697071676" calcext:value-type="float">
            <text:p>0.697071676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90" calcext:value-type="float">
            <text:p>90</text:p>
          </table:table-cell>
          <table:table-cell office:value-type="float" office:value="373321753" calcext:value-type="float">
            <text:p>373321753</text:p>
          </table:table-cell>
          <table:table-cell table:formula="of:= [.C219]/1000000000" office:value-type="float" office:value="0.373321753" calcext:value-type="float">
            <text:p>0.373321753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89" calcext:value-type="float">
            <text:p>89</text:p>
          </table:table-cell>
          <table:table-cell office:value-type="float" office:value="2904829055" calcext:value-type="float">
            <text:p>2904829055</text:p>
          </table:table-cell>
          <table:table-cell table:formula="of:= [.C220]/1000000000" office:value-type="float" office:value="2.904829055" calcext:value-type="float">
            <text:p>2.904829055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90" calcext:value-type="float">
            <text:p>90</text:p>
          </table:table-cell>
          <table:table-cell office:value-type="float" office:value="345121847" calcext:value-type="float">
            <text:p>345121847</text:p>
          </table:table-cell>
          <table:table-cell table:formula="of:= [.C221]/1000000000" office:value-type="float" office:value="0.345121847" calcext:value-type="float">
            <text:p>0.345121847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90" calcext:value-type="float">
            <text:p>90</text:p>
          </table:table-cell>
          <table:table-cell office:value-type="float" office:value="354397409" calcext:value-type="float">
            <text:p>354397409</text:p>
          </table:table-cell>
          <table:table-cell table:formula="of:= [.C222]/1000000000" office:value-type="float" office:value="0.354397409" calcext:value-type="float">
            <text:p>0.354397409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82" calcext:value-type="float">
            <text:p>82</text:p>
          </table:table-cell>
          <table:table-cell office:value-type="float" office:value="346534597" calcext:value-type="float">
            <text:p>346534597</text:p>
          </table:table-cell>
          <table:table-cell table:formula="of:= [.C223]/1000000000" office:value-type="float" office:value="0.346534597" calcext:value-type="float">
            <text:p>0.346534597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95" calcext:value-type="float">
            <text:p>95</text:p>
          </table:table-cell>
          <table:table-cell office:value-type="float" office:value="1016988614" calcext:value-type="float">
            <text:p>1016988614</text:p>
          </table:table-cell>
          <table:table-cell table:formula="of:= [.C224]/1000000000" office:value-type="float" office:value="1.016988614" calcext:value-type="float">
            <text:p>1.016988614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0" calcext:value-type="float">
            <text:p>80</text:p>
          </table:table-cell>
          <table:table-cell office:value-type="float" office:value="360561367" calcext:value-type="float">
            <text:p>360561367</text:p>
          </table:table-cell>
          <table:table-cell table:formula="of:= [.C225]/1000000000" office:value-type="float" office:value="0.360561367" calcext:value-type="float">
            <text:p>0.360561367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1" calcext:value-type="float">
            <text:p>91</text:p>
          </table:table-cell>
          <table:table-cell office:value-type="float" office:value="315338330" calcext:value-type="float">
            <text:p>315338330</text:p>
          </table:table-cell>
          <table:table-cell table:formula="of:= [.C226]/1000000000" office:value-type="float" office:value="0.31533833" calcext:value-type="float">
            <text:p>0.31533833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84" calcext:value-type="float">
            <text:p>84</text:p>
          </table:table-cell>
          <table:table-cell office:value-type="float" office:value="309547957" calcext:value-type="float">
            <text:p>309547957</text:p>
          </table:table-cell>
          <table:table-cell table:formula="of:= [.C227]/1000000000" office:value-type="float" office:value="0.309547957" calcext:value-type="float">
            <text:p>0.309547957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94" calcext:value-type="float">
            <text:p>94</text:p>
          </table:table-cell>
          <table:table-cell office:value-type="float" office:value="304405401" calcext:value-type="float">
            <text:p>304405401</text:p>
          </table:table-cell>
          <table:table-cell table:formula="of:= [.C228]/1000000000" office:value-type="float" office:value="0.304405401" calcext:value-type="float">
            <text:p>0.304405401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" calcext:value-type="float">
            <text:p>92</text:p>
          </table:table-cell>
          <table:table-cell office:value-type="float" office:value="711143835" calcext:value-type="float">
            <text:p>711143835</text:p>
          </table:table-cell>
          <table:table-cell table:formula="of:= [.C229]/1000000000" office:value-type="float" office:value="0.711143835" calcext:value-type="float">
            <text:p>0.711143835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5" calcext:value-type="float">
            <text:p>85</text:p>
          </table:table-cell>
          <table:table-cell office:value-type="float" office:value="346941522" calcext:value-type="float">
            <text:p>346941522</text:p>
          </table:table-cell>
          <table:table-cell table:formula="of:= [.C230]/1000000000" office:value-type="float" office:value="0.346941522" calcext:value-type="float">
            <text:p>0.346941522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715852093" calcext:value-type="float">
            <text:p>715852093</text:p>
          </table:table-cell>
          <table:table-cell table:formula="of:= [.C231]/1000000000" office:value-type="float" office:value="0.715852093" calcext:value-type="float">
            <text:p>0.715852093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82" calcext:value-type="float">
            <text:p>82</text:p>
          </table:table-cell>
          <table:table-cell office:value-type="float" office:value="411565595" calcext:value-type="float">
            <text:p>411565595</text:p>
          </table:table-cell>
          <table:table-cell table:formula="of:= [.C232]/1000000000" office:value-type="float" office:value="0.411565595" calcext:value-type="float">
            <text:p>0.411565595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87" calcext:value-type="float">
            <text:p>87</text:p>
          </table:table-cell>
          <table:table-cell office:value-type="float" office:value="623739313" calcext:value-type="float">
            <text:p>623739313</text:p>
          </table:table-cell>
          <table:table-cell table:formula="of:= [.C233]/1000000000" office:value-type="float" office:value="0.623739313" calcext:value-type="float">
            <text:p>0.623739313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92" calcext:value-type="float">
            <text:p>92</text:p>
          </table:table-cell>
          <table:table-cell office:value-type="float" office:value="588979267" calcext:value-type="float">
            <text:p>588979267</text:p>
          </table:table-cell>
          <table:table-cell table:formula="of:= [.C234]/1000000000" office:value-type="float" office:value="0.588979267" calcext:value-type="float">
            <text:p>0.588979267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1" calcext:value-type="float">
            <text:p>101</text:p>
          </table:table-cell>
          <table:table-cell office:value-type="float" office:value="2129346782" calcext:value-type="float">
            <text:p>2129346782</text:p>
          </table:table-cell>
          <table:table-cell table:formula="of:= [.C235]/1000000000" office:value-type="float" office:value="2.129346782" calcext:value-type="float">
            <text:p>2.12934678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81" calcext:value-type="float">
            <text:p>81</text:p>
          </table:table-cell>
          <table:table-cell office:value-type="float" office:value="1374967564" calcext:value-type="float">
            <text:p>1374967564</text:p>
          </table:table-cell>
          <table:table-cell table:formula="of:= [.C236]/1000000000" office:value-type="float" office:value="1.374967564" calcext:value-type="float">
            <text:p>1.374967564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81" calcext:value-type="float">
            <text:p>81</text:p>
          </table:table-cell>
          <table:table-cell office:value-type="float" office:value="368924332" calcext:value-type="float">
            <text:p>368924332</text:p>
          </table:table-cell>
          <table:table-cell table:formula="of:= [.C237]/1000000000" office:value-type="float" office:value="0.368924332" calcext:value-type="float">
            <text:p>0.368924332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90" calcext:value-type="float">
            <text:p>90</text:p>
          </table:table-cell>
          <table:table-cell office:value-type="float" office:value="383989207" calcext:value-type="float">
            <text:p>383989207</text:p>
          </table:table-cell>
          <table:table-cell table:formula="of:= [.C238]/1000000000" office:value-type="float" office:value="0.383989207" calcext:value-type="float">
            <text:p>0.383989207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94" calcext:value-type="float">
            <text:p>94</text:p>
          </table:table-cell>
          <table:table-cell office:value-type="float" office:value="1065384835" calcext:value-type="float">
            <text:p>1065384835</text:p>
          </table:table-cell>
          <table:table-cell table:formula="of:= [.C239]/1000000000" office:value-type="float" office:value="1.065384835" calcext:value-type="float">
            <text:p>1.065384835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80" calcext:value-type="float">
            <text:p>80</text:p>
          </table:table-cell>
          <table:table-cell office:value-type="float" office:value="391370621" calcext:value-type="float">
            <text:p>391370621</text:p>
          </table:table-cell>
          <table:table-cell table:formula="of:= [.C240]/1000000000" office:value-type="float" office:value="0.391370621" calcext:value-type="float">
            <text:p>0.391370621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82" calcext:value-type="float">
            <text:p>82</text:p>
          </table:table-cell>
          <table:table-cell office:value-type="float" office:value="377169505" calcext:value-type="float">
            <text:p>377169505</text:p>
          </table:table-cell>
          <table:table-cell table:formula="of:= [.C241]/1000000000" office:value-type="float" office:value="0.377169505" calcext:value-type="float">
            <text:p>0.377169505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94" calcext:value-type="float">
            <text:p>94</text:p>
          </table:table-cell>
          <table:table-cell office:value-type="float" office:value="362963774" calcext:value-type="float">
            <text:p>362963774</text:p>
          </table:table-cell>
          <table:table-cell table:formula="of:= [.C242]/1000000000" office:value-type="float" office:value="0.362963774" calcext:value-type="float">
            <text:p>0.36296377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91" calcext:value-type="float">
            <text:p>91</text:p>
          </table:table-cell>
          <table:table-cell office:value-type="float" office:value="63743800598" calcext:value-type="float">
            <text:p>63743800598</text:p>
          </table:table-cell>
          <table:table-cell table:formula="of:= [.C243]/1000000000" office:value-type="float" office:value="63.743800598" calcext:value-type="float">
            <text:p>63.743800598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88" calcext:value-type="float">
            <text:p>88</text:p>
          </table:table-cell>
          <table:table-cell office:value-type="float" office:value="3051869028" calcext:value-type="float">
            <text:p>3051869028</text:p>
          </table:table-cell>
          <table:table-cell table:formula="of:= [.C244]/1000000000" office:value-type="float" office:value="3.051869028" calcext:value-type="float">
            <text:p>3.051869028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88" calcext:value-type="float">
            <text:p>88</text:p>
          </table:table-cell>
          <table:table-cell office:value-type="float" office:value="354766010" calcext:value-type="float">
            <text:p>354766010</text:p>
          </table:table-cell>
          <table:table-cell table:formula="of:= [.C245]/1000000000" office:value-type="float" office:value="0.35476601" calcext:value-type="float">
            <text:p>0.35476601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88" calcext:value-type="float">
            <text:p>88</text:p>
          </table:table-cell>
          <table:table-cell office:value-type="float" office:value="369857811" calcext:value-type="float">
            <text:p>369857811</text:p>
          </table:table-cell>
          <table:table-cell table:formula="of:= [.C246]/1000000000" office:value-type="float" office:value="0.369857811" calcext:value-type="float">
            <text:p>0.369857811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90" calcext:value-type="float">
            <text:p>90</text:p>
          </table:table-cell>
          <table:table-cell office:value-type="float" office:value="405906932" calcext:value-type="float">
            <text:p>405906932</text:p>
          </table:table-cell>
          <table:table-cell table:formula="of:= [.C247]/1000000000" office:value-type="float" office:value="0.405906932" calcext:value-type="float">
            <text:p>0.405906932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80" calcext:value-type="float">
            <text:p>80</text:p>
          </table:table-cell>
          <table:table-cell office:value-type="float" office:value="343042795" calcext:value-type="float">
            <text:p>343042795</text:p>
          </table:table-cell>
          <table:table-cell table:formula="of:= [.C248]/1000000000" office:value-type="float" office:value="0.343042795" calcext:value-type="float">
            <text:p>0.34304279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86" calcext:value-type="float">
            <text:p>86</text:p>
          </table:table-cell>
          <table:table-cell office:value-type="float" office:value="1260313850" calcext:value-type="float">
            <text:p>1260313850</text:p>
          </table:table-cell>
          <table:table-cell table:formula="of:= [.C249]/1000000000" office:value-type="float" office:value="1.26031385" calcext:value-type="float">
            <text:p>1.26031385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92" calcext:value-type="float">
            <text:p>92</text:p>
          </table:table-cell>
          <table:table-cell office:value-type="float" office:value="419142651" calcext:value-type="float">
            <text:p>419142651</text:p>
          </table:table-cell>
          <table:table-cell table:formula="of:= [.C250]/1000000000" office:value-type="float" office:value="0.419142651" calcext:value-type="float">
            <text:p>0.419142651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85" calcext:value-type="float">
            <text:p>85</text:p>
          </table:table-cell>
          <table:table-cell office:value-type="float" office:value="321797148" calcext:value-type="float">
            <text:p>321797148</text:p>
          </table:table-cell>
          <table:table-cell table:formula="of:= [.C251]/1000000000" office:value-type="float" office:value="0.321797148" calcext:value-type="float">
            <text:p>0.321797148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88" calcext:value-type="float">
            <text:p>88</text:p>
          </table:table-cell>
          <table:table-cell office:value-type="float" office:value="354417384" calcext:value-type="float">
            <text:p>354417384</text:p>
          </table:table-cell>
          <table:table-cell table:formula="of:= [.C252]/1000000000" office:value-type="float" office:value="0.354417384" calcext:value-type="float">
            <text:p>0.354417384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94" calcext:value-type="float">
            <text:p>94</text:p>
          </table:table-cell>
          <table:table-cell office:value-type="float" office:value="347809688" calcext:value-type="float">
            <text:p>347809688</text:p>
          </table:table-cell>
          <table:table-cell table:formula="of:= [.C253]/1000000000" office:value-type="float" office:value="0.347809688" calcext:value-type="float">
            <text:p>0.347809688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91" calcext:value-type="float">
            <text:p>91</text:p>
          </table:table-cell>
          <table:table-cell office:value-type="float" office:value="333554951" calcext:value-type="float">
            <text:p>333554951</text:p>
          </table:table-cell>
          <table:table-cell table:formula="of:= [.C254]/1000000000" office:value-type="float" office:value="0.333554951" calcext:value-type="float">
            <text:p>0.333554951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89" calcext:value-type="float">
            <text:p>89</text:p>
          </table:table-cell>
          <table:table-cell office:value-type="float" office:value="549863833" calcext:value-type="float">
            <text:p>549863833</text:p>
          </table:table-cell>
          <table:table-cell table:formula="of:= [.C255]/1000000000" office:value-type="float" office:value="0.549863833" calcext:value-type="float">
            <text:p>0.549863833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78" calcext:value-type="float">
            <text:p>78</text:p>
          </table:table-cell>
          <table:table-cell office:value-type="float" office:value="345944440" calcext:value-type="float">
            <text:p>345944440</text:p>
          </table:table-cell>
          <table:table-cell table:formula="of:= [.C256]/1000000000" office:value-type="float" office:value="0.34594444" calcext:value-type="float">
            <text:p>0.34594444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88" calcext:value-type="float">
            <text:p>88</text:p>
          </table:table-cell>
          <table:table-cell office:value-type="float" office:value="356422482" calcext:value-type="float">
            <text:p>356422482</text:p>
          </table:table-cell>
          <table:table-cell table:formula="of:= [.C257]/1000000000" office:value-type="float" office:value="0.356422482" calcext:value-type="float">
            <text:p>0.356422482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92" calcext:value-type="float">
            <text:p>92</text:p>
          </table:table-cell>
          <table:table-cell office:value-type="float" office:value="357094004" calcext:value-type="float">
            <text:p>357094004</text:p>
          </table:table-cell>
          <table:table-cell table:formula="of:= [.C258]/1000000000" office:value-type="float" office:value="0.357094004" calcext:value-type="float">
            <text:p>0.357094004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96" calcext:value-type="float">
            <text:p>96</text:p>
          </table:table-cell>
          <table:table-cell office:value-type="float" office:value="2768705784" calcext:value-type="float">
            <text:p>2768705784</text:p>
          </table:table-cell>
          <table:table-cell table:formula="of:= [.C259]/1000000000" office:value-type="float" office:value="2.768705784" calcext:value-type="float">
            <text:p>2.768705784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4" calcext:value-type="float">
            <text:p>84</text:p>
          </table:table-cell>
          <table:table-cell office:value-type="float" office:value="339676591" calcext:value-type="float">
            <text:p>339676591</text:p>
          </table:table-cell>
          <table:table-cell table:formula="of:= [.C260]/1000000000" office:value-type="float" office:value="0.339676591" calcext:value-type="float">
            <text:p>0.339676591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9" calcext:value-type="float">
            <text:p>99</text:p>
          </table:table-cell>
          <table:table-cell office:value-type="float" office:value="459846430" calcext:value-type="float">
            <text:p>459846430</text:p>
          </table:table-cell>
          <table:table-cell table:formula="of:= [.C261]/1000000000" office:value-type="float" office:value="0.45984643" calcext:value-type="float">
            <text:p>0.45984643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84" calcext:value-type="float">
            <text:p>84</text:p>
          </table:table-cell>
          <table:table-cell office:value-type="float" office:value="515566190" calcext:value-type="float">
            <text:p>515566190</text:p>
          </table:table-cell>
          <table:table-cell table:formula="of:= [.C262]/1000000000" office:value-type="float" office:value="0.51556619" calcext:value-type="float">
            <text:p>0.51556619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95" calcext:value-type="float">
            <text:p>95</text:p>
          </table:table-cell>
          <table:table-cell office:value-type="float" office:value="439501406" calcext:value-type="float">
            <text:p>439501406</text:p>
          </table:table-cell>
          <table:table-cell table:formula="of:= [.C263]/1000000000" office:value-type="float" office:value="0.439501406" calcext:value-type="float">
            <text:p>0.439501406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99" calcext:value-type="float">
            <text:p>99</text:p>
          </table:table-cell>
          <table:table-cell office:value-type="float" office:value="497407741" calcext:value-type="float">
            <text:p>497407741</text:p>
          </table:table-cell>
          <table:table-cell table:formula="of:= [.C264]/1000000000" office:value-type="float" office:value="0.497407741" calcext:value-type="float">
            <text:p>0.497407741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94" calcext:value-type="float">
            <text:p>94</text:p>
          </table:table-cell>
          <table:table-cell office:value-type="float" office:value="375502388" calcext:value-type="float">
            <text:p>375502388</text:p>
          </table:table-cell>
          <table:table-cell table:formula="of:= [.C265]/1000000000" office:value-type="float" office:value="0.375502388" calcext:value-type="float">
            <text:p>0.37550238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83" calcext:value-type="float">
            <text:p>83</text:p>
          </table:table-cell>
          <table:table-cell office:value-type="float" office:value="370067710" calcext:value-type="float">
            <text:p>370067710</text:p>
          </table:table-cell>
          <table:table-cell table:formula="of:= [.C266]/1000000000" office:value-type="float" office:value="0.37006771" calcext:value-type="float">
            <text:p>0.37006771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84" calcext:value-type="float">
            <text:p>84</text:p>
          </table:table-cell>
          <table:table-cell office:value-type="float" office:value="365679951" calcext:value-type="float">
            <text:p>365679951</text:p>
          </table:table-cell>
          <table:table-cell table:formula="of:= [.C267]/1000000000" office:value-type="float" office:value="0.365679951" calcext:value-type="float">
            <text:p>0.365679951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95" calcext:value-type="float">
            <text:p>95</text:p>
          </table:table-cell>
          <table:table-cell office:value-type="float" office:value="457060265" calcext:value-type="float">
            <text:p>457060265</text:p>
          </table:table-cell>
          <table:table-cell table:formula="of:= [.C268]/1000000000" office:value-type="float" office:value="0.457060265" calcext:value-type="float">
            <text:p>0.457060265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86" calcext:value-type="float">
            <text:p>86</text:p>
          </table:table-cell>
          <table:table-cell office:value-type="float" office:value="441931489" calcext:value-type="float">
            <text:p>441931489</text:p>
          </table:table-cell>
          <table:table-cell table:formula="of:= [.C269]/1000000000" office:value-type="float" office:value="0.441931489" calcext:value-type="float">
            <text:p>0.441931489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94" calcext:value-type="float">
            <text:p>94</text:p>
          </table:table-cell>
          <table:table-cell office:value-type="float" office:value="445719970" calcext:value-type="float">
            <text:p>445719970</text:p>
          </table:table-cell>
          <table:table-cell table:formula="of:= [.C270]/1000000000" office:value-type="float" office:value="0.44571997" calcext:value-type="float">
            <text:p>0.44571997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85" calcext:value-type="float">
            <text:p>85</text:p>
          </table:table-cell>
          <table:table-cell office:value-type="float" office:value="370352587" calcext:value-type="float">
            <text:p>370352587</text:p>
          </table:table-cell>
          <table:table-cell table:formula="of:= [.C271]/1000000000" office:value-type="float" office:value="0.370352587" calcext:value-type="float">
            <text:p>0.370352587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84" calcext:value-type="float">
            <text:p>84</text:p>
          </table:table-cell>
          <table:table-cell office:value-type="float" office:value="529697972" calcext:value-type="float">
            <text:p>529697972</text:p>
          </table:table-cell>
          <table:table-cell table:formula="of:= [.C272]/1000000000" office:value-type="float" office:value="0.529697972" calcext:value-type="float">
            <text:p>0.529697972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88" calcext:value-type="float">
            <text:p>88</text:p>
          </table:table-cell>
          <table:table-cell office:value-type="float" office:value="371268776" calcext:value-type="float">
            <text:p>371268776</text:p>
          </table:table-cell>
          <table:table-cell table:formula="of:= [.C273]/1000000000" office:value-type="float" office:value="0.371268776" calcext:value-type="float">
            <text:p>0.371268776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83" calcext:value-type="float">
            <text:p>83</text:p>
          </table:table-cell>
          <table:table-cell office:value-type="float" office:value="337083467" calcext:value-type="float">
            <text:p>337083467</text:p>
          </table:table-cell>
          <table:table-cell table:formula="of:= [.C274]/1000000000" office:value-type="float" office:value="0.337083467" calcext:value-type="float">
            <text:p>0.337083467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99" calcext:value-type="float">
            <text:p>99</text:p>
          </table:table-cell>
          <table:table-cell office:value-type="float" office:value="351836866" calcext:value-type="float">
            <text:p>351836866</text:p>
          </table:table-cell>
          <table:table-cell table:formula="of:= [.C275]/1000000000" office:value-type="float" office:value="0.351836866" calcext:value-type="float">
            <text:p>0.351836866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47" calcext:value-type="float">
            <text:p>47</text:p>
          </table:table-cell>
          <table:table-cell office:value-type="float" office:value="318924160" calcext:value-type="float">
            <text:p>318924160</text:p>
          </table:table-cell>
          <table:table-cell table:formula="of:= [.C276]/1000000000" office:value-type="float" office:value="0.31892416" calcext:value-type="float">
            <text:p>0.31892416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91" calcext:value-type="float">
            <text:p>91</text:p>
          </table:table-cell>
          <table:table-cell office:value-type="float" office:value="448825118" calcext:value-type="float">
            <text:p>448825118</text:p>
          </table:table-cell>
          <table:table-cell table:formula="of:= [.C277]/1000000000" office:value-type="float" office:value="0.448825118" calcext:value-type="float">
            <text:p>0.448825118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85" calcext:value-type="float">
            <text:p>85</text:p>
          </table:table-cell>
          <table:table-cell office:value-type="float" office:value="332934856" calcext:value-type="float">
            <text:p>332934856</text:p>
          </table:table-cell>
          <table:table-cell table:formula="of:= [.C278]/1000000000" office:value-type="float" office:value="0.332934856" calcext:value-type="float">
            <text:p>0.332934856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91" calcext:value-type="float">
            <text:p>91</text:p>
          </table:table-cell>
          <table:table-cell office:value-type="float" office:value="417842515" calcext:value-type="float">
            <text:p>417842515</text:p>
          </table:table-cell>
          <table:table-cell table:formula="of:= [.C279]/1000000000" office:value-type="float" office:value="0.417842515" calcext:value-type="float">
            <text:p>0.417842515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80" calcext:value-type="float">
            <text:p>80</text:p>
          </table:table-cell>
          <table:table-cell office:value-type="float" office:value="321361091" calcext:value-type="float">
            <text:p>321361091</text:p>
          </table:table-cell>
          <table:table-cell table:formula="of:= [.C280]/1000000000" office:value-type="float" office:value="0.321361091" calcext:value-type="float">
            <text:p>0.32136109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92" calcext:value-type="float">
            <text:p>92</text:p>
          </table:table-cell>
          <table:table-cell office:value-type="float" office:value="418566836" calcext:value-type="float">
            <text:p>418566836</text:p>
          </table:table-cell>
          <table:table-cell table:formula="of:= [.C281]/1000000000" office:value-type="float" office:value="0.418566836" calcext:value-type="float">
            <text:p>0.418566836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88" calcext:value-type="float">
            <text:p>88</text:p>
          </table:table-cell>
          <table:table-cell office:value-type="float" office:value="310163702" calcext:value-type="float">
            <text:p>310163702</text:p>
          </table:table-cell>
          <table:table-cell table:formula="of:= [.C282]/1000000000" office:value-type="float" office:value="0.310163702" calcext:value-type="float">
            <text:p>0.310163702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98" calcext:value-type="float">
            <text:p>98</text:p>
          </table:table-cell>
          <table:table-cell office:value-type="float" office:value="2365912362" calcext:value-type="float">
            <text:p>2365912362</text:p>
          </table:table-cell>
          <table:table-cell table:formula="of:= [.C283]/1000000000" office:value-type="float" office:value="2.365912362" calcext:value-type="float">
            <text:p>2.365912362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94" calcext:value-type="float">
            <text:p>94</text:p>
          </table:table-cell>
          <table:table-cell office:value-type="float" office:value="502847822" calcext:value-type="float">
            <text:p>502847822</text:p>
          </table:table-cell>
          <table:table-cell table:formula="of:= [.C284]/1000000000" office:value-type="float" office:value="0.502847822" calcext:value-type="float">
            <text:p>0.502847822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82" calcext:value-type="float">
            <text:p>82</text:p>
          </table:table-cell>
          <table:table-cell office:value-type="float" office:value="414922544" calcext:value-type="float">
            <text:p>414922544</text:p>
          </table:table-cell>
          <table:table-cell table:formula="of:= [.C285]/1000000000" office:value-type="float" office:value="0.414922544" calcext:value-type="float">
            <text:p>0.414922544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94" calcext:value-type="float">
            <text:p>94</text:p>
          </table:table-cell>
          <table:table-cell office:value-type="float" office:value="1430104011" calcext:value-type="float">
            <text:p>1430104011</text:p>
          </table:table-cell>
          <table:table-cell table:formula="of:= [.C286]/1000000000" office:value-type="float" office:value="1.430104011" calcext:value-type="float">
            <text:p>1.43010401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89" calcext:value-type="float">
            <text:p>89</text:p>
          </table:table-cell>
          <table:table-cell office:value-type="float" office:value="560991177" calcext:value-type="float">
            <text:p>560991177</text:p>
          </table:table-cell>
          <table:table-cell table:formula="of:= [.C287]/1000000000" office:value-type="float" office:value="0.560991177" calcext:value-type="float">
            <text:p>0.56099117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89" calcext:value-type="float">
            <text:p>89</text:p>
          </table:table-cell>
          <table:table-cell office:value-type="float" office:value="833974689" calcext:value-type="float">
            <text:p>833974689</text:p>
          </table:table-cell>
          <table:table-cell table:formula="of:= [.C288]/1000000000" office:value-type="float" office:value="0.833974689" calcext:value-type="float">
            <text:p>0.83397468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86" calcext:value-type="float">
            <text:p>86</text:p>
          </table:table-cell>
          <table:table-cell office:value-type="float" office:value="368364310" calcext:value-type="float">
            <text:p>368364310</text:p>
          </table:table-cell>
          <table:table-cell table:formula="of:= [.C289]/1000000000" office:value-type="float" office:value="0.36836431" calcext:value-type="float">
            <text:p>0.36836431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91" calcext:value-type="float">
            <text:p>91</text:p>
          </table:table-cell>
          <table:table-cell office:value-type="float" office:value="315550753" calcext:value-type="float">
            <text:p>315550753</text:p>
          </table:table-cell>
          <table:table-cell table:formula="of:= [.C290]/1000000000" office:value-type="float" office:value="0.315550753" calcext:value-type="float">
            <text:p>0.31555075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88" calcext:value-type="float">
            <text:p>88</text:p>
          </table:table-cell>
          <table:table-cell office:value-type="float" office:value="294450137" calcext:value-type="float">
            <text:p>294450137</text:p>
          </table:table-cell>
          <table:table-cell table:formula="of:= [.C291]/1000000000" office:value-type="float" office:value="0.294450137" calcext:value-type="float">
            <text:p>0.294450137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86" calcext:value-type="float">
            <text:p>86</text:p>
          </table:table-cell>
          <table:table-cell office:value-type="float" office:value="342276415" calcext:value-type="float">
            <text:p>342276415</text:p>
          </table:table-cell>
          <table:table-cell table:formula="of:= [.C292]/1000000000" office:value-type="float" office:value="0.342276415" calcext:value-type="float">
            <text:p>0.342276415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79" calcext:value-type="float">
            <text:p>79</text:p>
          </table:table-cell>
          <table:table-cell office:value-type="float" office:value="311063409" calcext:value-type="float">
            <text:p>311063409</text:p>
          </table:table-cell>
          <table:table-cell table:formula="of:= [.C293]/1000000000" office:value-type="float" office:value="0.311063409" calcext:value-type="float">
            <text:p>0.311063409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76" calcext:value-type="float">
            <text:p>76</text:p>
          </table:table-cell>
          <table:table-cell office:value-type="float" office:value="434007805" calcext:value-type="float">
            <text:p>434007805</text:p>
          </table:table-cell>
          <table:table-cell table:formula="of:= [.C294]/1000000000" office:value-type="float" office:value="0.434007805" calcext:value-type="float">
            <text:p>0.434007805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90" calcext:value-type="float">
            <text:p>90</text:p>
          </table:table-cell>
          <table:table-cell office:value-type="float" office:value="507702023" calcext:value-type="float">
            <text:p>507702023</text:p>
          </table:table-cell>
          <table:table-cell table:formula="of:= [.C295]/1000000000" office:value-type="float" office:value="0.507702023" calcext:value-type="float">
            <text:p>0.507702023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99" calcext:value-type="float">
            <text:p>99</text:p>
          </table:table-cell>
          <table:table-cell office:value-type="float" office:value="928348586" calcext:value-type="float">
            <text:p>928348586</text:p>
          </table:table-cell>
          <table:table-cell table:formula="of:= [.C296]/1000000000" office:value-type="float" office:value="0.928348586" calcext:value-type="float">
            <text:p>0.92834858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92" calcext:value-type="float">
            <text:p>92</text:p>
          </table:table-cell>
          <table:table-cell office:value-type="float" office:value="326827013" calcext:value-type="float">
            <text:p>326827013</text:p>
          </table:table-cell>
          <table:table-cell table:formula="of:= [.C297]/1000000000" office:value-type="float" office:value="0.326827013" calcext:value-type="float">
            <text:p>0.326827013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86" calcext:value-type="float">
            <text:p>86</text:p>
          </table:table-cell>
          <table:table-cell office:value-type="float" office:value="321906028" calcext:value-type="float">
            <text:p>321906028</text:p>
          </table:table-cell>
          <table:table-cell table:formula="of:= [.C298]/1000000000" office:value-type="float" office:value="0.321906028" calcext:value-type="float">
            <text:p>0.321906028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91" calcext:value-type="float">
            <text:p>91</text:p>
          </table:table-cell>
          <table:table-cell office:value-type="float" office:value="354314351" calcext:value-type="float">
            <text:p>354314351</text:p>
          </table:table-cell>
          <table:table-cell table:formula="of:= [.C299]/1000000000" office:value-type="float" office:value="0.354314351" calcext:value-type="float">
            <text:p>0.354314351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82" calcext:value-type="float">
            <text:p>82</text:p>
          </table:table-cell>
          <table:table-cell office:value-type="float" office:value="356240619" calcext:value-type="float">
            <text:p>356240619</text:p>
          </table:table-cell>
          <table:table-cell table:formula="of:= [.C300]/1000000000" office:value-type="float" office:value="0.356240619" calcext:value-type="float">
            <text:p>0.356240619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89" calcext:value-type="float">
            <text:p>89</text:p>
          </table:table-cell>
          <table:table-cell office:value-type="float" office:value="462174211" calcext:value-type="float">
            <text:p>462174211</text:p>
          </table:table-cell>
          <table:table-cell table:formula="of:= [.C301]/1000000000" office:value-type="float" office:value="0.462174211" calcext:value-type="float">
            <text:p>0.462174211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91" calcext:value-type="float">
            <text:p>91</text:p>
          </table:table-cell>
          <table:table-cell office:value-type="float" office:value="568002032" calcext:value-type="float">
            <text:p>568002032</text:p>
          </table:table-cell>
          <table:table-cell table:formula="of:= [.C302]/1000000000" office:value-type="float" office:value="0.568002032" calcext:value-type="float">
            <text:p>0.568002032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86" calcext:value-type="float">
            <text:p>86</text:p>
          </table:table-cell>
          <table:table-cell office:value-type="float" office:value="2497451760" calcext:value-type="float">
            <text:p>2497451760</text:p>
          </table:table-cell>
          <table:table-cell table:formula="of:= [.C303]/1000000000" office:value-type="float" office:value="2.49745176" calcext:value-type="float">
            <text:p>2.49745176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80" calcext:value-type="float">
            <text:p>80</text:p>
          </table:table-cell>
          <table:table-cell office:value-type="float" office:value="832663369" calcext:value-type="float">
            <text:p>832663369</text:p>
          </table:table-cell>
          <table:table-cell table:formula="of:= [.C304]/1000000000" office:value-type="float" office:value="0.832663369" calcext:value-type="float">
            <text:p>0.832663369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97" calcext:value-type="float">
            <text:p>97</text:p>
          </table:table-cell>
          <table:table-cell office:value-type="float" office:value="359934714" calcext:value-type="float">
            <text:p>359934714</text:p>
          </table:table-cell>
          <table:table-cell table:formula="of:= [.C305]/1000000000" office:value-type="float" office:value="0.359934714" calcext:value-type="float">
            <text:p>0.35993471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95" calcext:value-type="float">
            <text:p>95</text:p>
          </table:table-cell>
          <table:table-cell office:value-type="float" office:value="438342393" calcext:value-type="float">
            <text:p>438342393</text:p>
          </table:table-cell>
          <table:table-cell table:formula="of:= [.C306]/1000000000" office:value-type="float" office:value="0.438342393" calcext:value-type="float">
            <text:p>0.438342393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91" calcext:value-type="float">
            <text:p>91</text:p>
          </table:table-cell>
          <table:table-cell office:value-type="float" office:value="649672404" calcext:value-type="float">
            <text:p>649672404</text:p>
          </table:table-cell>
          <table:table-cell table:formula="of:= [.C307]/1000000000" office:value-type="float" office:value="0.649672404" calcext:value-type="float">
            <text:p>0.649672404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88" calcext:value-type="float">
            <text:p>88</text:p>
          </table:table-cell>
          <table:table-cell office:value-type="float" office:value="321287801" calcext:value-type="float">
            <text:p>321287801</text:p>
          </table:table-cell>
          <table:table-cell table:formula="of:= [.C308]/1000000000" office:value-type="float" office:value="0.321287801" calcext:value-type="float">
            <text:p>0.321287801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84" calcext:value-type="float">
            <text:p>84</text:p>
          </table:table-cell>
          <table:table-cell office:value-type="float" office:value="342063940" calcext:value-type="float">
            <text:p>342063940</text:p>
          </table:table-cell>
          <table:table-cell table:formula="of:= [.C309]/1000000000" office:value-type="float" office:value="0.34206394" calcext:value-type="float">
            <text:p>0.34206394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90" calcext:value-type="float">
            <text:p>90</text:p>
          </table:table-cell>
          <table:table-cell office:value-type="float" office:value="637270715" calcext:value-type="float">
            <text:p>637270715</text:p>
          </table:table-cell>
          <table:table-cell table:formula="of:= [.C310]/1000000000" office:value-type="float" office:value="0.637270715" calcext:value-type="float">
            <text:p>0.637270715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90" calcext:value-type="float">
            <text:p>90</text:p>
          </table:table-cell>
          <table:table-cell office:value-type="float" office:value="371077459" calcext:value-type="float">
            <text:p>371077459</text:p>
          </table:table-cell>
          <table:table-cell table:formula="of:= [.C311]/1000000000" office:value-type="float" office:value="0.371077459" calcext:value-type="float">
            <text:p>0.371077459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89" calcext:value-type="float">
            <text:p>89</text:p>
          </table:table-cell>
          <table:table-cell office:value-type="float" office:value="3408636983" calcext:value-type="float">
            <text:p>3408636983</text:p>
          </table:table-cell>
          <table:table-cell table:formula="of:= [.C312]/1000000000" office:value-type="float" office:value="3.408636983" calcext:value-type="float">
            <text:p>3.408636983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90" calcext:value-type="float">
            <text:p>90</text:p>
          </table:table-cell>
          <table:table-cell office:value-type="float" office:value="366563038" calcext:value-type="float">
            <text:p>366563038</text:p>
          </table:table-cell>
          <table:table-cell table:formula="of:= [.C313]/1000000000" office:value-type="float" office:value="0.366563038" calcext:value-type="float">
            <text:p>0.366563038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90" calcext:value-type="float">
            <text:p>90</text:p>
          </table:table-cell>
          <table:table-cell office:value-type="float" office:value="349673865" calcext:value-type="float">
            <text:p>349673865</text:p>
          </table:table-cell>
          <table:table-cell table:formula="of:= [.C314]/1000000000" office:value-type="float" office:value="0.349673865" calcext:value-type="float">
            <text:p>0.349673865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82" calcext:value-type="float">
            <text:p>82</text:p>
          </table:table-cell>
          <table:table-cell office:value-type="float" office:value="341731000" calcext:value-type="float">
            <text:p>341731000</text:p>
          </table:table-cell>
          <table:table-cell table:formula="of:= [.C315]/1000000000" office:value-type="float" office:value="0.341731" calcext:value-type="float">
            <text:p>0.341731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95" calcext:value-type="float">
            <text:p>95</text:p>
          </table:table-cell>
          <table:table-cell office:value-type="float" office:value="1065617881" calcext:value-type="float">
            <text:p>1065617881</text:p>
          </table:table-cell>
          <table:table-cell table:formula="of:= [.C316]/1000000000" office:value-type="float" office:value="1.065617881" calcext:value-type="float">
            <text:p>1.065617881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80" calcext:value-type="float">
            <text:p>80</text:p>
          </table:table-cell>
          <table:table-cell office:value-type="float" office:value="312200556" calcext:value-type="float">
            <text:p>312200556</text:p>
          </table:table-cell>
          <table:table-cell table:formula="of:= [.C317]/1000000000" office:value-type="float" office:value="0.312200556" calcext:value-type="float">
            <text:p>0.312200556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91" calcext:value-type="float">
            <text:p>91</text:p>
          </table:table-cell>
          <table:table-cell office:value-type="float" office:value="299098856" calcext:value-type="float">
            <text:p>299098856</text:p>
          </table:table-cell>
          <table:table-cell table:formula="of:= [.C318]/1000000000" office:value-type="float" office:value="0.299098856" calcext:value-type="float">
            <text:p>0.29909885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84" calcext:value-type="float">
            <text:p>84</text:p>
          </table:table-cell>
          <table:table-cell office:value-type="float" office:value="297471243" calcext:value-type="float">
            <text:p>297471243</text:p>
          </table:table-cell>
          <table:table-cell table:formula="of:= [.C319]/1000000000" office:value-type="float" office:value="0.297471243" calcext:value-type="float">
            <text:p>0.297471243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94" calcext:value-type="float">
            <text:p>94</text:p>
          </table:table-cell>
          <table:table-cell office:value-type="float" office:value="302005152" calcext:value-type="float">
            <text:p>302005152</text:p>
          </table:table-cell>
          <table:table-cell table:formula="of:= [.C320]/1000000000" office:value-type="float" office:value="0.302005152" calcext:value-type="float">
            <text:p>0.302005152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92" calcext:value-type="float">
            <text:p>92</text:p>
          </table:table-cell>
          <table:table-cell office:value-type="float" office:value="591286166" calcext:value-type="float">
            <text:p>591286166</text:p>
          </table:table-cell>
          <table:table-cell table:formula="of:= [.C321]/1000000000" office:value-type="float" office:value="0.591286166" calcext:value-type="float">
            <text:p>0.591286166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85" calcext:value-type="float">
            <text:p>85</text:p>
          </table:table-cell>
          <table:table-cell office:value-type="float" office:value="316160113" calcext:value-type="float">
            <text:p>316160113</text:p>
          </table:table-cell>
          <table:table-cell table:formula="of:= [.C322]/1000000000" office:value-type="float" office:value="0.316160113" calcext:value-type="float">
            <text:p>0.316160113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92" calcext:value-type="float">
            <text:p>92</text:p>
          </table:table-cell>
          <table:table-cell office:value-type="float" office:value="564578352" calcext:value-type="float">
            <text:p>564578352</text:p>
          </table:table-cell>
          <table:table-cell table:formula="of:= [.C323]/1000000000" office:value-type="float" office:value="0.564578352" calcext:value-type="float">
            <text:p>0.564578352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82" calcext:value-type="float">
            <text:p>82</text:p>
          </table:table-cell>
          <table:table-cell office:value-type="float" office:value="403041157" calcext:value-type="float">
            <text:p>403041157</text:p>
          </table:table-cell>
          <table:table-cell table:formula="of:= [.C324]/1000000000" office:value-type="float" office:value="0.403041157" calcext:value-type="float">
            <text:p>0.403041157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87" calcext:value-type="float">
            <text:p>87</text:p>
          </table:table-cell>
          <table:table-cell office:value-type="float" office:value="673214328" calcext:value-type="float">
            <text:p>673214328</text:p>
          </table:table-cell>
          <table:table-cell table:formula="of:= [.C325]/1000000000" office:value-type="float" office:value="0.673214328" calcext:value-type="float">
            <text:p>0.673214328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92" calcext:value-type="float">
            <text:p>92</text:p>
          </table:table-cell>
          <table:table-cell office:value-type="float" office:value="556464912" calcext:value-type="float">
            <text:p>556464912</text:p>
          </table:table-cell>
          <table:table-cell table:formula="of:= [.C326]/1000000000" office:value-type="float" office:value="0.556464912" calcext:value-type="float">
            <text:p>0.556464912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101" calcext:value-type="float">
            <text:p>101</text:p>
          </table:table-cell>
          <table:table-cell office:value-type="float" office:value="2303098154" calcext:value-type="float">
            <text:p>2303098154</text:p>
          </table:table-cell>
          <table:table-cell table:formula="of:= [.C327]/1000000000" office:value-type="float" office:value="2.303098154" calcext:value-type="float">
            <text:p>2.303098154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81" calcext:value-type="float">
            <text:p>81</text:p>
          </table:table-cell>
          <table:table-cell office:value-type="float" office:value="1567598581" calcext:value-type="float">
            <text:p>1567598581</text:p>
          </table:table-cell>
          <table:table-cell table:formula="of:= [.C328]/1000000000" office:value-type="float" office:value="1.567598581" calcext:value-type="float">
            <text:p>1.567598581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81" calcext:value-type="float">
            <text:p>81</text:p>
          </table:table-cell>
          <table:table-cell office:value-type="float" office:value="303007991" calcext:value-type="float">
            <text:p>303007991</text:p>
          </table:table-cell>
          <table:table-cell table:formula="of:= [.C329]/1000000000" office:value-type="float" office:value="0.303007991" calcext:value-type="float">
            <text:p>0.303007991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90" calcext:value-type="float">
            <text:p>90</text:p>
          </table:table-cell>
          <table:table-cell office:value-type="float" office:value="337792475" calcext:value-type="float">
            <text:p>337792475</text:p>
          </table:table-cell>
          <table:table-cell table:formula="of:= [.C330]/1000000000" office:value-type="float" office:value="0.337792475" calcext:value-type="float">
            <text:p>0.337792475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94" calcext:value-type="float">
            <text:p>94</text:p>
          </table:table-cell>
          <table:table-cell office:value-type="float" office:value="911902532" calcext:value-type="float">
            <text:p>911902532</text:p>
          </table:table-cell>
          <table:table-cell table:formula="of:= [.C331]/1000000000" office:value-type="float" office:value="0.911902532" calcext:value-type="float">
            <text:p>0.911902532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80" calcext:value-type="float">
            <text:p>80</text:p>
          </table:table-cell>
          <table:table-cell office:value-type="float" office:value="346316233" calcext:value-type="float">
            <text:p>346316233</text:p>
          </table:table-cell>
          <table:table-cell table:formula="of:= [.C332]/1000000000" office:value-type="float" office:value="0.346316233" calcext:value-type="float">
            <text:p>0.34631623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82" calcext:value-type="float">
            <text:p>82</text:p>
          </table:table-cell>
          <table:table-cell office:value-type="float" office:value="281245301" calcext:value-type="float">
            <text:p>281245301</text:p>
          </table:table-cell>
          <table:table-cell table:formula="of:= [.C333]/1000000000" office:value-type="float" office:value="0.281245301" calcext:value-type="float">
            <text:p>0.281245301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94" calcext:value-type="float">
            <text:p>94</text:p>
          </table:table-cell>
          <table:table-cell office:value-type="float" office:value="295617732" calcext:value-type="float">
            <text:p>295617732</text:p>
          </table:table-cell>
          <table:table-cell table:formula="of:= [.C334]/1000000000" office:value-type="float" office:value="0.295617732" calcext:value-type="float">
            <text:p>0.29561773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91" calcext:value-type="float">
            <text:p>91</text:p>
          </table:table-cell>
          <table:table-cell office:value-type="float" office:value="65421114003" calcext:value-type="float">
            <text:p>65421114003</text:p>
          </table:table-cell>
          <table:table-cell table:formula="of:= [.C335]/1000000000" office:value-type="float" office:value="65.421114003" calcext:value-type="float">
            <text:p>65.421114003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88" calcext:value-type="float">
            <text:p>88</text:p>
          </table:table-cell>
          <table:table-cell office:value-type="float" office:value="2444151115" calcext:value-type="float">
            <text:p>2444151115</text:p>
          </table:table-cell>
          <table:table-cell table:formula="of:= [.C336]/1000000000" office:value-type="float" office:value="2.444151115" calcext:value-type="float">
            <text:p>2.44415111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88" calcext:value-type="float">
            <text:p>88</text:p>
          </table:table-cell>
          <table:table-cell office:value-type="float" office:value="322234782" calcext:value-type="float">
            <text:p>322234782</text:p>
          </table:table-cell>
          <table:table-cell table:formula="of:= [.C337]/1000000000" office:value-type="float" office:value="0.322234782" calcext:value-type="float">
            <text:p>0.322234782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88" calcext:value-type="float">
            <text:p>88</text:p>
          </table:table-cell>
          <table:table-cell office:value-type="float" office:value="344381491" calcext:value-type="float">
            <text:p>344381491</text:p>
          </table:table-cell>
          <table:table-cell table:formula="of:= [.C338]/1000000000" office:value-type="float" office:value="0.344381491" calcext:value-type="float">
            <text:p>0.344381491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90" calcext:value-type="float">
            <text:p>90</text:p>
          </table:table-cell>
          <table:table-cell office:value-type="float" office:value="404156997" calcext:value-type="float">
            <text:p>404156997</text:p>
          </table:table-cell>
          <table:table-cell table:formula="of:= [.C339]/1000000000" office:value-type="float" office:value="0.404156997" calcext:value-type="float">
            <text:p>0.404156997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80" calcext:value-type="float">
            <text:p>80</text:p>
          </table:table-cell>
          <table:table-cell office:value-type="float" office:value="320243805" calcext:value-type="float">
            <text:p>320243805</text:p>
          </table:table-cell>
          <table:table-cell table:formula="of:= [.C340]/1000000000" office:value-type="float" office:value="0.320243805" calcext:value-type="float">
            <text:p>0.320243805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86" calcext:value-type="float">
            <text:p>86</text:p>
          </table:table-cell>
          <table:table-cell office:value-type="float" office:value="1713941846" calcext:value-type="float">
            <text:p>1713941846</text:p>
          </table:table-cell>
          <table:table-cell table:formula="of:= [.C341]/1000000000" office:value-type="float" office:value="1.713941846" calcext:value-type="float">
            <text:p>1.713941846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92" calcext:value-type="float">
            <text:p>92</text:p>
          </table:table-cell>
          <table:table-cell office:value-type="float" office:value="430813714" calcext:value-type="float">
            <text:p>430813714</text:p>
          </table:table-cell>
          <table:table-cell table:formula="of:= [.C342]/1000000000" office:value-type="float" office:value="0.430813714" calcext:value-type="float">
            <text:p>0.430813714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85" calcext:value-type="float">
            <text:p>85</text:p>
          </table:table-cell>
          <table:table-cell office:value-type="float" office:value="321145289" calcext:value-type="float">
            <text:p>321145289</text:p>
          </table:table-cell>
          <table:table-cell table:formula="of:= [.C343]/1000000000" office:value-type="float" office:value="0.321145289" calcext:value-type="float">
            <text:p>0.321145289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88" calcext:value-type="float">
            <text:p>88</text:p>
          </table:table-cell>
          <table:table-cell office:value-type="float" office:value="439824401" calcext:value-type="float">
            <text:p>439824401</text:p>
          </table:table-cell>
          <table:table-cell table:formula="of:= [.C344]/1000000000" office:value-type="float" office:value="0.439824401" calcext:value-type="float">
            <text:p>0.439824401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94" calcext:value-type="float">
            <text:p>94</text:p>
          </table:table-cell>
          <table:table-cell office:value-type="float" office:value="366612684" calcext:value-type="float">
            <text:p>366612684</text:p>
          </table:table-cell>
          <table:table-cell table:formula="of:= [.C345]/1000000000" office:value-type="float" office:value="0.366612684" calcext:value-type="float">
            <text:p>0.366612684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91" calcext:value-type="float">
            <text:p>91</text:p>
          </table:table-cell>
          <table:table-cell office:value-type="float" office:value="387655403" calcext:value-type="float">
            <text:p>387655403</text:p>
          </table:table-cell>
          <table:table-cell table:formula="of:= [.C346]/1000000000" office:value-type="float" office:value="0.387655403" calcext:value-type="float">
            <text:p>0.387655403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89" calcext:value-type="float">
            <text:p>89</text:p>
          </table:table-cell>
          <table:table-cell office:value-type="float" office:value="540289441" calcext:value-type="float">
            <text:p>540289441</text:p>
          </table:table-cell>
          <table:table-cell table:formula="of:= [.C347]/1000000000" office:value-type="float" office:value="0.540289441" calcext:value-type="float">
            <text:p>0.540289441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78" calcext:value-type="float">
            <text:p>78</text:p>
          </table:table-cell>
          <table:table-cell office:value-type="float" office:value="307198421" calcext:value-type="float">
            <text:p>307198421</text:p>
          </table:table-cell>
          <table:table-cell table:formula="of:= [.C348]/1000000000" office:value-type="float" office:value="0.307198421" calcext:value-type="float">
            <text:p>0.307198421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88" calcext:value-type="float">
            <text:p>88</text:p>
          </table:table-cell>
          <table:table-cell office:value-type="float" office:value="340455360" calcext:value-type="float">
            <text:p>340455360</text:p>
          </table:table-cell>
          <table:table-cell table:formula="of:= [.C349]/1000000000" office:value-type="float" office:value="0.34045536" calcext:value-type="float">
            <text:p>0.34045536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92" calcext:value-type="float">
            <text:p>92</text:p>
          </table:table-cell>
          <table:table-cell office:value-type="float" office:value="350687927" calcext:value-type="float">
            <text:p>350687927</text:p>
          </table:table-cell>
          <table:table-cell table:formula="of:= [.C350]/1000000000" office:value-type="float" office:value="0.350687927" calcext:value-type="float">
            <text:p>0.350687927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96" calcext:value-type="float">
            <text:p>96</text:p>
          </table:table-cell>
          <table:table-cell office:value-type="float" office:value="2956698329" calcext:value-type="float">
            <text:p>2956698329</text:p>
          </table:table-cell>
          <table:table-cell table:formula="of:= [.C351]/1000000000" office:value-type="float" office:value="2.956698329" calcext:value-type="float">
            <text:p>2.956698329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84" calcext:value-type="float">
            <text:p>84</text:p>
          </table:table-cell>
          <table:table-cell office:value-type="float" office:value="381885408" calcext:value-type="float">
            <text:p>381885408</text:p>
          </table:table-cell>
          <table:table-cell table:formula="of:= [.C352]/1000000000" office:value-type="float" office:value="0.381885408" calcext:value-type="float">
            <text:p>0.381885408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99" calcext:value-type="float">
            <text:p>99</text:p>
          </table:table-cell>
          <table:table-cell office:value-type="float" office:value="438998588" calcext:value-type="float">
            <text:p>438998588</text:p>
          </table:table-cell>
          <table:table-cell table:formula="of:= [.C353]/1000000000" office:value-type="float" office:value="0.438998588" calcext:value-type="float">
            <text:p>0.438998588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84" calcext:value-type="float">
            <text:p>84</text:p>
          </table:table-cell>
          <table:table-cell office:value-type="float" office:value="505202706" calcext:value-type="float">
            <text:p>505202706</text:p>
          </table:table-cell>
          <table:table-cell table:formula="of:= [.C354]/1000000000" office:value-type="float" office:value="0.505202706" calcext:value-type="float">
            <text:p>0.505202706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95" calcext:value-type="float">
            <text:p>95</text:p>
          </table:table-cell>
          <table:table-cell office:value-type="float" office:value="460151669" calcext:value-type="float">
            <text:p>460151669</text:p>
          </table:table-cell>
          <table:table-cell table:formula="of:= [.C355]/1000000000" office:value-type="float" office:value="0.460151669" calcext:value-type="float">
            <text:p>0.460151669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99" calcext:value-type="float">
            <text:p>99</text:p>
          </table:table-cell>
          <table:table-cell office:value-type="float" office:value="562527352" calcext:value-type="float">
            <text:p>562527352</text:p>
          </table:table-cell>
          <table:table-cell table:formula="of:= [.C356]/1000000000" office:value-type="float" office:value="0.562527352" calcext:value-type="float">
            <text:p>0.562527352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94" calcext:value-type="float">
            <text:p>94</text:p>
          </table:table-cell>
          <table:table-cell office:value-type="float" office:value="400814325" calcext:value-type="float">
            <text:p>400814325</text:p>
          </table:table-cell>
          <table:table-cell table:formula="of:= [.C357]/1000000000" office:value-type="float" office:value="0.400814325" calcext:value-type="float">
            <text:p>0.400814325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83" calcext:value-type="float">
            <text:p>83</text:p>
          </table:table-cell>
          <table:table-cell office:value-type="float" office:value="338618740" calcext:value-type="float">
            <text:p>338618740</text:p>
          </table:table-cell>
          <table:table-cell table:formula="of:= [.C358]/1000000000" office:value-type="float" office:value="0.33861874" calcext:value-type="float">
            <text:p>0.33861874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84" calcext:value-type="float">
            <text:p>84</text:p>
          </table:table-cell>
          <table:table-cell office:value-type="float" office:value="341655623" calcext:value-type="float">
            <text:p>341655623</text:p>
          </table:table-cell>
          <table:table-cell table:formula="of:= [.C359]/1000000000" office:value-type="float" office:value="0.341655623" calcext:value-type="float">
            <text:p>0.341655623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95" calcext:value-type="float">
            <text:p>95</text:p>
          </table:table-cell>
          <table:table-cell office:value-type="float" office:value="450152385" calcext:value-type="float">
            <text:p>450152385</text:p>
          </table:table-cell>
          <table:table-cell table:formula="of:= [.C360]/1000000000" office:value-type="float" office:value="0.450152385" calcext:value-type="float">
            <text:p>0.450152385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86" calcext:value-type="float">
            <text:p>86</text:p>
          </table:table-cell>
          <table:table-cell office:value-type="float" office:value="365592797" calcext:value-type="float">
            <text:p>365592797</text:p>
          </table:table-cell>
          <table:table-cell table:formula="of:= [.C361]/1000000000" office:value-type="float" office:value="0.365592797" calcext:value-type="float">
            <text:p>0.365592797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94" calcext:value-type="float">
            <text:p>94</text:p>
          </table:table-cell>
          <table:table-cell office:value-type="float" office:value="365664790" calcext:value-type="float">
            <text:p>365664790</text:p>
          </table:table-cell>
          <table:table-cell table:formula="of:= [.C362]/1000000000" office:value-type="float" office:value="0.36566479" calcext:value-type="float">
            <text:p>0.36566479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85" calcext:value-type="float">
            <text:p>85</text:p>
          </table:table-cell>
          <table:table-cell office:value-type="float" office:value="328857519" calcext:value-type="float">
            <text:p>328857519</text:p>
          </table:table-cell>
          <table:table-cell table:formula="of:= [.C363]/1000000000" office:value-type="float" office:value="0.328857519" calcext:value-type="float">
            <text:p>0.328857519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84" calcext:value-type="float">
            <text:p>84</text:p>
          </table:table-cell>
          <table:table-cell office:value-type="float" office:value="447744169" calcext:value-type="float">
            <text:p>447744169</text:p>
          </table:table-cell>
          <table:table-cell table:formula="of:= [.C364]/1000000000" office:value-type="float" office:value="0.447744169" calcext:value-type="float">
            <text:p>0.447744169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88" calcext:value-type="float">
            <text:p>88</text:p>
          </table:table-cell>
          <table:table-cell office:value-type="float" office:value="317360520" calcext:value-type="float">
            <text:p>317360520</text:p>
          </table:table-cell>
          <table:table-cell table:formula="of:= [.C365]/1000000000" office:value-type="float" office:value="0.31736052" calcext:value-type="float">
            <text:p>0.31736052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3" calcext:value-type="float">
            <text:p>83</text:p>
          </table:table-cell>
          <table:table-cell office:value-type="float" office:value="337531054" calcext:value-type="float">
            <text:p>337531054</text:p>
          </table:table-cell>
          <table:table-cell table:formula="of:= [.C366]/1000000000" office:value-type="float" office:value="0.337531054" calcext:value-type="float">
            <text:p>0.337531054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99" calcext:value-type="float">
            <text:p>99</text:p>
          </table:table-cell>
          <table:table-cell office:value-type="float" office:value="350968201" calcext:value-type="float">
            <text:p>350968201</text:p>
          </table:table-cell>
          <table:table-cell table:formula="of:= [.C367]/1000000000" office:value-type="float" office:value="0.350968201" calcext:value-type="float">
            <text:p>0.35096820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47" calcext:value-type="float">
            <text:p>47</text:p>
          </table:table-cell>
          <table:table-cell office:value-type="float" office:value="298467019" calcext:value-type="float">
            <text:p>298467019</text:p>
          </table:table-cell>
          <table:table-cell table:formula="of:= [.C368]/1000000000" office:value-type="float" office:value="0.298467019" calcext:value-type="float">
            <text:p>0.298467019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91" calcext:value-type="float">
            <text:p>91</text:p>
          </table:table-cell>
          <table:table-cell office:value-type="float" office:value="457857301" calcext:value-type="float">
            <text:p>457857301</text:p>
          </table:table-cell>
          <table:table-cell table:formula="of:= [.C369]/1000000000" office:value-type="float" office:value="0.457857301" calcext:value-type="float">
            <text:p>0.45785730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85" calcext:value-type="float">
            <text:p>85</text:p>
          </table:table-cell>
          <table:table-cell office:value-type="float" office:value="333051376" calcext:value-type="float">
            <text:p>333051376</text:p>
          </table:table-cell>
          <table:table-cell table:formula="of:= [.C370]/1000000000" office:value-type="float" office:value="0.333051376" calcext:value-type="float">
            <text:p>0.333051376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91" calcext:value-type="float">
            <text:p>91</text:p>
          </table:table-cell>
          <table:table-cell office:value-type="float" office:value="441069418" calcext:value-type="float">
            <text:p>441069418</text:p>
          </table:table-cell>
          <table:table-cell table:formula="of:= [.C371]/1000000000" office:value-type="float" office:value="0.441069418" calcext:value-type="float">
            <text:p>0.441069418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80" calcext:value-type="float">
            <text:p>80</text:p>
          </table:table-cell>
          <table:table-cell office:value-type="float" office:value="350829456" calcext:value-type="float">
            <text:p>350829456</text:p>
          </table:table-cell>
          <table:table-cell table:formula="of:= [.C372]/1000000000" office:value-type="float" office:value="0.350829456" calcext:value-type="float">
            <text:p>0.350829456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92" calcext:value-type="float">
            <text:p>92</text:p>
          </table:table-cell>
          <table:table-cell office:value-type="float" office:value="422531958" calcext:value-type="float">
            <text:p>422531958</text:p>
          </table:table-cell>
          <table:table-cell table:formula="of:= [.C373]/1000000000" office:value-type="float" office:value="0.422531958" calcext:value-type="float">
            <text:p>0.422531958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88" calcext:value-type="float">
            <text:p>88</text:p>
          </table:table-cell>
          <table:table-cell office:value-type="float" office:value="323620843" calcext:value-type="float">
            <text:p>323620843</text:p>
          </table:table-cell>
          <table:table-cell table:formula="of:= [.C374]/1000000000" office:value-type="float" office:value="0.323620843" calcext:value-type="float">
            <text:p>0.323620843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98" calcext:value-type="float">
            <text:p>98</text:p>
          </table:table-cell>
          <table:table-cell office:value-type="float" office:value="2404072634" calcext:value-type="float">
            <text:p>2404072634</text:p>
          </table:table-cell>
          <table:table-cell table:formula="of:= [.C375]/1000000000" office:value-type="float" office:value="2.404072634" calcext:value-type="float">
            <text:p>2.404072634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94" calcext:value-type="float">
            <text:p>94</text:p>
          </table:table-cell>
          <table:table-cell office:value-type="float" office:value="510704636" calcext:value-type="float">
            <text:p>510704636</text:p>
          </table:table-cell>
          <table:table-cell table:formula="of:= [.C376]/1000000000" office:value-type="float" office:value="0.510704636" calcext:value-type="float">
            <text:p>0.510704636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82" calcext:value-type="float">
            <text:p>82</text:p>
          </table:table-cell>
          <table:table-cell office:value-type="float" office:value="378333875" calcext:value-type="float">
            <text:p>378333875</text:p>
          </table:table-cell>
          <table:table-cell table:formula="of:= [.C377]/1000000000" office:value-type="float" office:value="0.378333875" calcext:value-type="float">
            <text:p>0.378333875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94" calcext:value-type="float">
            <text:p>94</text:p>
          </table:table-cell>
          <table:table-cell office:value-type="float" office:value="1431368202" calcext:value-type="float">
            <text:p>1431368202</text:p>
          </table:table-cell>
          <table:table-cell table:formula="of:= [.C378]/1000000000" office:value-type="float" office:value="1.431368202" calcext:value-type="float">
            <text:p>1.431368202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89" calcext:value-type="float">
            <text:p>89</text:p>
          </table:table-cell>
          <table:table-cell office:value-type="float" office:value="535208832" calcext:value-type="float">
            <text:p>535208832</text:p>
          </table:table-cell>
          <table:table-cell table:formula="of:= [.C379]/1000000000" office:value-type="float" office:value="0.535208832" calcext:value-type="float">
            <text:p>0.535208832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89" calcext:value-type="float">
            <text:p>89</text:p>
          </table:table-cell>
          <table:table-cell office:value-type="float" office:value="856224946" calcext:value-type="float">
            <text:p>856224946</text:p>
          </table:table-cell>
          <table:table-cell table:formula="of:= [.C380]/1000000000" office:value-type="float" office:value="0.856224946" calcext:value-type="float">
            <text:p>0.856224946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86" calcext:value-type="float">
            <text:p>86</text:p>
          </table:table-cell>
          <table:table-cell office:value-type="float" office:value="370991651" calcext:value-type="float">
            <text:p>370991651</text:p>
          </table:table-cell>
          <table:table-cell table:formula="of:= [.C381]/1000000000" office:value-type="float" office:value="0.370991651" calcext:value-type="float">
            <text:p>0.370991651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91" calcext:value-type="float">
            <text:p>91</text:p>
          </table:table-cell>
          <table:table-cell office:value-type="float" office:value="472700400" calcext:value-type="float">
            <text:p>472700400</text:p>
          </table:table-cell>
          <table:table-cell table:formula="of:= [.C382]/1000000000" office:value-type="float" office:value="0.4727004" calcext:value-type="float">
            <text:p>0.4727004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88" calcext:value-type="float">
            <text:p>88</text:p>
          </table:table-cell>
          <table:table-cell office:value-type="float" office:value="420804666" calcext:value-type="float">
            <text:p>420804666</text:p>
          </table:table-cell>
          <table:table-cell table:formula="of:= [.C383]/1000000000" office:value-type="float" office:value="0.420804666" calcext:value-type="float">
            <text:p>0.420804666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86" calcext:value-type="float">
            <text:p>86</text:p>
          </table:table-cell>
          <table:table-cell office:value-type="float" office:value="416449121" calcext:value-type="float">
            <text:p>416449121</text:p>
          </table:table-cell>
          <table:table-cell table:formula="of:= [.C384]/1000000000" office:value-type="float" office:value="0.416449121" calcext:value-type="float">
            <text:p>0.416449121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79" calcext:value-type="float">
            <text:p>79</text:p>
          </table:table-cell>
          <table:table-cell office:value-type="float" office:value="358738924" calcext:value-type="float">
            <text:p>358738924</text:p>
          </table:table-cell>
          <table:table-cell table:formula="of:= [.C385]/1000000000" office:value-type="float" office:value="0.358738924" calcext:value-type="float">
            <text:p>0.358738924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76" calcext:value-type="float">
            <text:p>76</text:p>
          </table:table-cell>
          <table:table-cell office:value-type="float" office:value="486264519" calcext:value-type="float">
            <text:p>486264519</text:p>
          </table:table-cell>
          <table:table-cell table:formula="of:= [.C386]/1000000000" office:value-type="float" office:value="0.486264519" calcext:value-type="float">
            <text:p>0.486264519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90" calcext:value-type="float">
            <text:p>90</text:p>
          </table:table-cell>
          <table:table-cell office:value-type="float" office:value="542590951" calcext:value-type="float">
            <text:p>542590951</text:p>
          </table:table-cell>
          <table:table-cell table:formula="of:= [.C387]/1000000000" office:value-type="float" office:value="0.542590951" calcext:value-type="float">
            <text:p>0.542590951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99" calcext:value-type="float">
            <text:p>99</text:p>
          </table:table-cell>
          <table:table-cell office:value-type="float" office:value="1017624178" calcext:value-type="float">
            <text:p>1017624178</text:p>
          </table:table-cell>
          <table:table-cell table:formula="of:= [.C388]/1000000000" office:value-type="float" office:value="1.017624178" calcext:value-type="float">
            <text:p>1.017624178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92" calcext:value-type="float">
            <text:p>92</text:p>
          </table:table-cell>
          <table:table-cell office:value-type="float" office:value="361431830" calcext:value-type="float">
            <text:p>361431830</text:p>
          </table:table-cell>
          <table:table-cell table:formula="of:= [.C389]/1000000000" office:value-type="float" office:value="0.36143183" calcext:value-type="float">
            <text:p>0.36143183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86" calcext:value-type="float">
            <text:p>86</text:p>
          </table:table-cell>
          <table:table-cell office:value-type="float" office:value="343680681" calcext:value-type="float">
            <text:p>343680681</text:p>
          </table:table-cell>
          <table:table-cell table:formula="of:= [.C390]/1000000000" office:value-type="float" office:value="0.343680681" calcext:value-type="float">
            <text:p>0.343680681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91" calcext:value-type="float">
            <text:p>91</text:p>
          </table:table-cell>
          <table:table-cell office:value-type="float" office:value="324048548" calcext:value-type="float">
            <text:p>324048548</text:p>
          </table:table-cell>
          <table:table-cell table:formula="of:= [.C391]/1000000000" office:value-type="float" office:value="0.324048548" calcext:value-type="float">
            <text:p>0.32404854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82" calcext:value-type="float">
            <text:p>82</text:p>
          </table:table-cell>
          <table:table-cell office:value-type="float" office:value="338838367" calcext:value-type="float">
            <text:p>338838367</text:p>
          </table:table-cell>
          <table:table-cell table:formula="of:= [.C392]/1000000000" office:value-type="float" office:value="0.338838367" calcext:value-type="float">
            <text:p>0.338838367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89" calcext:value-type="float">
            <text:p>89</text:p>
          </table:table-cell>
          <table:table-cell office:value-type="float" office:value="425151689" calcext:value-type="float">
            <text:p>425151689</text:p>
          </table:table-cell>
          <table:table-cell table:formula="of:= [.C393]/1000000000" office:value-type="float" office:value="0.425151689" calcext:value-type="float">
            <text:p>0.425151689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91" calcext:value-type="float">
            <text:p>91</text:p>
          </table:table-cell>
          <table:table-cell office:value-type="float" office:value="592979137" calcext:value-type="float">
            <text:p>592979137</text:p>
          </table:table-cell>
          <table:table-cell table:formula="of:= [.C394]/1000000000" office:value-type="float" office:value="0.592979137" calcext:value-type="float">
            <text:p>0.592979137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86" calcext:value-type="float">
            <text:p>86</text:p>
          </table:table-cell>
          <table:table-cell office:value-type="float" office:value="2765802167" calcext:value-type="float">
            <text:p>2765802167</text:p>
          </table:table-cell>
          <table:table-cell table:formula="of:= [.C395]/1000000000" office:value-type="float" office:value="2.765802167" calcext:value-type="float">
            <text:p>2.765802167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80" calcext:value-type="float">
            <text:p>80</text:p>
          </table:table-cell>
          <table:table-cell office:value-type="float" office:value="812399687" calcext:value-type="float">
            <text:p>812399687</text:p>
          </table:table-cell>
          <table:table-cell table:formula="of:= [.C396]/1000000000" office:value-type="float" office:value="0.812399687" calcext:value-type="float">
            <text:p>0.812399687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97" calcext:value-type="float">
            <text:p>97</text:p>
          </table:table-cell>
          <table:table-cell office:value-type="float" office:value="360707944" calcext:value-type="float">
            <text:p>360707944</text:p>
          </table:table-cell>
          <table:table-cell table:formula="of:= [.C397]/1000000000" office:value-type="float" office:value="0.360707944" calcext:value-type="float">
            <text:p>0.360707944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95" calcext:value-type="float">
            <text:p>95</text:p>
          </table:table-cell>
          <table:table-cell office:value-type="float" office:value="453430404" calcext:value-type="float">
            <text:p>453430404</text:p>
          </table:table-cell>
          <table:table-cell table:formula="of:= [.C398]/1000000000" office:value-type="float" office:value="0.453430404" calcext:value-type="float">
            <text:p>0.45343040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91" calcext:value-type="float">
            <text:p>91</text:p>
          </table:table-cell>
          <table:table-cell office:value-type="float" office:value="597892927" calcext:value-type="float">
            <text:p>597892927</text:p>
          </table:table-cell>
          <table:table-cell table:formula="of:= [.C399]/1000000000" office:value-type="float" office:value="0.597892927" calcext:value-type="float">
            <text:p>0.597892927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88" calcext:value-type="float">
            <text:p>88</text:p>
          </table:table-cell>
          <table:table-cell office:value-type="float" office:value="332597736" calcext:value-type="float">
            <text:p>332597736</text:p>
          </table:table-cell>
          <table:table-cell table:formula="of:= [.C400]/1000000000" office:value-type="float" office:value="0.332597736" calcext:value-type="float">
            <text:p>0.33259773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84" calcext:value-type="float">
            <text:p>84</text:p>
          </table:table-cell>
          <table:table-cell office:value-type="float" office:value="338809852" calcext:value-type="float">
            <text:p>338809852</text:p>
          </table:table-cell>
          <table:table-cell table:formula="of:= [.C401]/1000000000" office:value-type="float" office:value="0.338809852" calcext:value-type="float">
            <text:p>0.338809852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90" calcext:value-type="float">
            <text:p>90</text:p>
          </table:table-cell>
          <table:table-cell office:value-type="float" office:value="668105026" calcext:value-type="float">
            <text:p>668105026</text:p>
          </table:table-cell>
          <table:table-cell table:formula="of:= [.C402]/1000000000" office:value-type="float" office:value="0.668105026" calcext:value-type="float">
            <text:p>0.668105026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90" calcext:value-type="float">
            <text:p>90</text:p>
          </table:table-cell>
          <table:table-cell office:value-type="float" office:value="399110773" calcext:value-type="float">
            <text:p>399110773</text:p>
          </table:table-cell>
          <table:table-cell table:formula="of:= [.C403]/1000000000" office:value-type="float" office:value="0.399110773" calcext:value-type="float">
            <text:p>0.399110773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89" calcext:value-type="float">
            <text:p>89</text:p>
          </table:table-cell>
          <table:table-cell office:value-type="float" office:value="3617786128" calcext:value-type="float">
            <text:p>3617786128</text:p>
          </table:table-cell>
          <table:table-cell table:formula="of:= [.C404]/1000000000" office:value-type="float" office:value="3.617786128" calcext:value-type="float">
            <text:p>3.617786128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90" calcext:value-type="float">
            <text:p>90</text:p>
          </table:table-cell>
          <table:table-cell office:value-type="float" office:value="345899135" calcext:value-type="float">
            <text:p>345899135</text:p>
          </table:table-cell>
          <table:table-cell table:formula="of:= [.C405]/1000000000" office:value-type="float" office:value="0.345899135" calcext:value-type="float">
            <text:p>0.345899135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90" calcext:value-type="float">
            <text:p>90</text:p>
          </table:table-cell>
          <table:table-cell office:value-type="float" office:value="350033906" calcext:value-type="float">
            <text:p>350033906</text:p>
          </table:table-cell>
          <table:table-cell table:formula="of:= [.C406]/1000000000" office:value-type="float" office:value="0.350033906" calcext:value-type="float">
            <text:p>0.350033906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82" calcext:value-type="float">
            <text:p>82</text:p>
          </table:table-cell>
          <table:table-cell office:value-type="float" office:value="354552466" calcext:value-type="float">
            <text:p>354552466</text:p>
          </table:table-cell>
          <table:table-cell table:formula="of:= [.C407]/1000000000" office:value-type="float" office:value="0.354552466" calcext:value-type="float">
            <text:p>0.354552466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95" calcext:value-type="float">
            <text:p>95</text:p>
          </table:table-cell>
          <table:table-cell office:value-type="float" office:value="1016971376" calcext:value-type="float">
            <text:p>1016971376</text:p>
          </table:table-cell>
          <table:table-cell table:formula="of:= [.C408]/1000000000" office:value-type="float" office:value="1.016971376" calcext:value-type="float">
            <text:p>1.016971376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80" calcext:value-type="float">
            <text:p>80</text:p>
          </table:table-cell>
          <table:table-cell office:value-type="float" office:value="354647907" calcext:value-type="float">
            <text:p>354647907</text:p>
          </table:table-cell>
          <table:table-cell table:formula="of:= [.C409]/1000000000" office:value-type="float" office:value="0.354647907" calcext:value-type="float">
            <text:p>0.354647907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91" calcext:value-type="float">
            <text:p>91</text:p>
          </table:table-cell>
          <table:table-cell office:value-type="float" office:value="313580509" calcext:value-type="float">
            <text:p>313580509</text:p>
          </table:table-cell>
          <table:table-cell table:formula="of:= [.C410]/1000000000" office:value-type="float" office:value="0.313580509" calcext:value-type="float">
            <text:p>0.313580509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84" calcext:value-type="float">
            <text:p>84</text:p>
          </table:table-cell>
          <table:table-cell office:value-type="float" office:value="326564978" calcext:value-type="float">
            <text:p>326564978</text:p>
          </table:table-cell>
          <table:table-cell table:formula="of:= [.C411]/1000000000" office:value-type="float" office:value="0.326564978" calcext:value-type="float">
            <text:p>0.326564978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94" calcext:value-type="float">
            <text:p>94</text:p>
          </table:table-cell>
          <table:table-cell office:value-type="float" office:value="304761635" calcext:value-type="float">
            <text:p>304761635</text:p>
          </table:table-cell>
          <table:table-cell table:formula="of:= [.C412]/1000000000" office:value-type="float" office:value="0.304761635" calcext:value-type="float">
            <text:p>0.304761635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92" calcext:value-type="float">
            <text:p>92</text:p>
          </table:table-cell>
          <table:table-cell office:value-type="float" office:value="595332341" calcext:value-type="float">
            <text:p>595332341</text:p>
          </table:table-cell>
          <table:table-cell table:formula="of:= [.C413]/1000000000" office:value-type="float" office:value="0.595332341" calcext:value-type="float">
            <text:p>0.595332341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85" calcext:value-type="float">
            <text:p>85</text:p>
          </table:table-cell>
          <table:table-cell office:value-type="float" office:value="319993743" calcext:value-type="float">
            <text:p>319993743</text:p>
          </table:table-cell>
          <table:table-cell table:formula="of:= [.C414]/1000000000" office:value-type="float" office:value="0.319993743" calcext:value-type="float">
            <text:p>0.319993743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92" calcext:value-type="float">
            <text:p>92</text:p>
          </table:table-cell>
          <table:table-cell office:value-type="float" office:value="590570908" calcext:value-type="float">
            <text:p>590570908</text:p>
          </table:table-cell>
          <table:table-cell table:formula="of:= [.C415]/1000000000" office:value-type="float" office:value="0.590570908" calcext:value-type="float">
            <text:p>0.590570908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82" calcext:value-type="float">
            <text:p>82</text:p>
          </table:table-cell>
          <table:table-cell office:value-type="float" office:value="337002034" calcext:value-type="float">
            <text:p>337002034</text:p>
          </table:table-cell>
          <table:table-cell table:formula="of:= [.C416]/1000000000" office:value-type="float" office:value="0.337002034" calcext:value-type="float">
            <text:p>0.337002034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87" calcext:value-type="float">
            <text:p>87</text:p>
          </table:table-cell>
          <table:table-cell office:value-type="float" office:value="579028064" calcext:value-type="float">
            <text:p>579028064</text:p>
          </table:table-cell>
          <table:table-cell table:formula="of:= [.C417]/1000000000" office:value-type="float" office:value="0.579028064" calcext:value-type="float">
            <text:p>0.579028064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92" calcext:value-type="float">
            <text:p>92</text:p>
          </table:table-cell>
          <table:table-cell office:value-type="float" office:value="506545093" calcext:value-type="float">
            <text:p>506545093</text:p>
          </table:table-cell>
          <table:table-cell table:formula="of:= [.C418]/1000000000" office:value-type="float" office:value="0.506545093" calcext:value-type="float">
            <text:p>0.506545093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01" calcext:value-type="float">
            <text:p>101</text:p>
          </table:table-cell>
          <table:table-cell office:value-type="float" office:value="1918514582" calcext:value-type="float">
            <text:p>1918514582</text:p>
          </table:table-cell>
          <table:table-cell table:formula="of:= [.C419]/1000000000" office:value-type="float" office:value="1.918514582" calcext:value-type="float">
            <text:p>1.918514582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81" calcext:value-type="float">
            <text:p>81</text:p>
          </table:table-cell>
          <table:table-cell office:value-type="float" office:value="1394533063" calcext:value-type="float">
            <text:p>1394533063</text:p>
          </table:table-cell>
          <table:table-cell table:formula="of:= [.C420]/1000000000" office:value-type="float" office:value="1.394533063" calcext:value-type="float">
            <text:p>1.394533063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81" calcext:value-type="float">
            <text:p>81</text:p>
          </table:table-cell>
          <table:table-cell office:value-type="float" office:value="374708718" calcext:value-type="float">
            <text:p>374708718</text:p>
          </table:table-cell>
          <table:table-cell table:formula="of:= [.C421]/1000000000" office:value-type="float" office:value="0.374708718" calcext:value-type="float">
            <text:p>0.374708718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90" calcext:value-type="float">
            <text:p>90</text:p>
          </table:table-cell>
          <table:table-cell office:value-type="float" office:value="355717159" calcext:value-type="float">
            <text:p>355717159</text:p>
          </table:table-cell>
          <table:table-cell table:formula="of:= [.C422]/1000000000" office:value-type="float" office:value="0.355717159" calcext:value-type="float">
            <text:p>0.355717159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94" calcext:value-type="float">
            <text:p>94</text:p>
          </table:table-cell>
          <table:table-cell office:value-type="float" office:value="913990845" calcext:value-type="float">
            <text:p>913990845</text:p>
          </table:table-cell>
          <table:table-cell table:formula="of:= [.C423]/1000000000" office:value-type="float" office:value="0.913990845" calcext:value-type="float">
            <text:p>0.913990845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80" calcext:value-type="float">
            <text:p>80</text:p>
          </table:table-cell>
          <table:table-cell office:value-type="float" office:value="378726728" calcext:value-type="float">
            <text:p>378726728</text:p>
          </table:table-cell>
          <table:table-cell table:formula="of:= [.C424]/1000000000" office:value-type="float" office:value="0.378726728" calcext:value-type="float">
            <text:p>0.378726728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82" calcext:value-type="float">
            <text:p>82</text:p>
          </table:table-cell>
          <table:table-cell office:value-type="float" office:value="328112036" calcext:value-type="float">
            <text:p>328112036</text:p>
          </table:table-cell>
          <table:table-cell table:formula="of:= [.C425]/1000000000" office:value-type="float" office:value="0.328112036" calcext:value-type="float">
            <text:p>0.328112036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94" calcext:value-type="float">
            <text:p>94</text:p>
          </table:table-cell>
          <table:table-cell office:value-type="float" office:value="327928915" calcext:value-type="float">
            <text:p>327928915</text:p>
          </table:table-cell>
          <table:table-cell table:formula="of:= [.C426]/1000000000" office:value-type="float" office:value="0.327928915" calcext:value-type="float">
            <text:p>0.327928915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91" calcext:value-type="float">
            <text:p>91</text:p>
          </table:table-cell>
          <table:table-cell office:value-type="float" office:value="65560883485" calcext:value-type="float">
            <text:p>65560883485</text:p>
          </table:table-cell>
          <table:table-cell table:formula="of:= [.C427]/1000000000" office:value-type="float" office:value="65.560883485" calcext:value-type="float">
            <text:p>65.560883485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88" calcext:value-type="float">
            <text:p>88</text:p>
          </table:table-cell>
          <table:table-cell office:value-type="float" office:value="3250493634" calcext:value-type="float">
            <text:p>3250493634</text:p>
          </table:table-cell>
          <table:table-cell table:formula="of:= [.C428]/1000000000" office:value-type="float" office:value="3.250493634" calcext:value-type="float">
            <text:p>3.250493634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88" calcext:value-type="float">
            <text:p>88</text:p>
          </table:table-cell>
          <table:table-cell office:value-type="float" office:value="407831570" calcext:value-type="float">
            <text:p>407831570</text:p>
          </table:table-cell>
          <table:table-cell table:formula="of:= [.C429]/1000000000" office:value-type="float" office:value="0.40783157" calcext:value-type="float">
            <text:p>0.40783157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88" calcext:value-type="float">
            <text:p>88</text:p>
          </table:table-cell>
          <table:table-cell office:value-type="float" office:value="467078801" calcext:value-type="float">
            <text:p>467078801</text:p>
          </table:table-cell>
          <table:table-cell table:formula="of:= [.C430]/1000000000" office:value-type="float" office:value="0.467078801" calcext:value-type="float">
            <text:p>0.467078801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90" calcext:value-type="float">
            <text:p>90</text:p>
          </table:table-cell>
          <table:table-cell office:value-type="float" office:value="492818931" calcext:value-type="float">
            <text:p>492818931</text:p>
          </table:table-cell>
          <table:table-cell table:formula="of:= [.C431]/1000000000" office:value-type="float" office:value="0.492818931" calcext:value-type="float">
            <text:p>0.492818931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80" calcext:value-type="float">
            <text:p>80</text:p>
          </table:table-cell>
          <table:table-cell office:value-type="float" office:value="328602130" calcext:value-type="float">
            <text:p>328602130</text:p>
          </table:table-cell>
          <table:table-cell table:formula="of:= [.C432]/1000000000" office:value-type="float" office:value="0.32860213" calcext:value-type="float">
            <text:p>0.32860213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86" calcext:value-type="float">
            <text:p>86</text:p>
          </table:table-cell>
          <table:table-cell office:value-type="float" office:value="1311092660" calcext:value-type="float">
            <text:p>1311092660</text:p>
          </table:table-cell>
          <table:table-cell table:formula="of:= [.C433]/1000000000" office:value-type="float" office:value="1.31109266" calcext:value-type="float">
            <text:p>1.31109266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92" calcext:value-type="float">
            <text:p>92</text:p>
          </table:table-cell>
          <table:table-cell office:value-type="float" office:value="460893533" calcext:value-type="float">
            <text:p>460893533</text:p>
          </table:table-cell>
          <table:table-cell table:formula="of:= [.C434]/1000000000" office:value-type="float" office:value="0.460893533" calcext:value-type="float">
            <text:p>0.460893533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85" calcext:value-type="float">
            <text:p>85</text:p>
          </table:table-cell>
          <table:table-cell office:value-type="float" office:value="342021179" calcext:value-type="float">
            <text:p>342021179</text:p>
          </table:table-cell>
          <table:table-cell table:formula="of:= [.C435]/1000000000" office:value-type="float" office:value="0.342021179" calcext:value-type="float">
            <text:p>0.342021179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88" calcext:value-type="float">
            <text:p>88</text:p>
          </table:table-cell>
          <table:table-cell office:value-type="float" office:value="348826961" calcext:value-type="float">
            <text:p>348826961</text:p>
          </table:table-cell>
          <table:table-cell table:formula="of:= [.C436]/1000000000" office:value-type="float" office:value="0.348826961" calcext:value-type="float">
            <text:p>0.348826961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94" calcext:value-type="float">
            <text:p>94</text:p>
          </table:table-cell>
          <table:table-cell office:value-type="float" office:value="359626119" calcext:value-type="float">
            <text:p>359626119</text:p>
          </table:table-cell>
          <table:table-cell table:formula="of:= [.C437]/1000000000" office:value-type="float" office:value="0.359626119" calcext:value-type="float">
            <text:p>0.359626119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91" calcext:value-type="float">
            <text:p>91</text:p>
          </table:table-cell>
          <table:table-cell office:value-type="float" office:value="350484059" calcext:value-type="float">
            <text:p>350484059</text:p>
          </table:table-cell>
          <table:table-cell table:formula="of:= [.C438]/1000000000" office:value-type="float" office:value="0.350484059" calcext:value-type="float">
            <text:p>0.350484059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89" calcext:value-type="float">
            <text:p>89</text:p>
          </table:table-cell>
          <table:table-cell office:value-type="float" office:value="543544655" calcext:value-type="float">
            <text:p>543544655</text:p>
          </table:table-cell>
          <table:table-cell table:formula="of:= [.C439]/1000000000" office:value-type="float" office:value="0.543544655" calcext:value-type="float">
            <text:p>0.543544655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78" calcext:value-type="float">
            <text:p>78</text:p>
          </table:table-cell>
          <table:table-cell office:value-type="float" office:value="333961600" calcext:value-type="float">
            <text:p>333961600</text:p>
          </table:table-cell>
          <table:table-cell table:formula="of:= [.C440]/1000000000" office:value-type="float" office:value="0.3339616" calcext:value-type="float">
            <text:p>0.3339616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88" calcext:value-type="float">
            <text:p>88</text:p>
          </table:table-cell>
          <table:table-cell office:value-type="float" office:value="370175616" calcext:value-type="float">
            <text:p>370175616</text:p>
          </table:table-cell>
          <table:table-cell table:formula="of:= [.C441]/1000000000" office:value-type="float" office:value="0.370175616" calcext:value-type="float">
            <text:p>0.370175616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92" calcext:value-type="float">
            <text:p>92</text:p>
          </table:table-cell>
          <table:table-cell office:value-type="float" office:value="384824827" calcext:value-type="float">
            <text:p>384824827</text:p>
          </table:table-cell>
          <table:table-cell table:formula="of:= [.C442]/1000000000" office:value-type="float" office:value="0.384824827" calcext:value-type="float">
            <text:p>0.384824827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96" calcext:value-type="float">
            <text:p>96</text:p>
          </table:table-cell>
          <table:table-cell office:value-type="float" office:value="3404642104" calcext:value-type="float">
            <text:p>3404642104</text:p>
          </table:table-cell>
          <table:table-cell table:formula="of:= [.C443]/1000000000" office:value-type="float" office:value="3.404642104" calcext:value-type="float">
            <text:p>3.404642104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84" calcext:value-type="float">
            <text:p>84</text:p>
          </table:table-cell>
          <table:table-cell office:value-type="float" office:value="379795672" calcext:value-type="float">
            <text:p>379795672</text:p>
          </table:table-cell>
          <table:table-cell table:formula="of:= [.C444]/1000000000" office:value-type="float" office:value="0.379795672" calcext:value-type="float">
            <text:p>0.379795672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99" calcext:value-type="float">
            <text:p>99</text:p>
          </table:table-cell>
          <table:table-cell office:value-type="float" office:value="483956217" calcext:value-type="float">
            <text:p>483956217</text:p>
          </table:table-cell>
          <table:table-cell table:formula="of:= [.C445]/1000000000" office:value-type="float" office:value="0.483956217" calcext:value-type="float">
            <text:p>0.483956217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84" calcext:value-type="float">
            <text:p>84</text:p>
          </table:table-cell>
          <table:table-cell office:value-type="float" office:value="563522343" calcext:value-type="float">
            <text:p>563522343</text:p>
          </table:table-cell>
          <table:table-cell table:formula="of:= [.C446]/1000000000" office:value-type="float" office:value="0.563522343" calcext:value-type="float">
            <text:p>0.563522343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95" calcext:value-type="float">
            <text:p>95</text:p>
          </table:table-cell>
          <table:table-cell office:value-type="float" office:value="400049863" calcext:value-type="float">
            <text:p>400049863</text:p>
          </table:table-cell>
          <table:table-cell table:formula="of:= [.C447]/1000000000" office:value-type="float" office:value="0.400049863" calcext:value-type="float">
            <text:p>0.400049863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99" calcext:value-type="float">
            <text:p>99</text:p>
          </table:table-cell>
          <table:table-cell office:value-type="float" office:value="484278466" calcext:value-type="float">
            <text:p>484278466</text:p>
          </table:table-cell>
          <table:table-cell table:formula="of:= [.C448]/1000000000" office:value-type="float" office:value="0.484278466" calcext:value-type="float">
            <text:p>0.484278466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94" calcext:value-type="float">
            <text:p>94</text:p>
          </table:table-cell>
          <table:table-cell office:value-type="float" office:value="355899172" calcext:value-type="float">
            <text:p>355899172</text:p>
          </table:table-cell>
          <table:table-cell table:formula="of:= [.C449]/1000000000" office:value-type="float" office:value="0.355899172" calcext:value-type="float">
            <text:p>0.355899172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83" calcext:value-type="float">
            <text:p>83</text:p>
          </table:table-cell>
          <table:table-cell office:value-type="float" office:value="351896058" calcext:value-type="float">
            <text:p>351896058</text:p>
          </table:table-cell>
          <table:table-cell table:formula="of:= [.C450]/1000000000" office:value-type="float" office:value="0.351896058" calcext:value-type="float">
            <text:p>0.351896058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84" calcext:value-type="float">
            <text:p>84</text:p>
          </table:table-cell>
          <table:table-cell office:value-type="float" office:value="377140645" calcext:value-type="float">
            <text:p>377140645</text:p>
          </table:table-cell>
          <table:table-cell table:formula="of:= [.C451]/1000000000" office:value-type="float" office:value="0.377140645" calcext:value-type="float">
            <text:p>0.377140645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95" calcext:value-type="float">
            <text:p>95</text:p>
          </table:table-cell>
          <table:table-cell office:value-type="float" office:value="442215715" calcext:value-type="float">
            <text:p>442215715</text:p>
          </table:table-cell>
          <table:table-cell table:formula="of:= [.C452]/1000000000" office:value-type="float" office:value="0.442215715" calcext:value-type="float">
            <text:p>0.442215715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86" calcext:value-type="float">
            <text:p>86</text:p>
          </table:table-cell>
          <table:table-cell office:value-type="float" office:value="365493123" calcext:value-type="float">
            <text:p>365493123</text:p>
          </table:table-cell>
          <table:table-cell table:formula="of:= [.C453]/1000000000" office:value-type="float" office:value="0.365493123" calcext:value-type="float">
            <text:p>0.365493123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94" calcext:value-type="float">
            <text:p>94</text:p>
          </table:table-cell>
          <table:table-cell office:value-type="float" office:value="388060621" calcext:value-type="float">
            <text:p>388060621</text:p>
          </table:table-cell>
          <table:table-cell table:formula="of:= [.C454]/1000000000" office:value-type="float" office:value="0.388060621" calcext:value-type="float">
            <text:p>0.388060621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85" calcext:value-type="float">
            <text:p>85</text:p>
          </table:table-cell>
          <table:table-cell office:value-type="float" office:value="331896534" calcext:value-type="float">
            <text:p>331896534</text:p>
          </table:table-cell>
          <table:table-cell table:formula="of:= [.C455]/1000000000" office:value-type="float" office:value="0.331896534" calcext:value-type="float">
            <text:p>0.331896534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84" calcext:value-type="float">
            <text:p>84</text:p>
          </table:table-cell>
          <table:table-cell office:value-type="float" office:value="490177828" calcext:value-type="float">
            <text:p>490177828</text:p>
          </table:table-cell>
          <table:table-cell table:formula="of:= [.C456]/1000000000" office:value-type="float" office:value="0.490177828" calcext:value-type="float">
            <text:p>0.490177828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88" calcext:value-type="float">
            <text:p>88</text:p>
          </table:table-cell>
          <table:table-cell office:value-type="float" office:value="339406583" calcext:value-type="float">
            <text:p>339406583</text:p>
          </table:table-cell>
          <table:table-cell table:formula="of:= [.C457]/1000000000" office:value-type="float" office:value="0.339406583" calcext:value-type="float">
            <text:p>0.339406583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83" calcext:value-type="float">
            <text:p>83</text:p>
          </table:table-cell>
          <table:table-cell office:value-type="float" office:value="362637820" calcext:value-type="float">
            <text:p>362637820</text:p>
          </table:table-cell>
          <table:table-cell table:formula="of:= [.C458]/1000000000" office:value-type="float" office:value="0.36263782" calcext:value-type="float">
            <text:p>0.36263782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99" calcext:value-type="float">
            <text:p>99</text:p>
          </table:table-cell>
          <table:table-cell office:value-type="float" office:value="347580431" calcext:value-type="float">
            <text:p>347580431</text:p>
          </table:table-cell>
          <table:table-cell table:formula="of:= [.C459]/1000000000" office:value-type="float" office:value="0.347580431" calcext:value-type="float">
            <text:p>0.347580431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47" calcext:value-type="float">
            <text:p>47</text:p>
          </table:table-cell>
          <table:table-cell office:value-type="float" office:value="382295179" calcext:value-type="float">
            <text:p>382295179</text:p>
          </table:table-cell>
          <table:table-cell table:formula="of:= [.C460]/1000000000" office:value-type="float" office:value="0.382295179" calcext:value-type="float">
            <text:p>0.382295179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91" calcext:value-type="float">
            <text:p>91</text:p>
          </table:table-cell>
          <table:table-cell office:value-type="float" office:value="463790940" calcext:value-type="float">
            <text:p>463790940</text:p>
          </table:table-cell>
          <table:table-cell table:formula="of:= [.C461]/1000000000" office:value-type="float" office:value="0.46379094" calcext:value-type="float">
            <text:p>0.46379094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85" calcext:value-type="float">
            <text:p>85</text:p>
          </table:table-cell>
          <table:table-cell office:value-type="float" office:value="386378344" calcext:value-type="float">
            <text:p>386378344</text:p>
          </table:table-cell>
          <table:table-cell table:formula="of:= [.C462]/1000000000" office:value-type="float" office:value="0.386378344" calcext:value-type="float">
            <text:p>0.386378344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91" calcext:value-type="float">
            <text:p>91</text:p>
          </table:table-cell>
          <table:table-cell office:value-type="float" office:value="519022779" calcext:value-type="float">
            <text:p>519022779</text:p>
          </table:table-cell>
          <table:table-cell table:formula="of:= [.C463]/1000000000" office:value-type="float" office:value="0.519022779" calcext:value-type="float">
            <text:p>0.519022779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80" calcext:value-type="float">
            <text:p>80</text:p>
          </table:table-cell>
          <table:table-cell office:value-type="float" office:value="384499783" calcext:value-type="float">
            <text:p>384499783</text:p>
          </table:table-cell>
          <table:table-cell table:formula="of:= [.C464]/1000000000" office:value-type="float" office:value="0.384499783" calcext:value-type="float">
            <text:p>0.384499783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92" calcext:value-type="float">
            <text:p>92</text:p>
          </table:table-cell>
          <table:table-cell office:value-type="float" office:value="398321659" calcext:value-type="float">
            <text:p>398321659</text:p>
          </table:table-cell>
          <table:table-cell table:formula="of:= [.C465]/1000000000" office:value-type="float" office:value="0.398321659" calcext:value-type="float">
            <text:p>0.398321659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88" calcext:value-type="float">
            <text:p>88</text:p>
          </table:table-cell>
          <table:table-cell office:value-type="float" office:value="299775687" calcext:value-type="float">
            <text:p>299775687</text:p>
          </table:table-cell>
          <table:table-cell table:formula="of:= [.C466]/1000000000" office:value-type="float" office:value="0.299775687" calcext:value-type="float">
            <text:p>0.299775687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98" calcext:value-type="float">
            <text:p>98</text:p>
          </table:table-cell>
          <table:table-cell office:value-type="float" office:value="2266488085" calcext:value-type="float">
            <text:p>2266488085</text:p>
          </table:table-cell>
          <table:table-cell table:formula="of:= [.C467]/1000000000" office:value-type="float" office:value="2.266488085" calcext:value-type="float">
            <text:p>2.266488085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94" calcext:value-type="float">
            <text:p>94</text:p>
          </table:table-cell>
          <table:table-cell office:value-type="float" office:value="490261537" calcext:value-type="float">
            <text:p>490261537</text:p>
          </table:table-cell>
          <table:table-cell table:formula="of:= [.C468]/1000000000" office:value-type="float" office:value="0.490261537" calcext:value-type="float">
            <text:p>0.490261537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82" calcext:value-type="float">
            <text:p>82</text:p>
          </table:table-cell>
          <table:table-cell office:value-type="float" office:value="384731514" calcext:value-type="float">
            <text:p>384731514</text:p>
          </table:table-cell>
          <table:table-cell table:formula="of:= [.C469]/1000000000" office:value-type="float" office:value="0.384731514" calcext:value-type="float">
            <text:p>0.384731514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94" calcext:value-type="float">
            <text:p>94</text:p>
          </table:table-cell>
          <table:table-cell office:value-type="float" office:value="1508355066" calcext:value-type="float">
            <text:p>1508355066</text:p>
          </table:table-cell>
          <table:table-cell table:formula="of:= [.C470]/1000000000" office:value-type="float" office:value="1.508355066" calcext:value-type="float">
            <text:p>1.508355066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89" calcext:value-type="float">
            <text:p>89</text:p>
          </table:table-cell>
          <table:table-cell office:value-type="float" office:value="606049113" calcext:value-type="float">
            <text:p>606049113</text:p>
          </table:table-cell>
          <table:table-cell table:formula="of:= [.C471]/1000000000" office:value-type="float" office:value="0.606049113" calcext:value-type="float">
            <text:p>0.606049113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89" calcext:value-type="float">
            <text:p>89</text:p>
          </table:table-cell>
          <table:table-cell office:value-type="float" office:value="826196313" calcext:value-type="float">
            <text:p>826196313</text:p>
          </table:table-cell>
          <table:table-cell table:formula="of:= [.C472]/1000000000" office:value-type="float" office:value="0.826196313" calcext:value-type="float">
            <text:p>0.826196313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86" calcext:value-type="float">
            <text:p>86</text:p>
          </table:table-cell>
          <table:table-cell office:value-type="float" office:value="335697136" calcext:value-type="float">
            <text:p>335697136</text:p>
          </table:table-cell>
          <table:table-cell table:formula="of:= [.C473]/1000000000" office:value-type="float" office:value="0.335697136" calcext:value-type="float">
            <text:p>0.335697136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91" calcext:value-type="float">
            <text:p>91</text:p>
          </table:table-cell>
          <table:table-cell office:value-type="float" office:value="330248154" calcext:value-type="float">
            <text:p>330248154</text:p>
          </table:table-cell>
          <table:table-cell table:formula="of:= [.C474]/1000000000" office:value-type="float" office:value="0.330248154" calcext:value-type="float">
            <text:p>0.330248154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88" calcext:value-type="float">
            <text:p>88</text:p>
          </table:table-cell>
          <table:table-cell office:value-type="float" office:value="316984011" calcext:value-type="float">
            <text:p>316984011</text:p>
          </table:table-cell>
          <table:table-cell table:formula="of:= [.C475]/1000000000" office:value-type="float" office:value="0.316984011" calcext:value-type="float">
            <text:p>0.316984011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86" calcext:value-type="float">
            <text:p>86</text:p>
          </table:table-cell>
          <table:table-cell office:value-type="float" office:value="371016014" calcext:value-type="float">
            <text:p>371016014</text:p>
          </table:table-cell>
          <table:table-cell table:formula="of:= [.C476]/1000000000" office:value-type="float" office:value="0.371016014" calcext:value-type="float">
            <text:p>0.371016014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79" calcext:value-type="float">
            <text:p>79</text:p>
          </table:table-cell>
          <table:table-cell office:value-type="float" office:value="353668609" calcext:value-type="float">
            <text:p>353668609</text:p>
          </table:table-cell>
          <table:table-cell table:formula="of:= [.C477]/1000000000" office:value-type="float" office:value="0.353668609" calcext:value-type="float">
            <text:p>0.353668609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76" calcext:value-type="float">
            <text:p>76</text:p>
          </table:table-cell>
          <table:table-cell office:value-type="float" office:value="571061453" calcext:value-type="float">
            <text:p>571061453</text:p>
          </table:table-cell>
          <table:table-cell table:formula="of:= [.C478]/1000000000" office:value-type="float" office:value="0.571061453" calcext:value-type="float">
            <text:p>0.571061453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90" calcext:value-type="float">
            <text:p>90</text:p>
          </table:table-cell>
          <table:table-cell office:value-type="float" office:value="697561935" calcext:value-type="float">
            <text:p>697561935</text:p>
          </table:table-cell>
          <table:table-cell table:formula="of:= [.C479]/1000000000" office:value-type="float" office:value="0.697561935" calcext:value-type="float">
            <text:p>0.697561935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99" calcext:value-type="float">
            <text:p>99</text:p>
          </table:table-cell>
          <table:table-cell office:value-type="float" office:value="1292729119" calcext:value-type="float">
            <text:p>1292729119</text:p>
          </table:table-cell>
          <table:table-cell table:formula="of:= [.C480]/1000000000" office:value-type="float" office:value="1.292729119" calcext:value-type="float">
            <text:p>1.292729119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92" calcext:value-type="float">
            <text:p>92</text:p>
          </table:table-cell>
          <table:table-cell office:value-type="float" office:value="351010303" calcext:value-type="float">
            <text:p>351010303</text:p>
          </table:table-cell>
          <table:table-cell table:formula="of:= [.C481]/1000000000" office:value-type="float" office:value="0.351010303" calcext:value-type="float">
            <text:p>0.351010303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86" calcext:value-type="float">
            <text:p>86</text:p>
          </table:table-cell>
          <table:table-cell office:value-type="float" office:value="339930123" calcext:value-type="float">
            <text:p>339930123</text:p>
          </table:table-cell>
          <table:table-cell table:formula="of:= [.C482]/1000000000" office:value-type="float" office:value="0.339930123" calcext:value-type="float">
            <text:p>0.339930123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91" calcext:value-type="float">
            <text:p>91</text:p>
          </table:table-cell>
          <table:table-cell office:value-type="float" office:value="306059831" calcext:value-type="float">
            <text:p>306059831</text:p>
          </table:table-cell>
          <table:table-cell table:formula="of:= [.C483]/1000000000" office:value-type="float" office:value="0.306059831" calcext:value-type="float">
            <text:p>0.306059831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82" calcext:value-type="float">
            <text:p>82</text:p>
          </table:table-cell>
          <table:table-cell office:value-type="float" office:value="339937356" calcext:value-type="float">
            <text:p>339937356</text:p>
          </table:table-cell>
          <table:table-cell table:formula="of:= [.C484]/1000000000" office:value-type="float" office:value="0.339937356" calcext:value-type="float">
            <text:p>0.339937356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89" calcext:value-type="float">
            <text:p>89</text:p>
          </table:table-cell>
          <table:table-cell office:value-type="float" office:value="422613315" calcext:value-type="float">
            <text:p>422613315</text:p>
          </table:table-cell>
          <table:table-cell table:formula="of:= [.C485]/1000000000" office:value-type="float" office:value="0.422613315" calcext:value-type="float">
            <text:p>0.422613315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91" calcext:value-type="float">
            <text:p>91</text:p>
          </table:table-cell>
          <table:table-cell office:value-type="float" office:value="596473241" calcext:value-type="float">
            <text:p>596473241</text:p>
          </table:table-cell>
          <table:table-cell table:formula="of:= [.C486]/1000000000" office:value-type="float" office:value="0.596473241" calcext:value-type="float">
            <text:p>0.596473241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86" calcext:value-type="float">
            <text:p>86</text:p>
          </table:table-cell>
          <table:table-cell office:value-type="float" office:value="2667079270" calcext:value-type="float">
            <text:p>2667079270</text:p>
          </table:table-cell>
          <table:table-cell table:formula="of:= [.C487]/1000000000" office:value-type="float" office:value="2.66707927" calcext:value-type="float">
            <text:p>2.66707927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80" calcext:value-type="float">
            <text:p>80</text:p>
          </table:table-cell>
          <table:table-cell office:value-type="float" office:value="982338984" calcext:value-type="float">
            <text:p>982338984</text:p>
          </table:table-cell>
          <table:table-cell table:formula="of:= [.C488]/1000000000" office:value-type="float" office:value="0.982338984" calcext:value-type="float">
            <text:p>0.982338984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97" calcext:value-type="float">
            <text:p>97</text:p>
          </table:table-cell>
          <table:table-cell office:value-type="float" office:value="368802311" calcext:value-type="float">
            <text:p>368802311</text:p>
          </table:table-cell>
          <table:table-cell table:formula="of:= [.C489]/1000000000" office:value-type="float" office:value="0.368802311" calcext:value-type="float">
            <text:p>0.368802311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95" calcext:value-type="float">
            <text:p>95</text:p>
          </table:table-cell>
          <table:table-cell office:value-type="float" office:value="491552617" calcext:value-type="float">
            <text:p>491552617</text:p>
          </table:table-cell>
          <table:table-cell table:formula="of:= [.C490]/1000000000" office:value-type="float" office:value="0.491552617" calcext:value-type="float">
            <text:p>0.491552617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91" calcext:value-type="float">
            <text:p>91</text:p>
          </table:table-cell>
          <table:table-cell office:value-type="float" office:value="690486601" calcext:value-type="float">
            <text:p>690486601</text:p>
          </table:table-cell>
          <table:table-cell table:formula="of:= [.C491]/1000000000" office:value-type="float" office:value="0.690486601" calcext:value-type="float">
            <text:p>0.690486601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88" calcext:value-type="float">
            <text:p>88</text:p>
          </table:table-cell>
          <table:table-cell office:value-type="float" office:value="309500807" calcext:value-type="float">
            <text:p>309500807</text:p>
          </table:table-cell>
          <table:table-cell table:formula="of:= [.C492]/1000000000" office:value-type="float" office:value="0.309500807" calcext:value-type="float">
            <text:p>0.309500807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84" calcext:value-type="float">
            <text:p>84</text:p>
          </table:table-cell>
          <table:table-cell office:value-type="float" office:value="306280861" calcext:value-type="float">
            <text:p>306280861</text:p>
          </table:table-cell>
          <table:table-cell table:formula="of:= [.C493]/1000000000" office:value-type="float" office:value="0.306280861" calcext:value-type="float">
            <text:p>0.306280861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90" calcext:value-type="float">
            <text:p>90</text:p>
          </table:table-cell>
          <table:table-cell office:value-type="float" office:value="565731742" calcext:value-type="float">
            <text:p>565731742</text:p>
          </table:table-cell>
          <table:table-cell table:formula="of:= [.C494]/1000000000" office:value-type="float" office:value="0.565731742" calcext:value-type="float">
            <text:p>0.565731742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90" calcext:value-type="float">
            <text:p>90</text:p>
          </table:table-cell>
          <table:table-cell office:value-type="float" office:value="336511207" calcext:value-type="float">
            <text:p>336511207</text:p>
          </table:table-cell>
          <table:table-cell table:formula="of:= [.C495]/1000000000" office:value-type="float" office:value="0.336511207" calcext:value-type="float">
            <text:p>0.336511207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89" calcext:value-type="float">
            <text:p>89</text:p>
          </table:table-cell>
          <table:table-cell office:value-type="float" office:value="3428202086" calcext:value-type="float">
            <text:p>3428202086</text:p>
          </table:table-cell>
          <table:table-cell table:formula="of:= [.C496]/1000000000" office:value-type="float" office:value="3.428202086" calcext:value-type="float">
            <text:p>3.428202086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90" calcext:value-type="float">
            <text:p>90</text:p>
          </table:table-cell>
          <table:table-cell office:value-type="float" office:value="390823885" calcext:value-type="float">
            <text:p>390823885</text:p>
          </table:table-cell>
          <table:table-cell table:formula="of:= [.C497]/1000000000" office:value-type="float" office:value="0.390823885" calcext:value-type="float">
            <text:p>0.390823885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90" calcext:value-type="float">
            <text:p>90</text:p>
          </table:table-cell>
          <table:table-cell office:value-type="float" office:value="412703827" calcext:value-type="float">
            <text:p>412703827</text:p>
          </table:table-cell>
          <table:table-cell table:formula="of:= [.C498]/1000000000" office:value-type="float" office:value="0.412703827" calcext:value-type="float">
            <text:p>0.412703827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82" calcext:value-type="float">
            <text:p>82</text:p>
          </table:table-cell>
          <table:table-cell office:value-type="float" office:value="371575720" calcext:value-type="float">
            <text:p>371575720</text:p>
          </table:table-cell>
          <table:table-cell table:formula="of:= [.C499]/1000000000" office:value-type="float" office:value="0.37157572" calcext:value-type="float">
            <text:p>0.37157572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95" calcext:value-type="float">
            <text:p>95</text:p>
          </table:table-cell>
          <table:table-cell office:value-type="float" office:value="1036778311" calcext:value-type="float">
            <text:p>1036778311</text:p>
          </table:table-cell>
          <table:table-cell table:formula="of:= [.C500]/1000000000" office:value-type="float" office:value="1.036778311" calcext:value-type="float">
            <text:p>1.036778311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80" calcext:value-type="float">
            <text:p>80</text:p>
          </table:table-cell>
          <table:table-cell office:value-type="float" office:value="312295889" calcext:value-type="float">
            <text:p>312295889</text:p>
          </table:table-cell>
          <table:table-cell table:formula="of:= [.C501]/1000000000" office:value-type="float" office:value="0.312295889" calcext:value-type="float">
            <text:p>0.312295889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91" calcext:value-type="float">
            <text:p>91</text:p>
          </table:table-cell>
          <table:table-cell office:value-type="float" office:value="288603680" calcext:value-type="float">
            <text:p>288603680</text:p>
          </table:table-cell>
          <table:table-cell table:formula="of:= [.C502]/1000000000" office:value-type="float" office:value="0.28860368" calcext:value-type="float">
            <text:p>0.28860368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84" calcext:value-type="float">
            <text:p>84</text:p>
          </table:table-cell>
          <table:table-cell office:value-type="float" office:value="289168824" calcext:value-type="float">
            <text:p>289168824</text:p>
          </table:table-cell>
          <table:table-cell table:formula="of:= [.C503]/1000000000" office:value-type="float" office:value="0.289168824" calcext:value-type="float">
            <text:p>0.289168824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94" calcext:value-type="float">
            <text:p>94</text:p>
          </table:table-cell>
          <table:table-cell office:value-type="float" office:value="304721032" calcext:value-type="float">
            <text:p>304721032</text:p>
          </table:table-cell>
          <table:table-cell table:formula="of:= [.C504]/1000000000" office:value-type="float" office:value="0.304721032" calcext:value-type="float">
            <text:p>0.304721032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92" calcext:value-type="float">
            <text:p>92</text:p>
          </table:table-cell>
          <table:table-cell office:value-type="float" office:value="639096258" calcext:value-type="float">
            <text:p>639096258</text:p>
          </table:table-cell>
          <table:table-cell table:formula="of:= [.C505]/1000000000" office:value-type="float" office:value="0.639096258" calcext:value-type="float">
            <text:p>0.639096258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85" calcext:value-type="float">
            <text:p>85</text:p>
          </table:table-cell>
          <table:table-cell office:value-type="float" office:value="350359661" calcext:value-type="float">
            <text:p>350359661</text:p>
          </table:table-cell>
          <table:table-cell table:formula="of:= [.C506]/1000000000" office:value-type="float" office:value="0.350359661" calcext:value-type="float">
            <text:p>0.350359661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92" calcext:value-type="float">
            <text:p>92</text:p>
          </table:table-cell>
          <table:table-cell office:value-type="float" office:value="583507659" calcext:value-type="float">
            <text:p>583507659</text:p>
          </table:table-cell>
          <table:table-cell table:formula="of:= [.C507]/1000000000" office:value-type="float" office:value="0.583507659" calcext:value-type="float">
            <text:p>0.583507659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82" calcext:value-type="float">
            <text:p>82</text:p>
          </table:table-cell>
          <table:table-cell office:value-type="float" office:value="339978205" calcext:value-type="float">
            <text:p>339978205</text:p>
          </table:table-cell>
          <table:table-cell table:formula="of:= [.C508]/1000000000" office:value-type="float" office:value="0.339978205" calcext:value-type="float">
            <text:p>0.339978205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87" calcext:value-type="float">
            <text:p>87</text:p>
          </table:table-cell>
          <table:table-cell office:value-type="float" office:value="641941972" calcext:value-type="float">
            <text:p>641941972</text:p>
          </table:table-cell>
          <table:table-cell table:formula="of:= [.C509]/1000000000" office:value-type="float" office:value="0.641941972" calcext:value-type="float">
            <text:p>0.641941972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92" calcext:value-type="float">
            <text:p>92</text:p>
          </table:table-cell>
          <table:table-cell office:value-type="float" office:value="515769748" calcext:value-type="float">
            <text:p>515769748</text:p>
          </table:table-cell>
          <table:table-cell table:formula="of:= [.C510]/1000000000" office:value-type="float" office:value="0.515769748" calcext:value-type="float">
            <text:p>0.515769748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101" calcext:value-type="float">
            <text:p>101</text:p>
          </table:table-cell>
          <table:table-cell office:value-type="float" office:value="2328903301" calcext:value-type="float">
            <text:p>2328903301</text:p>
          </table:table-cell>
          <table:table-cell table:formula="of:= [.C511]/1000000000" office:value-type="float" office:value="2.328903301" calcext:value-type="float">
            <text:p>2.328903301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81" calcext:value-type="float">
            <text:p>81</text:p>
          </table:table-cell>
          <table:table-cell office:value-type="float" office:value="1569126885" calcext:value-type="float">
            <text:p>1569126885</text:p>
          </table:table-cell>
          <table:table-cell table:formula="of:= [.C512]/1000000000" office:value-type="float" office:value="1.569126885" calcext:value-type="float">
            <text:p>1.569126885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81" calcext:value-type="float">
            <text:p>81</text:p>
          </table:table-cell>
          <table:table-cell office:value-type="float" office:value="329430961" calcext:value-type="float">
            <text:p>329430961</text:p>
          </table:table-cell>
          <table:table-cell table:formula="of:= [.C513]/1000000000" office:value-type="float" office:value="0.329430961" calcext:value-type="float">
            <text:p>0.329430961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90" calcext:value-type="float">
            <text:p>90</text:p>
          </table:table-cell>
          <table:table-cell office:value-type="float" office:value="362617346" calcext:value-type="float">
            <text:p>362617346</text:p>
          </table:table-cell>
          <table:table-cell table:formula="of:= [.C514]/1000000000" office:value-type="float" office:value="0.362617346" calcext:value-type="float">
            <text:p>0.362617346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94" calcext:value-type="float">
            <text:p>94</text:p>
          </table:table-cell>
          <table:table-cell office:value-type="float" office:value="916191800" calcext:value-type="float">
            <text:p>916191800</text:p>
          </table:table-cell>
          <table:table-cell table:formula="of:= [.C515]/1000000000" office:value-type="float" office:value="0.9161918" calcext:value-type="float">
            <text:p>0.9161918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80" calcext:value-type="float">
            <text:p>80</text:p>
          </table:table-cell>
          <table:table-cell office:value-type="float" office:value="362606500" calcext:value-type="float">
            <text:p>362606500</text:p>
          </table:table-cell>
          <table:table-cell table:formula="of:= [.C516]/1000000000" office:value-type="float" office:value="0.3626065" calcext:value-type="float">
            <text:p>0.3626065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82" calcext:value-type="float">
            <text:p>82</text:p>
          </table:table-cell>
          <table:table-cell office:value-type="float" office:value="317683322" calcext:value-type="float">
            <text:p>317683322</text:p>
          </table:table-cell>
          <table:table-cell table:formula="of:= [.C517]/1000000000" office:value-type="float" office:value="0.317683322" calcext:value-type="float">
            <text:p>0.317683322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94" calcext:value-type="float">
            <text:p>94</text:p>
          </table:table-cell>
          <table:table-cell office:value-type="float" office:value="304813765" calcext:value-type="float">
            <text:p>304813765</text:p>
          </table:table-cell>
          <table:table-cell table:formula="of:= [.C518]/1000000000" office:value-type="float" office:value="0.304813765" calcext:value-type="float">
            <text:p>0.304813765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91" calcext:value-type="float">
            <text:p>91</text:p>
          </table:table-cell>
          <table:table-cell office:value-type="float" office:value="64542773896" calcext:value-type="float">
            <text:p>64542773896</text:p>
          </table:table-cell>
          <table:table-cell table:formula="of:= [.C519]/1000000000" office:value-type="float" office:value="64.542773896" calcext:value-type="float">
            <text:p>64.542773896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88" calcext:value-type="float">
            <text:p>88</text:p>
          </table:table-cell>
          <table:table-cell office:value-type="float" office:value="2738664587" calcext:value-type="float">
            <text:p>2738664587</text:p>
          </table:table-cell>
          <table:table-cell table:formula="of:= [.C520]/1000000000" office:value-type="float" office:value="2.738664587" calcext:value-type="float">
            <text:p>2.738664587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88" calcext:value-type="float">
            <text:p>88</text:p>
          </table:table-cell>
          <table:table-cell office:value-type="float" office:value="331273154" calcext:value-type="float">
            <text:p>331273154</text:p>
          </table:table-cell>
          <table:table-cell table:formula="of:= [.C521]/1000000000" office:value-type="float" office:value="0.331273154" calcext:value-type="float">
            <text:p>0.331273154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88" calcext:value-type="float">
            <text:p>88</text:p>
          </table:table-cell>
          <table:table-cell office:value-type="float" office:value="375108941" calcext:value-type="float">
            <text:p>375108941</text:p>
          </table:table-cell>
          <table:table-cell table:formula="of:= [.C522]/1000000000" office:value-type="float" office:value="0.375108941" calcext:value-type="float">
            <text:p>0.375108941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90" calcext:value-type="float">
            <text:p>90</text:p>
          </table:table-cell>
          <table:table-cell office:value-type="float" office:value="448992461" calcext:value-type="float">
            <text:p>448992461</text:p>
          </table:table-cell>
          <table:table-cell table:formula="of:= [.C523]/1000000000" office:value-type="float" office:value="0.448992461" calcext:value-type="float">
            <text:p>0.448992461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80" calcext:value-type="float">
            <text:p>80</text:p>
          </table:table-cell>
          <table:table-cell office:value-type="float" office:value="325674431" calcext:value-type="float">
            <text:p>325674431</text:p>
          </table:table-cell>
          <table:table-cell table:formula="of:= [.C524]/1000000000" office:value-type="float" office:value="0.325674431" calcext:value-type="float">
            <text:p>0.325674431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86" calcext:value-type="float">
            <text:p>86</text:p>
          </table:table-cell>
          <table:table-cell office:value-type="float" office:value="1336190728" calcext:value-type="float">
            <text:p>1336190728</text:p>
          </table:table-cell>
          <table:table-cell table:formula="of:= [.C525]/1000000000" office:value-type="float" office:value="1.336190728" calcext:value-type="float">
            <text:p>1.336190728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92" calcext:value-type="float">
            <text:p>92</text:p>
          </table:table-cell>
          <table:table-cell office:value-type="float" office:value="452353163" calcext:value-type="float">
            <text:p>452353163</text:p>
          </table:table-cell>
          <table:table-cell table:formula="of:= [.C526]/1000000000" office:value-type="float" office:value="0.452353163" calcext:value-type="float">
            <text:p>0.452353163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85" calcext:value-type="float">
            <text:p>85</text:p>
          </table:table-cell>
          <table:table-cell office:value-type="float" office:value="334418098" calcext:value-type="float">
            <text:p>334418098</text:p>
          </table:table-cell>
          <table:table-cell table:formula="of:= [.C527]/1000000000" office:value-type="float" office:value="0.334418098" calcext:value-type="float">
            <text:p>0.334418098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88" calcext:value-type="float">
            <text:p>88</text:p>
          </table:table-cell>
          <table:table-cell office:value-type="float" office:value="390890161" calcext:value-type="float">
            <text:p>390890161</text:p>
          </table:table-cell>
          <table:table-cell table:formula="of:= [.C528]/1000000000" office:value-type="float" office:value="0.390890161" calcext:value-type="float">
            <text:p>0.390890161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94" calcext:value-type="float">
            <text:p>94</text:p>
          </table:table-cell>
          <table:table-cell office:value-type="float" office:value="372075082" calcext:value-type="float">
            <text:p>372075082</text:p>
          </table:table-cell>
          <table:table-cell table:formula="of:= [.C529]/1000000000" office:value-type="float" office:value="0.372075082" calcext:value-type="float">
            <text:p>0.372075082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91" calcext:value-type="float">
            <text:p>91</text:p>
          </table:table-cell>
          <table:table-cell office:value-type="float" office:value="348818263" calcext:value-type="float">
            <text:p>348818263</text:p>
          </table:table-cell>
          <table:table-cell table:formula="of:= [.C530]/1000000000" office:value-type="float" office:value="0.348818263" calcext:value-type="float">
            <text:p>0.348818263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89" calcext:value-type="float">
            <text:p>89</text:p>
          </table:table-cell>
          <table:table-cell office:value-type="float" office:value="560053275" calcext:value-type="float">
            <text:p>560053275</text:p>
          </table:table-cell>
          <table:table-cell table:formula="of:= [.C531]/1000000000" office:value-type="float" office:value="0.560053275" calcext:value-type="float">
            <text:p>0.560053275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78" calcext:value-type="float">
            <text:p>78</text:p>
          </table:table-cell>
          <table:table-cell office:value-type="float" office:value="322265452" calcext:value-type="float">
            <text:p>322265452</text:p>
          </table:table-cell>
          <table:table-cell table:formula="of:= [.C532]/1000000000" office:value-type="float" office:value="0.322265452" calcext:value-type="float">
            <text:p>0.322265452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88" calcext:value-type="float">
            <text:p>88</text:p>
          </table:table-cell>
          <table:table-cell office:value-type="float" office:value="360498950" calcext:value-type="float">
            <text:p>360498950</text:p>
          </table:table-cell>
          <table:table-cell table:formula="of:= [.C533]/1000000000" office:value-type="float" office:value="0.36049895" calcext:value-type="float">
            <text:p>0.36049895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92" calcext:value-type="float">
            <text:p>92</text:p>
          </table:table-cell>
          <table:table-cell office:value-type="float" office:value="379190194" calcext:value-type="float">
            <text:p>379190194</text:p>
          </table:table-cell>
          <table:table-cell table:formula="of:= [.C534]/1000000000" office:value-type="float" office:value="0.379190194" calcext:value-type="float">
            <text:p>0.379190194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96" calcext:value-type="float">
            <text:p>96</text:p>
          </table:table-cell>
          <table:table-cell office:value-type="float" office:value="3660019555" calcext:value-type="float">
            <text:p>3660019555</text:p>
          </table:table-cell>
          <table:table-cell table:formula="of:= [.C535]/1000000000" office:value-type="float" office:value="3.660019555" calcext:value-type="float">
            <text:p>3.660019555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84" calcext:value-type="float">
            <text:p>84</text:p>
          </table:table-cell>
          <table:table-cell office:value-type="float" office:value="315434870" calcext:value-type="float">
            <text:p>315434870</text:p>
          </table:table-cell>
          <table:table-cell table:formula="of:= [.C536]/1000000000" office:value-type="float" office:value="0.31543487" calcext:value-type="float">
            <text:p>0.31543487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99" calcext:value-type="float">
            <text:p>99</text:p>
          </table:table-cell>
          <table:table-cell office:value-type="float" office:value="450244286" calcext:value-type="float">
            <text:p>450244286</text:p>
          </table:table-cell>
          <table:table-cell table:formula="of:= [.C537]/1000000000" office:value-type="float" office:value="0.450244286" calcext:value-type="float">
            <text:p>0.450244286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84" calcext:value-type="float">
            <text:p>84</text:p>
          </table:table-cell>
          <table:table-cell office:value-type="float" office:value="518024117" calcext:value-type="float">
            <text:p>518024117</text:p>
          </table:table-cell>
          <table:table-cell table:formula="of:= [.C538]/1000000000" office:value-type="float" office:value="0.518024117" calcext:value-type="float">
            <text:p>0.518024117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95" calcext:value-type="float">
            <text:p>95</text:p>
          </table:table-cell>
          <table:table-cell office:value-type="float" office:value="431239442" calcext:value-type="float">
            <text:p>431239442</text:p>
          </table:table-cell>
          <table:table-cell table:formula="of:= [.C539]/1000000000" office:value-type="float" office:value="0.431239442" calcext:value-type="float">
            <text:p>0.431239442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99" calcext:value-type="float">
            <text:p>99</text:p>
          </table:table-cell>
          <table:table-cell office:value-type="float" office:value="488735959" calcext:value-type="float">
            <text:p>488735959</text:p>
          </table:table-cell>
          <table:table-cell table:formula="of:= [.C540]/1000000000" office:value-type="float" office:value="0.488735959" calcext:value-type="float">
            <text:p>0.488735959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94" calcext:value-type="float">
            <text:p>94</text:p>
          </table:table-cell>
          <table:table-cell office:value-type="float" office:value="372899984" calcext:value-type="float">
            <text:p>372899984</text:p>
          </table:table-cell>
          <table:table-cell table:formula="of:= [.C541]/1000000000" office:value-type="float" office:value="0.372899984" calcext:value-type="float">
            <text:p>0.372899984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83" calcext:value-type="float">
            <text:p>83</text:p>
          </table:table-cell>
          <table:table-cell office:value-type="float" office:value="365805189" calcext:value-type="float">
            <text:p>365805189</text:p>
          </table:table-cell>
          <table:table-cell table:formula="of:= [.C542]/1000000000" office:value-type="float" office:value="0.365805189" calcext:value-type="float">
            <text:p>0.365805189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84" calcext:value-type="float">
            <text:p>84</text:p>
          </table:table-cell>
          <table:table-cell office:value-type="float" office:value="368950367" calcext:value-type="float">
            <text:p>368950367</text:p>
          </table:table-cell>
          <table:table-cell table:formula="of:= [.C543]/1000000000" office:value-type="float" office:value="0.368950367" calcext:value-type="float">
            <text:p>0.368950367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95" calcext:value-type="float">
            <text:p>95</text:p>
          </table:table-cell>
          <table:table-cell office:value-type="float" office:value="481225144" calcext:value-type="float">
            <text:p>481225144</text:p>
          </table:table-cell>
          <table:table-cell table:formula="of:= [.C544]/1000000000" office:value-type="float" office:value="0.481225144" calcext:value-type="float">
            <text:p>0.481225144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86" calcext:value-type="float">
            <text:p>86</text:p>
          </table:table-cell>
          <table:table-cell office:value-type="float" office:value="380708163" calcext:value-type="float">
            <text:p>380708163</text:p>
          </table:table-cell>
          <table:table-cell table:formula="of:= [.C545]/1000000000" office:value-type="float" office:value="0.380708163" calcext:value-type="float">
            <text:p>0.380708163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94" calcext:value-type="float">
            <text:p>94</text:p>
          </table:table-cell>
          <table:table-cell office:value-type="float" office:value="365774770" calcext:value-type="float">
            <text:p>365774770</text:p>
          </table:table-cell>
          <table:table-cell table:formula="of:= [.C546]/1000000000" office:value-type="float" office:value="0.36577477" calcext:value-type="float">
            <text:p>0.36577477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85" calcext:value-type="float">
            <text:p>85</text:p>
          </table:table-cell>
          <table:table-cell office:value-type="float" office:value="341184795" calcext:value-type="float">
            <text:p>341184795</text:p>
          </table:table-cell>
          <table:table-cell table:formula="of:= [.C547]/1000000000" office:value-type="float" office:value="0.341184795" calcext:value-type="float">
            <text:p>0.341184795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84" calcext:value-type="float">
            <text:p>84</text:p>
          </table:table-cell>
          <table:table-cell office:value-type="float" office:value="437135843" calcext:value-type="float">
            <text:p>437135843</text:p>
          </table:table-cell>
          <table:table-cell table:formula="of:= [.C548]/1000000000" office:value-type="float" office:value="0.437135843" calcext:value-type="float">
            <text:p>0.437135843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88" calcext:value-type="float">
            <text:p>88</text:p>
          </table:table-cell>
          <table:table-cell office:value-type="float" office:value="317870404" calcext:value-type="float">
            <text:p>317870404</text:p>
          </table:table-cell>
          <table:table-cell table:formula="of:= [.C549]/1000000000" office:value-type="float" office:value="0.317870404" calcext:value-type="float">
            <text:p>0.317870404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83" calcext:value-type="float">
            <text:p>83</text:p>
          </table:table-cell>
          <table:table-cell office:value-type="float" office:value="346108528" calcext:value-type="float">
            <text:p>346108528</text:p>
          </table:table-cell>
          <table:table-cell table:formula="of:= [.C550]/1000000000" office:value-type="float" office:value="0.346108528" calcext:value-type="float">
            <text:p>0.346108528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99" calcext:value-type="float">
            <text:p>99</text:p>
          </table:table-cell>
          <table:table-cell office:value-type="float" office:value="398051240" calcext:value-type="float">
            <text:p>398051240</text:p>
          </table:table-cell>
          <table:table-cell table:formula="of:= [.C551]/1000000000" office:value-type="float" office:value="0.39805124" calcext:value-type="float">
            <text:p>0.39805124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47" calcext:value-type="float">
            <text:p>47</text:p>
          </table:table-cell>
          <table:table-cell office:value-type="float" office:value="328675566" calcext:value-type="float">
            <text:p>328675566</text:p>
          </table:table-cell>
          <table:table-cell table:formula="of:= [.C552]/1000000000" office:value-type="float" office:value="0.328675566" calcext:value-type="float">
            <text:p>0.328675566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91" calcext:value-type="float">
            <text:p>91</text:p>
          </table:table-cell>
          <table:table-cell office:value-type="float" office:value="483895462" calcext:value-type="float">
            <text:p>483895462</text:p>
          </table:table-cell>
          <table:table-cell table:formula="of:= [.C553]/1000000000" office:value-type="float" office:value="0.483895462" calcext:value-type="float">
            <text:p>0.483895462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85" calcext:value-type="float">
            <text:p>85</text:p>
          </table:table-cell>
          <table:table-cell office:value-type="float" office:value="391211380" calcext:value-type="float">
            <text:p>391211380</text:p>
          </table:table-cell>
          <table:table-cell table:formula="of:= [.C554]/1000000000" office:value-type="float" office:value="0.39121138" calcext:value-type="float">
            <text:p>0.39121138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91" calcext:value-type="float">
            <text:p>91</text:p>
          </table:table-cell>
          <table:table-cell office:value-type="float" office:value="462113487" calcext:value-type="float">
            <text:p>462113487</text:p>
          </table:table-cell>
          <table:table-cell table:formula="of:= [.C555]/1000000000" office:value-type="float" office:value="0.462113487" calcext:value-type="float">
            <text:p>0.462113487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80" calcext:value-type="float">
            <text:p>80</text:p>
          </table:table-cell>
          <table:table-cell office:value-type="float" office:value="376971669" calcext:value-type="float">
            <text:p>376971669</text:p>
          </table:table-cell>
          <table:table-cell table:formula="of:= [.C556]/1000000000" office:value-type="float" office:value="0.376971669" calcext:value-type="float">
            <text:p>0.376971669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92" calcext:value-type="float">
            <text:p>92</text:p>
          </table:table-cell>
          <table:table-cell office:value-type="float" office:value="464294834" calcext:value-type="float">
            <text:p>464294834</text:p>
          </table:table-cell>
          <table:table-cell table:formula="of:= [.C557]/1000000000" office:value-type="float" office:value="0.464294834" calcext:value-type="float">
            <text:p>0.464294834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88" calcext:value-type="float">
            <text:p>88</text:p>
          </table:table-cell>
          <table:table-cell office:value-type="float" office:value="355521403" calcext:value-type="float">
            <text:p>355521403</text:p>
          </table:table-cell>
          <table:table-cell table:formula="of:= [.C558]/1000000000" office:value-type="float" office:value="0.355521403" calcext:value-type="float">
            <text:p>0.355521403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98" calcext:value-type="float">
            <text:p>98</text:p>
          </table:table-cell>
          <table:table-cell office:value-type="float" office:value="2903035360" calcext:value-type="float">
            <text:p>2903035360</text:p>
          </table:table-cell>
          <table:table-cell table:formula="of:= [.C559]/1000000000" office:value-type="float" office:value="2.90303536" calcext:value-type="float">
            <text:p>2.90303536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94" calcext:value-type="float">
            <text:p>94</text:p>
          </table:table-cell>
          <table:table-cell office:value-type="float" office:value="528637496" calcext:value-type="float">
            <text:p>528637496</text:p>
          </table:table-cell>
          <table:table-cell table:formula="of:= [.C560]/1000000000" office:value-type="float" office:value="0.528637496" calcext:value-type="float">
            <text:p>0.528637496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82" calcext:value-type="float">
            <text:p>82</text:p>
          </table:table-cell>
          <table:table-cell office:value-type="float" office:value="380686030" calcext:value-type="float">
            <text:p>380686030</text:p>
          </table:table-cell>
          <table:table-cell table:formula="of:= [.C561]/1000000000" office:value-type="float" office:value="0.38068603" calcext:value-type="float">
            <text:p>0.38068603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94" calcext:value-type="float">
            <text:p>94</text:p>
          </table:table-cell>
          <table:table-cell office:value-type="float" office:value="1685171846" calcext:value-type="float">
            <text:p>1685171846</text:p>
          </table:table-cell>
          <table:table-cell table:formula="of:= [.C562]/1000000000" office:value-type="float" office:value="1.685171846" calcext:value-type="float">
            <text:p>1.685171846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89" calcext:value-type="float">
            <text:p>89</text:p>
          </table:table-cell>
          <table:table-cell office:value-type="float" office:value="595099187" calcext:value-type="float">
            <text:p>595099187</text:p>
          </table:table-cell>
          <table:table-cell table:formula="of:= [.C563]/1000000000" office:value-type="float" office:value="0.595099187" calcext:value-type="float">
            <text:p>0.595099187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89" calcext:value-type="float">
            <text:p>89</text:p>
          </table:table-cell>
          <table:table-cell office:value-type="float" office:value="742174542" calcext:value-type="float">
            <text:p>742174542</text:p>
          </table:table-cell>
          <table:table-cell table:formula="of:= [.C564]/1000000000" office:value-type="float" office:value="0.742174542" calcext:value-type="float">
            <text:p>0.742174542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86" calcext:value-type="float">
            <text:p>86</text:p>
          </table:table-cell>
          <table:table-cell office:value-type="float" office:value="379722173" calcext:value-type="float">
            <text:p>379722173</text:p>
          </table:table-cell>
          <table:table-cell table:formula="of:= [.C565]/1000000000" office:value-type="float" office:value="0.379722173" calcext:value-type="float">
            <text:p>0.379722173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91" calcext:value-type="float">
            <text:p>91</text:p>
          </table:table-cell>
          <table:table-cell office:value-type="float" office:value="361781877" calcext:value-type="float">
            <text:p>361781877</text:p>
          </table:table-cell>
          <table:table-cell table:formula="of:= [.C566]/1000000000" office:value-type="float" office:value="0.361781877" calcext:value-type="float">
            <text:p>0.361781877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88" calcext:value-type="float">
            <text:p>88</text:p>
          </table:table-cell>
          <table:table-cell office:value-type="float" office:value="320682367" calcext:value-type="float">
            <text:p>320682367</text:p>
          </table:table-cell>
          <table:table-cell table:formula="of:= [.C567]/1000000000" office:value-type="float" office:value="0.320682367" calcext:value-type="float">
            <text:p>0.320682367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86" calcext:value-type="float">
            <text:p>86</text:p>
          </table:table-cell>
          <table:table-cell office:value-type="float" office:value="345640095" calcext:value-type="float">
            <text:p>345640095</text:p>
          </table:table-cell>
          <table:table-cell table:formula="of:= [.C568]/1000000000" office:value-type="float" office:value="0.345640095" calcext:value-type="float">
            <text:p>0.345640095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79" calcext:value-type="float">
            <text:p>79</text:p>
          </table:table-cell>
          <table:table-cell office:value-type="float" office:value="325352293" calcext:value-type="float">
            <text:p>325352293</text:p>
          </table:table-cell>
          <table:table-cell table:formula="of:= [.C569]/1000000000" office:value-type="float" office:value="0.325352293" calcext:value-type="float">
            <text:p>0.325352293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76" calcext:value-type="float">
            <text:p>76</text:p>
          </table:table-cell>
          <table:table-cell office:value-type="float" office:value="461258334" calcext:value-type="float">
            <text:p>461258334</text:p>
          </table:table-cell>
          <table:table-cell table:formula="of:= [.C570]/1000000000" office:value-type="float" office:value="0.461258334" calcext:value-type="float">
            <text:p>0.461258334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90" calcext:value-type="float">
            <text:p>90</text:p>
          </table:table-cell>
          <table:table-cell office:value-type="float" office:value="512591532" calcext:value-type="float">
            <text:p>512591532</text:p>
          </table:table-cell>
          <table:table-cell table:formula="of:= [.C571]/1000000000" office:value-type="float" office:value="0.512591532" calcext:value-type="float">
            <text:p>0.512591532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99" calcext:value-type="float">
            <text:p>99</text:p>
          </table:table-cell>
          <table:table-cell office:value-type="float" office:value="901849204" calcext:value-type="float">
            <text:p>901849204</text:p>
          </table:table-cell>
          <table:table-cell table:formula="of:= [.C572]/1000000000" office:value-type="float" office:value="0.901849204" calcext:value-type="float">
            <text:p>0.901849204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92" calcext:value-type="float">
            <text:p>92</text:p>
          </table:table-cell>
          <table:table-cell office:value-type="float" office:value="323938745" calcext:value-type="float">
            <text:p>323938745</text:p>
          </table:table-cell>
          <table:table-cell table:formula="of:= [.C573]/1000000000" office:value-type="float" office:value="0.323938745" calcext:value-type="float">
            <text:p>0.323938745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86" calcext:value-type="float">
            <text:p>86</text:p>
          </table:table-cell>
          <table:table-cell office:value-type="float" office:value="311631511" calcext:value-type="float">
            <text:p>311631511</text:p>
          </table:table-cell>
          <table:table-cell table:formula="of:= [.C574]/1000000000" office:value-type="float" office:value="0.311631511" calcext:value-type="float">
            <text:p>0.311631511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91" calcext:value-type="float">
            <text:p>91</text:p>
          </table:table-cell>
          <table:table-cell office:value-type="float" office:value="299535539" calcext:value-type="float">
            <text:p>299535539</text:p>
          </table:table-cell>
          <table:table-cell table:formula="of:= [.C575]/1000000000" office:value-type="float" office:value="0.299535539" calcext:value-type="float">
            <text:p>0.299535539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82" calcext:value-type="float">
            <text:p>82</text:p>
          </table:table-cell>
          <table:table-cell office:value-type="float" office:value="310533745" calcext:value-type="float">
            <text:p>310533745</text:p>
          </table:table-cell>
          <table:table-cell table:formula="of:= [.C576]/1000000000" office:value-type="float" office:value="0.310533745" calcext:value-type="float">
            <text:p>0.310533745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89" calcext:value-type="float">
            <text:p>89</text:p>
          </table:table-cell>
          <table:table-cell office:value-type="float" office:value="399229882" calcext:value-type="float">
            <text:p>399229882</text:p>
          </table:table-cell>
          <table:table-cell table:formula="of:= [.C577]/1000000000" office:value-type="float" office:value="0.399229882" calcext:value-type="float">
            <text:p>0.399229882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91" calcext:value-type="float">
            <text:p>91</text:p>
          </table:table-cell>
          <table:table-cell office:value-type="float" office:value="497349808" calcext:value-type="float">
            <text:p>497349808</text:p>
          </table:table-cell>
          <table:table-cell table:formula="of:= [.C578]/1000000000" office:value-type="float" office:value="0.497349808" calcext:value-type="float">
            <text:p>0.497349808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86" calcext:value-type="float">
            <text:p>86</text:p>
          </table:table-cell>
          <table:table-cell office:value-type="float" office:value="2653884014" calcext:value-type="float">
            <text:p>2653884014</text:p>
          </table:table-cell>
          <table:table-cell table:formula="of:= [.C579]/1000000000" office:value-type="float" office:value="2.653884014" calcext:value-type="float">
            <text:p>2.653884014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80" calcext:value-type="float">
            <text:p>80</text:p>
          </table:table-cell>
          <table:table-cell office:value-type="float" office:value="821981172" calcext:value-type="float">
            <text:p>821981172</text:p>
          </table:table-cell>
          <table:table-cell table:formula="of:= [.C580]/1000000000" office:value-type="float" office:value="0.821981172" calcext:value-type="float">
            <text:p>0.821981172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97" calcext:value-type="float">
            <text:p>97</text:p>
          </table:table-cell>
          <table:table-cell office:value-type="float" office:value="312740741" calcext:value-type="float">
            <text:p>312740741</text:p>
          </table:table-cell>
          <table:table-cell table:formula="of:= [.C581]/1000000000" office:value-type="float" office:value="0.312740741" calcext:value-type="float">
            <text:p>0.312740741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95" calcext:value-type="float">
            <text:p>95</text:p>
          </table:table-cell>
          <table:table-cell office:value-type="float" office:value="407293318" calcext:value-type="float">
            <text:p>407293318</text:p>
          </table:table-cell>
          <table:table-cell table:formula="of:= [.C582]/1000000000" office:value-type="float" office:value="0.407293318" calcext:value-type="float">
            <text:p>0.407293318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91" calcext:value-type="float">
            <text:p>91</text:p>
          </table:table-cell>
          <table:table-cell office:value-type="float" office:value="552346733" calcext:value-type="float">
            <text:p>552346733</text:p>
          </table:table-cell>
          <table:table-cell table:formula="of:= [.C583]/1000000000" office:value-type="float" office:value="0.552346733" calcext:value-type="float">
            <text:p>0.552346733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88" calcext:value-type="float">
            <text:p>88</text:p>
          </table:table-cell>
          <table:table-cell office:value-type="float" office:value="316584642" calcext:value-type="float">
            <text:p>316584642</text:p>
          </table:table-cell>
          <table:table-cell table:formula="of:= [.C584]/1000000000" office:value-type="float" office:value="0.316584642" calcext:value-type="float">
            <text:p>0.316584642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84" calcext:value-type="float">
            <text:p>84</text:p>
          </table:table-cell>
          <table:table-cell office:value-type="float" office:value="331010332" calcext:value-type="float">
            <text:p>331010332</text:p>
          </table:table-cell>
          <table:table-cell table:formula="of:= [.C585]/1000000000" office:value-type="float" office:value="0.331010332" calcext:value-type="float">
            <text:p>0.331010332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90" calcext:value-type="float">
            <text:p>90</text:p>
          </table:table-cell>
          <table:table-cell office:value-type="float" office:value="642050645" calcext:value-type="float">
            <text:p>642050645</text:p>
          </table:table-cell>
          <table:table-cell table:formula="of:= [.C586]/1000000000" office:value-type="float" office:value="0.642050645" calcext:value-type="float">
            <text:p>0.642050645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90" calcext:value-type="float">
            <text:p>90</text:p>
          </table:table-cell>
          <table:table-cell office:value-type="float" office:value="358740813" calcext:value-type="float">
            <text:p>358740813</text:p>
          </table:table-cell>
          <table:table-cell table:formula="of:= [.C587]/1000000000" office:value-type="float" office:value="0.358740813" calcext:value-type="float">
            <text:p>0.358740813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89" calcext:value-type="float">
            <text:p>89</text:p>
          </table:table-cell>
          <table:table-cell office:value-type="float" office:value="4172722018" calcext:value-type="float">
            <text:p>4172722018</text:p>
          </table:table-cell>
          <table:table-cell table:formula="of:= [.C588]/1000000000" office:value-type="float" office:value="4.172722018" calcext:value-type="float">
            <text:p>4.172722018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90" calcext:value-type="float">
            <text:p>90</text:p>
          </table:table-cell>
          <table:table-cell office:value-type="float" office:value="313814304" calcext:value-type="float">
            <text:p>313814304</text:p>
          </table:table-cell>
          <table:table-cell table:formula="of:= [.C589]/1000000000" office:value-type="float" office:value="0.313814304" calcext:value-type="float">
            <text:p>0.313814304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90" calcext:value-type="float">
            <text:p>90</text:p>
          </table:table-cell>
          <table:table-cell office:value-type="float" office:value="345940117" calcext:value-type="float">
            <text:p>345940117</text:p>
          </table:table-cell>
          <table:table-cell table:formula="of:= [.C590]/1000000000" office:value-type="float" office:value="0.345940117" calcext:value-type="float">
            <text:p>0.345940117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82" calcext:value-type="float">
            <text:p>82</text:p>
          </table:table-cell>
          <table:table-cell office:value-type="float" office:value="353925699" calcext:value-type="float">
            <text:p>353925699</text:p>
          </table:table-cell>
          <table:table-cell table:formula="of:= [.C591]/1000000000" office:value-type="float" office:value="0.353925699" calcext:value-type="float">
            <text:p>0.353925699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95" calcext:value-type="float">
            <text:p>95</text:p>
          </table:table-cell>
          <table:table-cell office:value-type="float" office:value="1168347125" calcext:value-type="float">
            <text:p>1168347125</text:p>
          </table:table-cell>
          <table:table-cell table:formula="of:= [.C592]/1000000000" office:value-type="float" office:value="1.168347125" calcext:value-type="float">
            <text:p>1.168347125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80" calcext:value-type="float">
            <text:p>80</text:p>
          </table:table-cell>
          <table:table-cell office:value-type="float" office:value="344229726" calcext:value-type="float">
            <text:p>344229726</text:p>
          </table:table-cell>
          <table:table-cell table:formula="of:= [.C593]/1000000000" office:value-type="float" office:value="0.344229726" calcext:value-type="float">
            <text:p>0.344229726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91" calcext:value-type="float">
            <text:p>91</text:p>
          </table:table-cell>
          <table:table-cell office:value-type="float" office:value="328297062" calcext:value-type="float">
            <text:p>328297062</text:p>
          </table:table-cell>
          <table:table-cell table:formula="of:= [.C594]/1000000000" office:value-type="float" office:value="0.328297062" calcext:value-type="float">
            <text:p>0.328297062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84" calcext:value-type="float">
            <text:p>84</text:p>
          </table:table-cell>
          <table:table-cell office:value-type="float" office:value="299836315" calcext:value-type="float">
            <text:p>299836315</text:p>
          </table:table-cell>
          <table:table-cell table:formula="of:= [.C595]/1000000000" office:value-type="float" office:value="0.299836315" calcext:value-type="float">
            <text:p>0.299836315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94" calcext:value-type="float">
            <text:p>94</text:p>
          </table:table-cell>
          <table:table-cell office:value-type="float" office:value="299895271" calcext:value-type="float">
            <text:p>299895271</text:p>
          </table:table-cell>
          <table:table-cell table:formula="of:= [.C596]/1000000000" office:value-type="float" office:value="0.299895271" calcext:value-type="float">
            <text:p>0.299895271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92" calcext:value-type="float">
            <text:p>92</text:p>
          </table:table-cell>
          <table:table-cell office:value-type="float" office:value="614829472" calcext:value-type="float">
            <text:p>614829472</text:p>
          </table:table-cell>
          <table:table-cell table:formula="of:= [.C597]/1000000000" office:value-type="float" office:value="0.614829472" calcext:value-type="float">
            <text:p>0.614829472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85" calcext:value-type="float">
            <text:p>85</text:p>
          </table:table-cell>
          <table:table-cell office:value-type="float" office:value="303600074" calcext:value-type="float">
            <text:p>303600074</text:p>
          </table:table-cell>
          <table:table-cell table:formula="of:= [.C598]/1000000000" office:value-type="float" office:value="0.303600074" calcext:value-type="float">
            <text:p>0.303600074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92" calcext:value-type="float">
            <text:p>92</text:p>
          </table:table-cell>
          <table:table-cell office:value-type="float" office:value="603201332" calcext:value-type="float">
            <text:p>603201332</text:p>
          </table:table-cell>
          <table:table-cell table:formula="of:= [.C599]/1000000000" office:value-type="float" office:value="0.603201332" calcext:value-type="float">
            <text:p>0.603201332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82" calcext:value-type="float">
            <text:p>82</text:p>
          </table:table-cell>
          <table:table-cell office:value-type="float" office:value="356098731" calcext:value-type="float">
            <text:p>356098731</text:p>
          </table:table-cell>
          <table:table-cell table:formula="of:= [.C600]/1000000000" office:value-type="float" office:value="0.356098731" calcext:value-type="float">
            <text:p>0.356098731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87" calcext:value-type="float">
            <text:p>87</text:p>
          </table:table-cell>
          <table:table-cell office:value-type="float" office:value="524374348" calcext:value-type="float">
            <text:p>524374348</text:p>
          </table:table-cell>
          <table:table-cell table:formula="of:= [.C601]/1000000000" office:value-type="float" office:value="0.524374348" calcext:value-type="float">
            <text:p>0.524374348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92" calcext:value-type="float">
            <text:p>92</text:p>
          </table:table-cell>
          <table:table-cell office:value-type="float" office:value="494652743" calcext:value-type="float">
            <text:p>494652743</text:p>
          </table:table-cell>
          <table:table-cell table:formula="of:= [.C602]/1000000000" office:value-type="float" office:value="0.494652743" calcext:value-type="float">
            <text:p>0.494652743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101" calcext:value-type="float">
            <text:p>101</text:p>
          </table:table-cell>
          <table:table-cell office:value-type="float" office:value="2217773479" calcext:value-type="float">
            <text:p>2217773479</text:p>
          </table:table-cell>
          <table:table-cell table:formula="of:= [.C603]/1000000000" office:value-type="float" office:value="2.217773479" calcext:value-type="float">
            <text:p>2.217773479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81" calcext:value-type="float">
            <text:p>81</text:p>
          </table:table-cell>
          <table:table-cell office:value-type="float" office:value="1814593295" calcext:value-type="float">
            <text:p>1814593295</text:p>
          </table:table-cell>
          <table:table-cell table:formula="of:= [.C604]/1000000000" office:value-type="float" office:value="1.814593295" calcext:value-type="float">
            <text:p>1.814593295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81" calcext:value-type="float">
            <text:p>81</text:p>
          </table:table-cell>
          <table:table-cell office:value-type="float" office:value="300429051" calcext:value-type="float">
            <text:p>300429051</text:p>
          </table:table-cell>
          <table:table-cell table:formula="of:= [.C605]/1000000000" office:value-type="float" office:value="0.300429051" calcext:value-type="float">
            <text:p>0.300429051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90" calcext:value-type="float">
            <text:p>90</text:p>
          </table:table-cell>
          <table:table-cell office:value-type="float" office:value="353458177" calcext:value-type="float">
            <text:p>353458177</text:p>
          </table:table-cell>
          <table:table-cell table:formula="of:= [.C606]/1000000000" office:value-type="float" office:value="0.353458177" calcext:value-type="float">
            <text:p>0.353458177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94" calcext:value-type="float">
            <text:p>94</text:p>
          </table:table-cell>
          <table:table-cell office:value-type="float" office:value="935214737" calcext:value-type="float">
            <text:p>935214737</text:p>
          </table:table-cell>
          <table:table-cell table:formula="of:= [.C607]/1000000000" office:value-type="float" office:value="0.935214737" calcext:value-type="float">
            <text:p>0.935214737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80" calcext:value-type="float">
            <text:p>80</text:p>
          </table:table-cell>
          <table:table-cell office:value-type="float" office:value="361713544" calcext:value-type="float">
            <text:p>361713544</text:p>
          </table:table-cell>
          <table:table-cell table:formula="of:= [.C608]/1000000000" office:value-type="float" office:value="0.361713544" calcext:value-type="float">
            <text:p>0.361713544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82" calcext:value-type="float">
            <text:p>82</text:p>
          </table:table-cell>
          <table:table-cell office:value-type="float" office:value="303465794" calcext:value-type="float">
            <text:p>303465794</text:p>
          </table:table-cell>
          <table:table-cell table:formula="of:= [.C609]/1000000000" office:value-type="float" office:value="0.303465794" calcext:value-type="float">
            <text:p>0.303465794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94" calcext:value-type="float">
            <text:p>94</text:p>
          </table:table-cell>
          <table:table-cell office:value-type="float" office:value="315501372" calcext:value-type="float">
            <text:p>315501372</text:p>
          </table:table-cell>
          <table:table-cell table:formula="of:= [.C610]/1000000000" office:value-type="float" office:value="0.315501372" calcext:value-type="float">
            <text:p>0.315501372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91" calcext:value-type="float">
            <text:p>91</text:p>
          </table:table-cell>
          <table:table-cell office:value-type="float" office:value="66735971779" calcext:value-type="float">
            <text:p>66735971779</text:p>
          </table:table-cell>
          <table:table-cell table:formula="of:= [.C611]/1000000000" office:value-type="float" office:value="66.735971779" calcext:value-type="float">
            <text:p>66.735971779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88" calcext:value-type="float">
            <text:p>88</text:p>
          </table:table-cell>
          <table:table-cell office:value-type="float" office:value="3243202579" calcext:value-type="float">
            <text:p>3243202579</text:p>
          </table:table-cell>
          <table:table-cell table:formula="of:= [.C612]/1000000000" office:value-type="float" office:value="3.243202579" calcext:value-type="float">
            <text:p>3.243202579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88" calcext:value-type="float">
            <text:p>88</text:p>
          </table:table-cell>
          <table:table-cell office:value-type="float" office:value="287837596" calcext:value-type="float">
            <text:p>287837596</text:p>
          </table:table-cell>
          <table:table-cell table:formula="of:= [.C613]/1000000000" office:value-type="float" office:value="0.287837596" calcext:value-type="float">
            <text:p>0.287837596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88" calcext:value-type="float">
            <text:p>88</text:p>
          </table:table-cell>
          <table:table-cell office:value-type="float" office:value="327713117" calcext:value-type="float">
            <text:p>327713117</text:p>
          </table:table-cell>
          <table:table-cell table:formula="of:= [.C614]/1000000000" office:value-type="float" office:value="0.327713117" calcext:value-type="float">
            <text:p>0.327713117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90" calcext:value-type="float">
            <text:p>90</text:p>
          </table:table-cell>
          <table:table-cell office:value-type="float" office:value="341495086" calcext:value-type="float">
            <text:p>341495086</text:p>
          </table:table-cell>
          <table:table-cell table:formula="of:= [.C615]/1000000000" office:value-type="float" office:value="0.341495086" calcext:value-type="float">
            <text:p>0.341495086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80" calcext:value-type="float">
            <text:p>80</text:p>
          </table:table-cell>
          <table:table-cell office:value-type="float" office:value="275245143" calcext:value-type="float">
            <text:p>275245143</text:p>
          </table:table-cell>
          <table:table-cell table:formula="of:= [.C616]/1000000000" office:value-type="float" office:value="0.275245143" calcext:value-type="float">
            <text:p>0.275245143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86" calcext:value-type="float">
            <text:p>86</text:p>
          </table:table-cell>
          <table:table-cell office:value-type="float" office:value="1260007643" calcext:value-type="float">
            <text:p>1260007643</text:p>
          </table:table-cell>
          <table:table-cell table:formula="of:= [.C617]/1000000000" office:value-type="float" office:value="1.260007643" calcext:value-type="float">
            <text:p>1.260007643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92" calcext:value-type="float">
            <text:p>92</text:p>
          </table:table-cell>
          <table:table-cell office:value-type="float" office:value="365557310" calcext:value-type="float">
            <text:p>365557310</text:p>
          </table:table-cell>
          <table:table-cell table:formula="of:= [.C618]/1000000000" office:value-type="float" office:value="0.36555731" calcext:value-type="float">
            <text:p>0.36555731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85" calcext:value-type="float">
            <text:p>85</text:p>
          </table:table-cell>
          <table:table-cell office:value-type="float" office:value="275385211" calcext:value-type="float">
            <text:p>275385211</text:p>
          </table:table-cell>
          <table:table-cell table:formula="of:= [.C619]/1000000000" office:value-type="float" office:value="0.275385211" calcext:value-type="float">
            <text:p>0.275385211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88" calcext:value-type="float">
            <text:p>88</text:p>
          </table:table-cell>
          <table:table-cell office:value-type="float" office:value="293704246" calcext:value-type="float">
            <text:p>293704246</text:p>
          </table:table-cell>
          <table:table-cell table:formula="of:= [.C620]/1000000000" office:value-type="float" office:value="0.293704246" calcext:value-type="float">
            <text:p>0.293704246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94" calcext:value-type="float">
            <text:p>94</text:p>
          </table:table-cell>
          <table:table-cell office:value-type="float" office:value="308874641" calcext:value-type="float">
            <text:p>308874641</text:p>
          </table:table-cell>
          <table:table-cell table:formula="of:= [.C621]/1000000000" office:value-type="float" office:value="0.308874641" calcext:value-type="float">
            <text:p>0.308874641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91" calcext:value-type="float">
            <text:p>91</text:p>
          </table:table-cell>
          <table:table-cell office:value-type="float" office:value="294264539" calcext:value-type="float">
            <text:p>294264539</text:p>
          </table:table-cell>
          <table:table-cell table:formula="of:= [.C622]/1000000000" office:value-type="float" office:value="0.294264539" calcext:value-type="float">
            <text:p>0.294264539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89" calcext:value-type="float">
            <text:p>89</text:p>
          </table:table-cell>
          <table:table-cell office:value-type="float" office:value="495187584" calcext:value-type="float">
            <text:p>495187584</text:p>
          </table:table-cell>
          <table:table-cell table:formula="of:= [.C623]/1000000000" office:value-type="float" office:value="0.495187584" calcext:value-type="float">
            <text:p>0.495187584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78" calcext:value-type="float">
            <text:p>78</text:p>
          </table:table-cell>
          <table:table-cell office:value-type="float" office:value="292084563" calcext:value-type="float">
            <text:p>292084563</text:p>
          </table:table-cell>
          <table:table-cell table:formula="of:= [.C624]/1000000000" office:value-type="float" office:value="0.292084563" calcext:value-type="float">
            <text:p>0.292084563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88" calcext:value-type="float">
            <text:p>88</text:p>
          </table:table-cell>
          <table:table-cell office:value-type="float" office:value="357189419" calcext:value-type="float">
            <text:p>357189419</text:p>
          </table:table-cell>
          <table:table-cell table:formula="of:= [.C625]/1000000000" office:value-type="float" office:value="0.357189419" calcext:value-type="float">
            <text:p>0.357189419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92" calcext:value-type="float">
            <text:p>92</text:p>
          </table:table-cell>
          <table:table-cell office:value-type="float" office:value="352835008" calcext:value-type="float">
            <text:p>352835008</text:p>
          </table:table-cell>
          <table:table-cell table:formula="of:= [.C626]/1000000000" office:value-type="float" office:value="0.352835008" calcext:value-type="float">
            <text:p>0.352835008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96" calcext:value-type="float">
            <text:p>96</text:p>
          </table:table-cell>
          <table:table-cell office:value-type="float" office:value="2271322696" calcext:value-type="float">
            <text:p>2271322696</text:p>
          </table:table-cell>
          <table:table-cell table:formula="of:= [.C627]/1000000000" office:value-type="float" office:value="2.271322696" calcext:value-type="float">
            <text:p>2.271322696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84" calcext:value-type="float">
            <text:p>84</text:p>
          </table:table-cell>
          <table:table-cell office:value-type="float" office:value="291075332" calcext:value-type="float">
            <text:p>291075332</text:p>
          </table:table-cell>
          <table:table-cell table:formula="of:= [.C628]/1000000000" office:value-type="float" office:value="0.291075332" calcext:value-type="float">
            <text:p>0.291075332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99" calcext:value-type="float">
            <text:p>99</text:p>
          </table:table-cell>
          <table:table-cell office:value-type="float" office:value="379972164" calcext:value-type="float">
            <text:p>379972164</text:p>
          </table:table-cell>
          <table:table-cell table:formula="of:= [.C629]/1000000000" office:value-type="float" office:value="0.379972164" calcext:value-type="float">
            <text:p>0.379972164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84" calcext:value-type="float">
            <text:p>84</text:p>
          </table:table-cell>
          <table:table-cell office:value-type="float" office:value="413605644" calcext:value-type="float">
            <text:p>413605644</text:p>
          </table:table-cell>
          <table:table-cell table:formula="of:= [.C630]/1000000000" office:value-type="float" office:value="0.413605644" calcext:value-type="float">
            <text:p>0.413605644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95" calcext:value-type="float">
            <text:p>95</text:p>
          </table:table-cell>
          <table:table-cell office:value-type="float" office:value="368148491" calcext:value-type="float">
            <text:p>368148491</text:p>
          </table:table-cell>
          <table:table-cell table:formula="of:= [.C631]/1000000000" office:value-type="float" office:value="0.368148491" calcext:value-type="float">
            <text:p>0.368148491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99" calcext:value-type="float">
            <text:p>99</text:p>
          </table:table-cell>
          <table:table-cell office:value-type="float" office:value="435172236" calcext:value-type="float">
            <text:p>435172236</text:p>
          </table:table-cell>
          <table:table-cell table:formula="of:= [.C632]/1000000000" office:value-type="float" office:value="0.435172236" calcext:value-type="float">
            <text:p>0.435172236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94" calcext:value-type="float">
            <text:p>94</text:p>
          </table:table-cell>
          <table:table-cell office:value-type="float" office:value="318868901" calcext:value-type="float">
            <text:p>318868901</text:p>
          </table:table-cell>
          <table:table-cell table:formula="of:= [.C633]/1000000000" office:value-type="float" office:value="0.318868901" calcext:value-type="float">
            <text:p>0.318868901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83" calcext:value-type="float">
            <text:p>83</text:p>
          </table:table-cell>
          <table:table-cell office:value-type="float" office:value="334914839" calcext:value-type="float">
            <text:p>334914839</text:p>
          </table:table-cell>
          <table:table-cell table:formula="of:= [.C634]/1000000000" office:value-type="float" office:value="0.334914839" calcext:value-type="float">
            <text:p>0.334914839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84" calcext:value-type="float">
            <text:p>84</text:p>
          </table:table-cell>
          <table:table-cell office:value-type="float" office:value="331062594" calcext:value-type="float">
            <text:p>331062594</text:p>
          </table:table-cell>
          <table:table-cell table:formula="of:= [.C635]/1000000000" office:value-type="float" office:value="0.331062594" calcext:value-type="float">
            <text:p>0.331062594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95" calcext:value-type="float">
            <text:p>95</text:p>
          </table:table-cell>
          <table:table-cell office:value-type="float" office:value="434110164" calcext:value-type="float">
            <text:p>434110164</text:p>
          </table:table-cell>
          <table:table-cell table:formula="of:= [.C636]/1000000000" office:value-type="float" office:value="0.434110164" calcext:value-type="float">
            <text:p>0.434110164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86" calcext:value-type="float">
            <text:p>86</text:p>
          </table:table-cell>
          <table:table-cell office:value-type="float" office:value="330728839" calcext:value-type="float">
            <text:p>330728839</text:p>
          </table:table-cell>
          <table:table-cell table:formula="of:= [.C637]/1000000000" office:value-type="float" office:value="0.330728839" calcext:value-type="float">
            <text:p>0.330728839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94" calcext:value-type="float">
            <text:p>94</text:p>
          </table:table-cell>
          <table:table-cell office:value-type="float" office:value="376200580" calcext:value-type="float">
            <text:p>376200580</text:p>
          </table:table-cell>
          <table:table-cell table:formula="of:= [.C638]/1000000000" office:value-type="float" office:value="0.37620058" calcext:value-type="float">
            <text:p>0.37620058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85" calcext:value-type="float">
            <text:p>85</text:p>
          </table:table-cell>
          <table:table-cell office:value-type="float" office:value="322221044" calcext:value-type="float">
            <text:p>322221044</text:p>
          </table:table-cell>
          <table:table-cell table:formula="of:= [.C639]/1000000000" office:value-type="float" office:value="0.322221044" calcext:value-type="float">
            <text:p>0.322221044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84" calcext:value-type="float">
            <text:p>84</text:p>
          </table:table-cell>
          <table:table-cell office:value-type="float" office:value="407080637" calcext:value-type="float">
            <text:p>407080637</text:p>
          </table:table-cell>
          <table:table-cell table:formula="of:= [.C640]/1000000000" office:value-type="float" office:value="0.407080637" calcext:value-type="float">
            <text:p>0.407080637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88" calcext:value-type="float">
            <text:p>88</text:p>
          </table:table-cell>
          <table:table-cell office:value-type="float" office:value="293020362" calcext:value-type="float">
            <text:p>293020362</text:p>
          </table:table-cell>
          <table:table-cell table:formula="of:= [.C641]/1000000000" office:value-type="float" office:value="0.293020362" calcext:value-type="float">
            <text:p>0.293020362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83" calcext:value-type="float">
            <text:p>83</text:p>
          </table:table-cell>
          <table:table-cell office:value-type="float" office:value="313343029" calcext:value-type="float">
            <text:p>313343029</text:p>
          </table:table-cell>
          <table:table-cell table:formula="of:= [.C642]/1000000000" office:value-type="float" office:value="0.313343029" calcext:value-type="float">
            <text:p>0.313343029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99" calcext:value-type="float">
            <text:p>99</text:p>
          </table:table-cell>
          <table:table-cell office:value-type="float" office:value="311296773" calcext:value-type="float">
            <text:p>311296773</text:p>
          </table:table-cell>
          <table:table-cell table:formula="of:= [.C643]/1000000000" office:value-type="float" office:value="0.311296773" calcext:value-type="float">
            <text:p>0.311296773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47" calcext:value-type="float">
            <text:p>47</text:p>
          </table:table-cell>
          <table:table-cell office:value-type="float" office:value="285766292" calcext:value-type="float">
            <text:p>285766292</text:p>
          </table:table-cell>
          <table:table-cell table:formula="of:= [.C644]/1000000000" office:value-type="float" office:value="0.285766292" calcext:value-type="float">
            <text:p>0.285766292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91" calcext:value-type="float">
            <text:p>91</text:p>
          </table:table-cell>
          <table:table-cell office:value-type="float" office:value="492825931" calcext:value-type="float">
            <text:p>492825931</text:p>
          </table:table-cell>
          <table:table-cell table:formula="of:= [.C645]/1000000000" office:value-type="float" office:value="0.492825931" calcext:value-type="float">
            <text:p>0.492825931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85" calcext:value-type="float">
            <text:p>85</text:p>
          </table:table-cell>
          <table:table-cell office:value-type="float" office:value="459432577" calcext:value-type="float">
            <text:p>459432577</text:p>
          </table:table-cell>
          <table:table-cell table:formula="of:= [.C646]/1000000000" office:value-type="float" office:value="0.459432577" calcext:value-type="float">
            <text:p>0.459432577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91" calcext:value-type="float">
            <text:p>91</text:p>
          </table:table-cell>
          <table:table-cell office:value-type="float" office:value="515111579" calcext:value-type="float">
            <text:p>515111579</text:p>
          </table:table-cell>
          <table:table-cell table:formula="of:= [.C647]/1000000000" office:value-type="float" office:value="0.515111579" calcext:value-type="float">
            <text:p>0.515111579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80" calcext:value-type="float">
            <text:p>80</text:p>
          </table:table-cell>
          <table:table-cell office:value-type="float" office:value="362293001" calcext:value-type="float">
            <text:p>362293001</text:p>
          </table:table-cell>
          <table:table-cell table:formula="of:= [.C648]/1000000000" office:value-type="float" office:value="0.362293001" calcext:value-type="float">
            <text:p>0.362293001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92" calcext:value-type="float">
            <text:p>92</text:p>
          </table:table-cell>
          <table:table-cell office:value-type="float" office:value="403223205" calcext:value-type="float">
            <text:p>403223205</text:p>
          </table:table-cell>
          <table:table-cell table:formula="of:= [.C649]/1000000000" office:value-type="float" office:value="0.403223205" calcext:value-type="float">
            <text:p>0.403223205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88" calcext:value-type="float">
            <text:p>88</text:p>
          </table:table-cell>
          <table:table-cell office:value-type="float" office:value="310623256" calcext:value-type="float">
            <text:p>310623256</text:p>
          </table:table-cell>
          <table:table-cell table:formula="of:= [.C650]/1000000000" office:value-type="float" office:value="0.310623256" calcext:value-type="float">
            <text:p>0.310623256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98" calcext:value-type="float">
            <text:p>98</text:p>
          </table:table-cell>
          <table:table-cell office:value-type="float" office:value="2740018432" calcext:value-type="float">
            <text:p>2740018432</text:p>
          </table:table-cell>
          <table:table-cell table:formula="of:= [.C651]/1000000000" office:value-type="float" office:value="2.740018432" calcext:value-type="float">
            <text:p>2.740018432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94" calcext:value-type="float">
            <text:p>94</text:p>
          </table:table-cell>
          <table:table-cell office:value-type="float" office:value="463209522" calcext:value-type="float">
            <text:p>463209522</text:p>
          </table:table-cell>
          <table:table-cell table:formula="of:= [.C652]/1000000000" office:value-type="float" office:value="0.463209522" calcext:value-type="float">
            <text:p>0.463209522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82" calcext:value-type="float">
            <text:p>82</text:p>
          </table:table-cell>
          <table:table-cell office:value-type="float" office:value="326378033" calcext:value-type="float">
            <text:p>326378033</text:p>
          </table:table-cell>
          <table:table-cell table:formula="of:= [.C653]/1000000000" office:value-type="float" office:value="0.326378033" calcext:value-type="float">
            <text:p>0.326378033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94" calcext:value-type="float">
            <text:p>94</text:p>
          </table:table-cell>
          <table:table-cell office:value-type="float" office:value="1114197762" calcext:value-type="float">
            <text:p>1114197762</text:p>
          </table:table-cell>
          <table:table-cell table:formula="of:= [.C654]/1000000000" office:value-type="float" office:value="1.114197762" calcext:value-type="float">
            <text:p>1.114197762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89" calcext:value-type="float">
            <text:p>89</text:p>
          </table:table-cell>
          <table:table-cell office:value-type="float" office:value="448811938" calcext:value-type="float">
            <text:p>448811938</text:p>
          </table:table-cell>
          <table:table-cell table:formula="of:= [.C655]/1000000000" office:value-type="float" office:value="0.448811938" calcext:value-type="float">
            <text:p>0.448811938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89" calcext:value-type="float">
            <text:p>89</text:p>
          </table:table-cell>
          <table:table-cell office:value-type="float" office:value="549614969" calcext:value-type="float">
            <text:p>549614969</text:p>
          </table:table-cell>
          <table:table-cell table:formula="of:= [.C656]/1000000000" office:value-type="float" office:value="0.549614969" calcext:value-type="float">
            <text:p>0.549614969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86" calcext:value-type="float">
            <text:p>86</text:p>
          </table:table-cell>
          <table:table-cell office:value-type="float" office:value="274014687" calcext:value-type="float">
            <text:p>274014687</text:p>
          </table:table-cell>
          <table:table-cell table:formula="of:= [.C657]/1000000000" office:value-type="float" office:value="0.274014687" calcext:value-type="float">
            <text:p>0.274014687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91" calcext:value-type="float">
            <text:p>91</text:p>
          </table:table-cell>
          <table:table-cell office:value-type="float" office:value="443726042" calcext:value-type="float">
            <text:p>443726042</text:p>
          </table:table-cell>
          <table:table-cell table:formula="of:= [.C658]/1000000000" office:value-type="float" office:value="0.443726042" calcext:value-type="float">
            <text:p>0.443726042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88" calcext:value-type="float">
            <text:p>88</text:p>
          </table:table-cell>
          <table:table-cell office:value-type="float" office:value="351384797" calcext:value-type="float">
            <text:p>351384797</text:p>
          </table:table-cell>
          <table:table-cell table:formula="of:= [.C659]/1000000000" office:value-type="float" office:value="0.351384797" calcext:value-type="float">
            <text:p>0.351384797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86" calcext:value-type="float">
            <text:p>86</text:p>
          </table:table-cell>
          <table:table-cell office:value-type="float" office:value="368206600" calcext:value-type="float">
            <text:p>368206600</text:p>
          </table:table-cell>
          <table:table-cell table:formula="of:= [.C660]/1000000000" office:value-type="float" office:value="0.3682066" calcext:value-type="float">
            <text:p>0.3682066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79" calcext:value-type="float">
            <text:p>79</text:p>
          </table:table-cell>
          <table:table-cell office:value-type="float" office:value="341613763" calcext:value-type="float">
            <text:p>341613763</text:p>
          </table:table-cell>
          <table:table-cell table:formula="of:= [.C661]/1000000000" office:value-type="float" office:value="0.341613763" calcext:value-type="float">
            <text:p>0.341613763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76" calcext:value-type="float">
            <text:p>76</text:p>
          </table:table-cell>
          <table:table-cell office:value-type="float" office:value="476670358" calcext:value-type="float">
            <text:p>476670358</text:p>
          </table:table-cell>
          <table:table-cell table:formula="of:= [.C662]/1000000000" office:value-type="float" office:value="0.476670358" calcext:value-type="float">
            <text:p>0.476670358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90" calcext:value-type="float">
            <text:p>90</text:p>
          </table:table-cell>
          <table:table-cell office:value-type="float" office:value="674405971" calcext:value-type="float">
            <text:p>674405971</text:p>
          </table:table-cell>
          <table:table-cell table:formula="of:= [.C663]/1000000000" office:value-type="float" office:value="0.674405971" calcext:value-type="float">
            <text:p>0.674405971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99" calcext:value-type="float">
            <text:p>99</text:p>
          </table:table-cell>
          <table:table-cell office:value-type="float" office:value="1284347786" calcext:value-type="float">
            <text:p>1284347786</text:p>
          </table:table-cell>
          <table:table-cell table:formula="of:= [.C664]/1000000000" office:value-type="float" office:value="1.284347786" calcext:value-type="float">
            <text:p>1.284347786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2" calcext:value-type="float">
            <text:p>92</text:p>
          </table:table-cell>
          <table:table-cell office:value-type="float" office:value="296761224" calcext:value-type="float">
            <text:p>296761224</text:p>
          </table:table-cell>
          <table:table-cell table:formula="of:= [.C665]/1000000000" office:value-type="float" office:value="0.296761224" calcext:value-type="float">
            <text:p>0.296761224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86" calcext:value-type="float">
            <text:p>86</text:p>
          </table:table-cell>
          <table:table-cell office:value-type="float" office:value="327244750" calcext:value-type="float">
            <text:p>327244750</text:p>
          </table:table-cell>
          <table:table-cell table:formula="of:= [.C666]/1000000000" office:value-type="float" office:value="0.32724475" calcext:value-type="float">
            <text:p>0.32724475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91" calcext:value-type="float">
            <text:p>91</text:p>
          </table:table-cell>
          <table:table-cell office:value-type="float" office:value="296467947" calcext:value-type="float">
            <text:p>296467947</text:p>
          </table:table-cell>
          <table:table-cell table:formula="of:= [.C667]/1000000000" office:value-type="float" office:value="0.296467947" calcext:value-type="float">
            <text:p>0.296467947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82" calcext:value-type="float">
            <text:p>82</text:p>
          </table:table-cell>
          <table:table-cell office:value-type="float" office:value="307316563" calcext:value-type="float">
            <text:p>307316563</text:p>
          </table:table-cell>
          <table:table-cell table:formula="of:= [.C668]/1000000000" office:value-type="float" office:value="0.307316563" calcext:value-type="float">
            <text:p>0.307316563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89" calcext:value-type="float">
            <text:p>89</text:p>
          </table:table-cell>
          <table:table-cell office:value-type="float" office:value="369269394" calcext:value-type="float">
            <text:p>369269394</text:p>
          </table:table-cell>
          <table:table-cell table:formula="of:= [.C669]/1000000000" office:value-type="float" office:value="0.369269394" calcext:value-type="float">
            <text:p>0.369269394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91" calcext:value-type="float">
            <text:p>91</text:p>
          </table:table-cell>
          <table:table-cell office:value-type="float" office:value="502305420" calcext:value-type="float">
            <text:p>502305420</text:p>
          </table:table-cell>
          <table:table-cell table:formula="of:= [.C670]/1000000000" office:value-type="float" office:value="0.50230542" calcext:value-type="float">
            <text:p>0.50230542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86" calcext:value-type="float">
            <text:p>86</text:p>
          </table:table-cell>
          <table:table-cell office:value-type="float" office:value="2432048350" calcext:value-type="float">
            <text:p>2432048350</text:p>
          </table:table-cell>
          <table:table-cell table:formula="of:= [.C671]/1000000000" office:value-type="float" office:value="2.43204835" calcext:value-type="float">
            <text:p>2.43204835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80" calcext:value-type="float">
            <text:p>80</text:p>
          </table:table-cell>
          <table:table-cell office:value-type="float" office:value="899997786" calcext:value-type="float">
            <text:p>899997786</text:p>
          </table:table-cell>
          <table:table-cell table:formula="of:= [.C672]/1000000000" office:value-type="float" office:value="0.899997786" calcext:value-type="float">
            <text:p>0.899997786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97" calcext:value-type="float">
            <text:p>97</text:p>
          </table:table-cell>
          <table:table-cell office:value-type="float" office:value="372581529" calcext:value-type="float">
            <text:p>372581529</text:p>
          </table:table-cell>
          <table:table-cell table:formula="of:= [.C673]/1000000000" office:value-type="float" office:value="0.372581529" calcext:value-type="float">
            <text:p>0.372581529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95" calcext:value-type="float">
            <text:p>95</text:p>
          </table:table-cell>
          <table:table-cell office:value-type="float" office:value="532504141" calcext:value-type="float">
            <text:p>532504141</text:p>
          </table:table-cell>
          <table:table-cell table:formula="of:= [.C674]/1000000000" office:value-type="float" office:value="0.532504141" calcext:value-type="float">
            <text:p>0.532504141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91" calcext:value-type="float">
            <text:p>91</text:p>
          </table:table-cell>
          <table:table-cell office:value-type="float" office:value="686919265" calcext:value-type="float">
            <text:p>686919265</text:p>
          </table:table-cell>
          <table:table-cell table:formula="of:= [.C675]/1000000000" office:value-type="float" office:value="0.686919265" calcext:value-type="float">
            <text:p>0.686919265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88" calcext:value-type="float">
            <text:p>88</text:p>
          </table:table-cell>
          <table:table-cell office:value-type="float" office:value="305209046" calcext:value-type="float">
            <text:p>305209046</text:p>
          </table:table-cell>
          <table:table-cell table:formula="of:= [.C676]/1000000000" office:value-type="float" office:value="0.305209046" calcext:value-type="float">
            <text:p>0.305209046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84" calcext:value-type="float">
            <text:p>84</text:p>
          </table:table-cell>
          <table:table-cell office:value-type="float" office:value="287755311" calcext:value-type="float">
            <text:p>287755311</text:p>
          </table:table-cell>
          <table:table-cell table:formula="of:= [.C677]/1000000000" office:value-type="float" office:value="0.287755311" calcext:value-type="float">
            <text:p>0.287755311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90" calcext:value-type="float">
            <text:p>90</text:p>
          </table:table-cell>
          <table:table-cell office:value-type="float" office:value="593377046" calcext:value-type="float">
            <text:p>593377046</text:p>
          </table:table-cell>
          <table:table-cell table:formula="of:= [.C678]/1000000000" office:value-type="float" office:value="0.593377046" calcext:value-type="float">
            <text:p>0.593377046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90" calcext:value-type="float">
            <text:p>90</text:p>
          </table:table-cell>
          <table:table-cell office:value-type="float" office:value="349824018" calcext:value-type="float">
            <text:p>349824018</text:p>
          </table:table-cell>
          <table:table-cell table:formula="of:= [.C679]/1000000000" office:value-type="float" office:value="0.349824018" calcext:value-type="float">
            <text:p>0.349824018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89" calcext:value-type="float">
            <text:p>89</text:p>
          </table:table-cell>
          <table:table-cell office:value-type="float" office:value="2962604707" calcext:value-type="float">
            <text:p>2962604707</text:p>
          </table:table-cell>
          <table:table-cell table:formula="of:= [.C680]/1000000000" office:value-type="float" office:value="2.962604707" calcext:value-type="float">
            <text:p>2.962604707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90" calcext:value-type="float">
            <text:p>90</text:p>
          </table:table-cell>
          <table:table-cell office:value-type="float" office:value="295895904" calcext:value-type="float">
            <text:p>295895904</text:p>
          </table:table-cell>
          <table:table-cell table:formula="of:= [.C681]/1000000000" office:value-type="float" office:value="0.295895904" calcext:value-type="float">
            <text:p>0.295895904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90" calcext:value-type="float">
            <text:p>90</text:p>
          </table:table-cell>
          <table:table-cell office:value-type="float" office:value="300598962" calcext:value-type="float">
            <text:p>300598962</text:p>
          </table:table-cell>
          <table:table-cell table:formula="of:= [.C682]/1000000000" office:value-type="float" office:value="0.300598962" calcext:value-type="float">
            <text:p>0.300598962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82" calcext:value-type="float">
            <text:p>82</text:p>
          </table:table-cell>
          <table:table-cell office:value-type="float" office:value="294884603" calcext:value-type="float">
            <text:p>294884603</text:p>
          </table:table-cell>
          <table:table-cell table:formula="of:= [.C683]/1000000000" office:value-type="float" office:value="0.294884603" calcext:value-type="float">
            <text:p>0.294884603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95" calcext:value-type="float">
            <text:p>95</text:p>
          </table:table-cell>
          <table:table-cell office:value-type="float" office:value="1005500238" calcext:value-type="float">
            <text:p>1005500238</text:p>
          </table:table-cell>
          <table:table-cell table:formula="of:= [.C684]/1000000000" office:value-type="float" office:value="1.005500238" calcext:value-type="float">
            <text:p>1.005500238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80" calcext:value-type="float">
            <text:p>80</text:p>
          </table:table-cell>
          <table:table-cell office:value-type="float" office:value="319959804" calcext:value-type="float">
            <text:p>319959804</text:p>
          </table:table-cell>
          <table:table-cell table:formula="of:= [.C685]/1000000000" office:value-type="float" office:value="0.319959804" calcext:value-type="float">
            <text:p>0.319959804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91" calcext:value-type="float">
            <text:p>91</text:p>
          </table:table-cell>
          <table:table-cell office:value-type="float" office:value="301631557" calcext:value-type="float">
            <text:p>301631557</text:p>
          </table:table-cell>
          <table:table-cell table:formula="of:= [.C686]/1000000000" office:value-type="float" office:value="0.301631557" calcext:value-type="float">
            <text:p>0.301631557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84" calcext:value-type="float">
            <text:p>84</text:p>
          </table:table-cell>
          <table:table-cell office:value-type="float" office:value="304759436" calcext:value-type="float">
            <text:p>304759436</text:p>
          </table:table-cell>
          <table:table-cell table:formula="of:= [.C687]/1000000000" office:value-type="float" office:value="0.304759436" calcext:value-type="float">
            <text:p>0.304759436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94" calcext:value-type="float">
            <text:p>94</text:p>
          </table:table-cell>
          <table:table-cell office:value-type="float" office:value="279169608" calcext:value-type="float">
            <text:p>279169608</text:p>
          </table:table-cell>
          <table:table-cell table:formula="of:= [.C688]/1000000000" office:value-type="float" office:value="0.279169608" calcext:value-type="float">
            <text:p>0.279169608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92" calcext:value-type="float">
            <text:p>92</text:p>
          </table:table-cell>
          <table:table-cell office:value-type="float" office:value="541554994" calcext:value-type="float">
            <text:p>541554994</text:p>
          </table:table-cell>
          <table:table-cell table:formula="of:= [.C689]/1000000000" office:value-type="float" office:value="0.541554994" calcext:value-type="float">
            <text:p>0.541554994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85" calcext:value-type="float">
            <text:p>85</text:p>
          </table:table-cell>
          <table:table-cell office:value-type="float" office:value="285326745" calcext:value-type="float">
            <text:p>285326745</text:p>
          </table:table-cell>
          <table:table-cell table:formula="of:= [.C690]/1000000000" office:value-type="float" office:value="0.285326745" calcext:value-type="float">
            <text:p>0.285326745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92" calcext:value-type="float">
            <text:p>92</text:p>
          </table:table-cell>
          <table:table-cell office:value-type="float" office:value="549742650" calcext:value-type="float">
            <text:p>549742650</text:p>
          </table:table-cell>
          <table:table-cell table:formula="of:= [.C691]/1000000000" office:value-type="float" office:value="0.54974265" calcext:value-type="float">
            <text:p>0.54974265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2" calcext:value-type="float">
            <text:p>82</text:p>
          </table:table-cell>
          <table:table-cell office:value-type="float" office:value="355688916" calcext:value-type="float">
            <text:p>355688916</text:p>
          </table:table-cell>
          <table:table-cell table:formula="of:= [.C692]/1000000000" office:value-type="float" office:value="0.355688916" calcext:value-type="float">
            <text:p>0.355688916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7" calcext:value-type="float">
            <text:p>87</text:p>
          </table:table-cell>
          <table:table-cell office:value-type="float" office:value="493934485" calcext:value-type="float">
            <text:p>493934485</text:p>
          </table:table-cell>
          <table:table-cell table:formula="of:= [.C693]/1000000000" office:value-type="float" office:value="0.493934485" calcext:value-type="float">
            <text:p>0.493934485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92" calcext:value-type="float">
            <text:p>92</text:p>
          </table:table-cell>
          <table:table-cell office:value-type="float" office:value="433299018" calcext:value-type="float">
            <text:p>433299018</text:p>
          </table:table-cell>
          <table:table-cell table:formula="of:= [.C694]/1000000000" office:value-type="float" office:value="0.433299018" calcext:value-type="float">
            <text:p>0.433299018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01" calcext:value-type="float">
            <text:p>101</text:p>
          </table:table-cell>
          <table:table-cell office:value-type="float" office:value="1838393875" calcext:value-type="float">
            <text:p>1838393875</text:p>
          </table:table-cell>
          <table:table-cell table:formula="of:= [.C695]/1000000000" office:value-type="float" office:value="1.838393875" calcext:value-type="float">
            <text:p>1.838393875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81" calcext:value-type="float">
            <text:p>81</text:p>
          </table:table-cell>
          <table:table-cell office:value-type="float" office:value="1827130596" calcext:value-type="float">
            <text:p>1827130596</text:p>
          </table:table-cell>
          <table:table-cell table:formula="of:= [.C696]/1000000000" office:value-type="float" office:value="1.827130596" calcext:value-type="float">
            <text:p>1.827130596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81" calcext:value-type="float">
            <text:p>81</text:p>
          </table:table-cell>
          <table:table-cell office:value-type="float" office:value="377981514" calcext:value-type="float">
            <text:p>377981514</text:p>
          </table:table-cell>
          <table:table-cell table:formula="of:= [.C697]/1000000000" office:value-type="float" office:value="0.377981514" calcext:value-type="float">
            <text:p>0.377981514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90" calcext:value-type="float">
            <text:p>90</text:p>
          </table:table-cell>
          <table:table-cell office:value-type="float" office:value="420165014" calcext:value-type="float">
            <text:p>420165014</text:p>
          </table:table-cell>
          <table:table-cell table:formula="of:= [.C698]/1000000000" office:value-type="float" office:value="0.420165014" calcext:value-type="float">
            <text:p>0.420165014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94" calcext:value-type="float">
            <text:p>94</text:p>
          </table:table-cell>
          <table:table-cell office:value-type="float" office:value="986842701" calcext:value-type="float">
            <text:p>986842701</text:p>
          </table:table-cell>
          <table:table-cell table:formula="of:= [.C699]/1000000000" office:value-type="float" office:value="0.986842701" calcext:value-type="float">
            <text:p>0.986842701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80" calcext:value-type="float">
            <text:p>80</text:p>
          </table:table-cell>
          <table:table-cell office:value-type="float" office:value="350917891" calcext:value-type="float">
            <text:p>350917891</text:p>
          </table:table-cell>
          <table:table-cell table:formula="of:= [.C700]/1000000000" office:value-type="float" office:value="0.350917891" calcext:value-type="float">
            <text:p>0.350917891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82" calcext:value-type="float">
            <text:p>82</text:p>
          </table:table-cell>
          <table:table-cell office:value-type="float" office:value="285761343" calcext:value-type="float">
            <text:p>285761343</text:p>
          </table:table-cell>
          <table:table-cell table:formula="of:= [.C701]/1000000000" office:value-type="float" office:value="0.285761343" calcext:value-type="float">
            <text:p>0.285761343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94" calcext:value-type="float">
            <text:p>94</text:p>
          </table:table-cell>
          <table:table-cell office:value-type="float" office:value="284569447" calcext:value-type="float">
            <text:p>284569447</text:p>
          </table:table-cell>
          <table:table-cell table:formula="of:= [.C702]/1000000000" office:value-type="float" office:value="0.284569447" calcext:value-type="float">
            <text:p>0.284569447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91" calcext:value-type="float">
            <text:p>91</text:p>
          </table:table-cell>
          <table:table-cell office:value-type="float" office:value="67947218854" calcext:value-type="float">
            <text:p>67947218854</text:p>
          </table:table-cell>
          <table:table-cell table:formula="of:= [.C703]/1000000000" office:value-type="float" office:value="67.947218854" calcext:value-type="float">
            <text:p>67.947218854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88" calcext:value-type="float">
            <text:p>88</text:p>
          </table:table-cell>
          <table:table-cell office:value-type="float" office:value="2247903564" calcext:value-type="float">
            <text:p>2247903564</text:p>
          </table:table-cell>
          <table:table-cell table:formula="of:= [.C704]/1000000000" office:value-type="float" office:value="2.247903564" calcext:value-type="float">
            <text:p>2.247903564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88" calcext:value-type="float">
            <text:p>88</text:p>
          </table:table-cell>
          <table:table-cell office:value-type="float" office:value="284826000" calcext:value-type="float">
            <text:p>284826000</text:p>
          </table:table-cell>
          <table:table-cell table:formula="of:= [.C705]/1000000000" office:value-type="float" office:value="0.284826" calcext:value-type="float">
            <text:p>0.284826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88" calcext:value-type="float">
            <text:p>88</text:p>
          </table:table-cell>
          <table:table-cell office:value-type="float" office:value="285846895" calcext:value-type="float">
            <text:p>285846895</text:p>
          </table:table-cell>
          <table:table-cell table:formula="of:= [.C706]/1000000000" office:value-type="float" office:value="0.285846895" calcext:value-type="float">
            <text:p>0.285846895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90" calcext:value-type="float">
            <text:p>90</text:p>
          </table:table-cell>
          <table:table-cell office:value-type="float" office:value="333351545" calcext:value-type="float">
            <text:p>333351545</text:p>
          </table:table-cell>
          <table:table-cell table:formula="of:= [.C707]/1000000000" office:value-type="float" office:value="0.333351545" calcext:value-type="float">
            <text:p>0.333351545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80" calcext:value-type="float">
            <text:p>80</text:p>
          </table:table-cell>
          <table:table-cell office:value-type="float" office:value="270870656" calcext:value-type="float">
            <text:p>270870656</text:p>
          </table:table-cell>
          <table:table-cell table:formula="of:= [.C708]/1000000000" office:value-type="float" office:value="0.270870656" calcext:value-type="float">
            <text:p>0.270870656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86" calcext:value-type="float">
            <text:p>86</text:p>
          </table:table-cell>
          <table:table-cell office:value-type="float" office:value="1344212789" calcext:value-type="float">
            <text:p>1344212789</text:p>
          </table:table-cell>
          <table:table-cell table:formula="of:= [.C709]/1000000000" office:value-type="float" office:value="1.344212789" calcext:value-type="float">
            <text:p>1.344212789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92" calcext:value-type="float">
            <text:p>92</text:p>
          </table:table-cell>
          <table:table-cell office:value-type="float" office:value="438644412" calcext:value-type="float">
            <text:p>438644412</text:p>
          </table:table-cell>
          <table:table-cell table:formula="of:= [.C710]/1000000000" office:value-type="float" office:value="0.438644412" calcext:value-type="float">
            <text:p>0.438644412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85" calcext:value-type="float">
            <text:p>85</text:p>
          </table:table-cell>
          <table:table-cell office:value-type="float" office:value="333932910" calcext:value-type="float">
            <text:p>333932910</text:p>
          </table:table-cell>
          <table:table-cell table:formula="of:= [.C711]/1000000000" office:value-type="float" office:value="0.33393291" calcext:value-type="float">
            <text:p>0.33393291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88" calcext:value-type="float">
            <text:p>88</text:p>
          </table:table-cell>
          <table:table-cell office:value-type="float" office:value="416221192" calcext:value-type="float">
            <text:p>416221192</text:p>
          </table:table-cell>
          <table:table-cell table:formula="of:= [.C712]/1000000000" office:value-type="float" office:value="0.416221192" calcext:value-type="float">
            <text:p>0.416221192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4" calcext:value-type="float">
            <text:p>94</text:p>
          </table:table-cell>
          <table:table-cell office:value-type="float" office:value="390115488" calcext:value-type="float">
            <text:p>390115488</text:p>
          </table:table-cell>
          <table:table-cell table:formula="of:= [.C713]/1000000000" office:value-type="float" office:value="0.390115488" calcext:value-type="float">
            <text:p>0.390115488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91" calcext:value-type="float">
            <text:p>91</text:p>
          </table:table-cell>
          <table:table-cell office:value-type="float" office:value="409459219" calcext:value-type="float">
            <text:p>409459219</text:p>
          </table:table-cell>
          <table:table-cell table:formula="of:= [.C714]/1000000000" office:value-type="float" office:value="0.409459219" calcext:value-type="float">
            <text:p>0.409459219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89" calcext:value-type="float">
            <text:p>89</text:p>
          </table:table-cell>
          <table:table-cell office:value-type="float" office:value="610348700" calcext:value-type="float">
            <text:p>610348700</text:p>
          </table:table-cell>
          <table:table-cell table:formula="of:= [.C715]/1000000000" office:value-type="float" office:value="0.6103487" calcext:value-type="float">
            <text:p>0.6103487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78" calcext:value-type="float">
            <text:p>78</text:p>
          </table:table-cell>
          <table:table-cell office:value-type="float" office:value="348908232" calcext:value-type="float">
            <text:p>348908232</text:p>
          </table:table-cell>
          <table:table-cell table:formula="of:= [.C716]/1000000000" office:value-type="float" office:value="0.348908232" calcext:value-type="float">
            <text:p>0.348908232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88" calcext:value-type="float">
            <text:p>88</text:p>
          </table:table-cell>
          <table:table-cell office:value-type="float" office:value="324774412" calcext:value-type="float">
            <text:p>324774412</text:p>
          </table:table-cell>
          <table:table-cell table:formula="of:= [.C717]/1000000000" office:value-type="float" office:value="0.324774412" calcext:value-type="float">
            <text:p>0.324774412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92" calcext:value-type="float">
            <text:p>92</text:p>
          </table:table-cell>
          <table:table-cell office:value-type="float" office:value="332151693" calcext:value-type="float">
            <text:p>332151693</text:p>
          </table:table-cell>
          <table:table-cell table:formula="of:= [.C718]/1000000000" office:value-type="float" office:value="0.332151693" calcext:value-type="float">
            <text:p>0.332151693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96" calcext:value-type="float">
            <text:p>96</text:p>
          </table:table-cell>
          <table:table-cell office:value-type="float" office:value="2735517787" calcext:value-type="float">
            <text:p>2735517787</text:p>
          </table:table-cell>
          <table:table-cell table:formula="of:= [.C719]/1000000000" office:value-type="float" office:value="2.735517787" calcext:value-type="float">
            <text:p>2.735517787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84" calcext:value-type="float">
            <text:p>84</text:p>
          </table:table-cell>
          <table:table-cell office:value-type="float" office:value="285626111" calcext:value-type="float">
            <text:p>285626111</text:p>
          </table:table-cell>
          <table:table-cell table:formula="of:= [.C720]/1000000000" office:value-type="float" office:value="0.285626111" calcext:value-type="float">
            <text:p>0.285626111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99" calcext:value-type="float">
            <text:p>99</text:p>
          </table:table-cell>
          <table:table-cell office:value-type="float" office:value="502014246" calcext:value-type="float">
            <text:p>502014246</text:p>
          </table:table-cell>
          <table:table-cell table:formula="of:= [.C721]/1000000000" office:value-type="float" office:value="0.502014246" calcext:value-type="float">
            <text:p>0.502014246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84" calcext:value-type="float">
            <text:p>84</text:p>
          </table:table-cell>
          <table:table-cell office:value-type="float" office:value="515301519" calcext:value-type="float">
            <text:p>515301519</text:p>
          </table:table-cell>
          <table:table-cell table:formula="of:= [.C722]/1000000000" office:value-type="float" office:value="0.515301519" calcext:value-type="float">
            <text:p>0.515301519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95" calcext:value-type="float">
            <text:p>95</text:p>
          </table:table-cell>
          <table:table-cell office:value-type="float" office:value="421783379" calcext:value-type="float">
            <text:p>421783379</text:p>
          </table:table-cell>
          <table:table-cell table:formula="of:= [.C723]/1000000000" office:value-type="float" office:value="0.421783379" calcext:value-type="float">
            <text:p>0.421783379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99" calcext:value-type="float">
            <text:p>99</text:p>
          </table:table-cell>
          <table:table-cell office:value-type="float" office:value="610991833" calcext:value-type="float">
            <text:p>610991833</text:p>
          </table:table-cell>
          <table:table-cell table:formula="of:= [.C724]/1000000000" office:value-type="float" office:value="0.610991833" calcext:value-type="float">
            <text:p>0.610991833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94" calcext:value-type="float">
            <text:p>94</text:p>
          </table:table-cell>
          <table:table-cell office:value-type="float" office:value="394859533" calcext:value-type="float">
            <text:p>394859533</text:p>
          </table:table-cell>
          <table:table-cell table:formula="of:= [.C725]/1000000000" office:value-type="float" office:value="0.394859533" calcext:value-type="float">
            <text:p>0.394859533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83" calcext:value-type="float">
            <text:p>83</text:p>
          </table:table-cell>
          <table:table-cell office:value-type="float" office:value="455498886" calcext:value-type="float">
            <text:p>455498886</text:p>
          </table:table-cell>
          <table:table-cell table:formula="of:= [.C726]/1000000000" office:value-type="float" office:value="0.455498886" calcext:value-type="float">
            <text:p>0.455498886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84" calcext:value-type="float">
            <text:p>84</text:p>
          </table:table-cell>
          <table:table-cell office:value-type="float" office:value="431049858" calcext:value-type="float">
            <text:p>431049858</text:p>
          </table:table-cell>
          <table:table-cell table:formula="of:= [.C727]/1000000000" office:value-type="float" office:value="0.431049858" calcext:value-type="float">
            <text:p>0.431049858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95" calcext:value-type="float">
            <text:p>95</text:p>
          </table:table-cell>
          <table:table-cell office:value-type="float" office:value="532451936" calcext:value-type="float">
            <text:p>532451936</text:p>
          </table:table-cell>
          <table:table-cell table:formula="of:= [.C728]/1000000000" office:value-type="float" office:value="0.532451936" calcext:value-type="float">
            <text:p>0.532451936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86" calcext:value-type="float">
            <text:p>86</text:p>
          </table:table-cell>
          <table:table-cell office:value-type="float" office:value="337744748" calcext:value-type="float">
            <text:p>337744748</text:p>
          </table:table-cell>
          <table:table-cell table:formula="of:= [.C729]/1000000000" office:value-type="float" office:value="0.337744748" calcext:value-type="float">
            <text:p>0.337744748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94" calcext:value-type="float">
            <text:p>94</text:p>
          </table:table-cell>
          <table:table-cell office:value-type="float" office:value="353711458" calcext:value-type="float">
            <text:p>353711458</text:p>
          </table:table-cell>
          <table:table-cell table:formula="of:= [.C730]/1000000000" office:value-type="float" office:value="0.353711458" calcext:value-type="float">
            <text:p>0.353711458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85" calcext:value-type="float">
            <text:p>85</text:p>
          </table:table-cell>
          <table:table-cell office:value-type="float" office:value="284638633" calcext:value-type="float">
            <text:p>284638633</text:p>
          </table:table-cell>
          <table:table-cell table:formula="of:= [.C731]/1000000000" office:value-type="float" office:value="0.284638633" calcext:value-type="float">
            <text:p>0.284638633</text:p>
          </table:table-cell>
        </table:table-row>
        <table:table-row table:style-name="ro1">
          <table:table-cell table:style-name="Default"/>
          <table:table-cell table:formula="of:=AVERAGE([.B1:.B731])" office:value-type="float" office:value="88.2612859097127" calcext:value-type="float">
            <text:p>88.2612859097127</text:p>
          </table:table-cell>
          <table:table-cell table:formula="of:=AVERAGE([.C1:.C731])/1000000000" office:value-type="float" office:value="1.33608506931601" calcext:value-type="float">
            <text:p>1.336085069316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mo" svg:font-family="Arimo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9T23:06:34.479224106</dc:date>
    <meta:editing-duration>PT7H42M59S</meta:editing-duration>
    <meta:editing-cycles>1</meta:editing-cycles>
    <meta:document-statistic meta:table-count="1" meta:cell-count="2926" meta:object-count="0"/>
    <meta:generator>LibreOffice/7.0.2.2$Linux_X86_64 LibreOffice_project/3a01483fc371ab18cfca4bab0d636937da5eaf70</meta:generator>
  </office:meta>
</office:document-meta>
</file>